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1mm"/>
    </style:style>
    <style:style style:name="co2" style:family="table-column">
      <style:table-column-properties fo:break-before="auto" style:column-width="12.74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4.53mm"/>
    </style:style>
    <style:style style:name="co8" style:family="table-column">
      <style:table-column-properties fo:break-before="auto" style:column-width="69.7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13.21mm"/>
    </style:style>
    <style:style style:name="co12" style:family="table-column">
      <style:table-column-properties fo:break-before="auto" style:column-width="9.4mm"/>
    </style:style>
    <style:style style:name="co13" style:family="table-column">
      <style:table-column-properties fo:break-before="auto" style:column-width="18.06mm"/>
    </style:style>
    <style:style style:name="co14" style:family="table-column">
      <style:table-column-properties fo:break-before="auto" style:column-width="38.96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7.41mm"/>
    </style:style>
    <style:style style:name="co18" style:family="table-column">
      <style:table-column-properties fo:break-before="auto" style:column-width="25.47mm"/>
    </style:style>
    <style:style style:name="co19" style:family="table-column">
      <style:table-column-properties fo:break-before="auto" style:column-width="38.24mm"/>
    </style:style>
    <style:style style:name="co20" style:family="table-column">
      <style:table-column-properties fo:break-before="auto" style:column-width="39.28mm"/>
    </style:style>
    <style:style style:name="co21" style:family="table-column">
      <style:table-column-properties fo:break-before="auto" style:column-width="25.14mm"/>
    </style:style>
    <style:style style:name="co22" style:family="table-column">
      <style:table-column-properties fo:break-before="auto" style:column-width="40.11mm"/>
    </style:style>
    <style:style style:name="co23" style:family="table-column">
      <style:table-column-properties fo:break-before="auto" style:column-width="44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none" fo:background-color="#dddddd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dddddd" fo:border="non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none" fo:background-color="#dddddd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fo:background-color="#ff3333" fo:border-left="none" fo:border-right="0.06pt solid #000000" fo:border-top="none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fo:border-bottom="none" fo:background-color="#ffcc00" fo:border-left="0.06pt solid #000000" fo:border-right="none" fo:border-top="none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ffcc00" fo:border="none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fo:background-color="#ffcc00" fo:border-left="none" fo:border-right="0.06pt solid #000000" fo:border-top="none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none" fo:background-color="#ff3333" fo:border-left="0.06pt solid #000000" fo:border-right="none" fo:border-top="none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transparent" fo:border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fo:background-color="transparent" fo:border="none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f3333" fo:border="none"/>
      <style:text-properties fo:font-size="7pt" style:font-size-asian="7pt" style:font-size-complex="7pt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ff3333"/>
      <style:text-properties fo:font-size="7pt" style:font-size-asian="7pt" style:font-size-complex="7pt"/>
    </style:style>
    <style:style style:name="ce35" style:family="table-cell" style:parent-style-name="Default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99999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6666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009900"/>
    </style:style>
    <style:style style:name="ce47" style:family="table-cell" style:parent-style-name="Default">
      <style:table-cell-properties fo:background-color="#ff9900"/>
    </style:style>
    <style:style style:name="ce48" style:family="table-cell" style:parent-style-name="Default">
      <style:table-cell-properties fo:background-color="#999999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00cccc"/>
    </style:style>
    <style:style style:name="ce5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" style:family="table-cell" style:parent-style-name="Default">
      <style:table-cell-properties fo:background-color="#80808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 style:data-style-name="N61">
      <style:table-cell-properties fo:background-color="#ff3333"/>
    </style:style>
    <style:style style:name="ce57" style:family="table-cell" style:parent-style-name="Default" style:data-style-name="N0">
      <style:table-cell-properties fo:background-color="#ff3333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 style:data-style-name="N0">
      <style:table-cell-properties fo:background-color="#00cc33"/>
    </style:style>
    <style:style style:name="ce60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009900"/>
    </style:style>
    <style:style style:name="ce62" style:family="table-cell" style:parent-style-name="Default" style:data-style-name="N0">
      <style:table-cell-properties fo:background-color="#009900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fo:background-color="#ff3333"/>
    </style:style>
    <style:style style:name="ce64" style:family="table-cell" style:parent-style-name="Default" style:data-style-name="N61">
      <style:table-cell-properties fo:background-color="#009900"/>
    </style:style>
    <style:style style:name="ce65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 style:data-style-name="N61">
      <style:table-cell-properties fo:background-color="#ff3333"/>
      <style:text-properties fo:color="#000000"/>
    </style:style>
    <style:style style:name="ce68" style:family="table-cell" style:parent-style-name="Default">
      <style:table-cell-properties fo:background-color="#00cc33"/>
      <style:text-properties fo:color="#000000"/>
    </style:style>
    <style:style style:name="ce69" style:family="table-cell" style:parent-style-name="Default">
      <style:table-cell-properties fo:background-color="#ff3333"/>
      <style:text-properties fo:color="#000000"/>
    </style:style>
    <style:style style:name="ce70" style:family="table-cell" style:parent-style-name="Default" style:data-style-name="N0">
      <style:table-cell-properties fo:background-color="#00cc33"/>
      <style:text-properties fo:color="#000000"/>
    </style:style>
    <style:style style:name="ce71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72" style:family="table-cell" style:parent-style-name="Default" style:data-style-name="N61">
      <style:table-cell-properties fo:background-color="#ff3333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74" style:family="table-cell" style:parent-style-name="Default" style:data-style-name="N100">
      <style:table-cell-properties fo:background-color="#ff3333"/>
    </style:style>
    <style:style style:name="ce75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/>
      <table:table table:name="Orient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9" table:number-columns-repeated="1004" table:default-cell-style-name="ce3"/>
        <table:table-row table:style-name="ro1">
          <table:table-cell table:style-name="ce1" office:value-type="string" calcext:value-type="string">
            <text:p>Helvar: <text:span text:style-name="T2">Location 2</text:span></text:p>
          </table:table-cell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24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Beacon / Orientation</text:p>
          </table:table-cell>
          <table:table-cell table:style-name="ce5" office:value-type="string" calcext:value-type="string" table:number-columns-spanned="3" table:number-rows-spanned="1">
            <text:p>90 degrees</text:p>
          </table:table-cell>
          <table:covered-table-cell table:style-name="ce5"/>
          <table:covered-table-cell table:style-name="ce13"/>
          <table:table-cell table:style-name="ce18" office:value-type="string" calcext:value-type="string" table:number-columns-spanned="3" table:number-rows-spanned="1">
            <text:p>45 degrees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0 degrees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Hand 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Hand 2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Pocket</text:p>
          </table:table-cell>
          <table:covered-table-cell table:style-name="ce19"/>
          <table:covered-table-cell table:style-name="ce13"/>
          <table:table-cell table:style-name="ce25" office:value-type="string" calcext:value-type="string">
            <text:p>Comment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63.6649" calcext:value-type="float">
            <text:p>-63.6649</text:p>
          </table:table-cell>
          <table:table-cell table:style-name="ce10" office:value-type="float" office:value="-64" calcext:value-type="float">
            <text:p>-64</text:p>
          </table:table-cell>
          <table:table-cell table:style-name="ce15" office:value-type="float" office:value="10.1746" calcext:value-type="float">
            <text:p>10.1746</text:p>
          </table:table-cell>
          <table:table-cell table:style-name="ce7" office:value-type="float" office:value="-67.209" calcext:value-type="float">
            <text:p>-67.209</text:p>
          </table:table-cell>
          <table:table-cell table:style-name="ce10" office:value-type="float" office:value="-65" calcext:value-type="float">
            <text:p>-65</text:p>
          </table:table-cell>
          <table:table-cell table:style-name="ce16" office:value-type="float" office:value="17.4372" calcext:value-type="float">
            <text:p>17.4372</text:p>
          </table:table-cell>
          <table:table-cell table:style-name="ce7" office:value-type="float" office:value="-66.1402" calcext:value-type="float">
            <text:p>-66.1402</text:p>
          </table:table-cell>
          <table:table-cell table:style-name="ce10" office:value-type="float" office:value="-64" calcext:value-type="float">
            <text:p>-64</text:p>
          </table:table-cell>
          <table:table-cell table:style-name="ce16" office:value-type="float" office:value="17.3105" calcext:value-type="float">
            <text:p>17.3105</text:p>
          </table:table-cell>
          <table:table-cell table:style-name="ce7" office:value-type="float" office:value="-72.9975" calcext:value-type="float">
            <text:p>-72.9975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22.5126" calcext:value-type="float">
            <text:p>22.5126</text:p>
          </table:table-cell>
          <table:table-cell table:style-name="ce7" office:value-type="float" office:value="-76.176" calcext:value-type="float">
            <text:p>-76.176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20.2524" calcext:value-type="float">
            <text:p>20.2524</text:p>
          </table:table-cell>
          <table:table-cell table:style-name="ce7" office:value-type="float" office:value="-77.9639" calcext:value-type="float">
            <text:p>-77.9639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22.8706" calcext:value-type="float">
            <text:p>22.8706</text:p>
          </table:table-cell>
          <table:table-cell office:value-type="string" calcext:value-type="string">
            <text:p>Because of the location and orientation (better reception) 90 degrees has least variance and better (not significantly) signal strength when compared to 45 and 0 degrees. Not user vs user here  -10 dBm difference. Without user it is <text:span text:style-name="T3">bimodal</text:span>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33</text:p>
          </table:table-cell>
          <table:table-cell table:style-name="ce7" office:value-type="float" office:value="-75.259" calcext:value-type="float">
            <text:p>-75.259</text:p>
          </table:table-cell>
          <table:table-cell table:style-name="ce10" office:value-type="float" office:value="-77" calcext:value-type="float">
            <text:p>-77</text:p>
          </table:table-cell>
          <table:table-cell table:style-name="ce16" office:value-type="float" office:value="9.827" calcext:value-type="float">
            <text:p>9.827</text:p>
          </table:table-cell>
          <table:table-cell table:style-name="ce7" office:value-type="float" office:value="-77.0043" calcext:value-type="float">
            <text:p>-77.0043</text:p>
          </table:table-cell>
          <table:table-cell table:style-name="ce10" office:value-type="float" office:value="-77" calcext:value-type="float">
            <text:p>-77</text:p>
          </table:table-cell>
          <table:table-cell table:style-name="ce15" office:value-type="float" office:value="0.7712" calcext:value-type="float">
            <text:p>0.7712</text:p>
          </table:table-cell>
          <table:table-cell table:style-name="ce7" office:value-type="float" office:value="-80.6326" calcext:value-type="float">
            <text:p>-80.6326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3.9253" calcext:value-type="float">
            <text:p>13.9253</text:p>
          </table:table-cell>
          <table:table-cell table:style-name="ce7" office:value-type="float" office:value="-80.1558" calcext:value-type="float">
            <text:p>-80.1558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5.6108" calcext:value-type="float">
            <text:p>15.6108</text:p>
          </table:table-cell>
          <table:table-cell table:style-name="ce7" office:value-type="float" office:value="-83.8701" calcext:value-type="float">
            <text:p>-83.8701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7.3164" calcext:value-type="float">
            <text:p>17.3164</text:p>
          </table:table-cell>
          <table:table-cell table:style-name="ce7" office:value-type="float" office:value="-81.3208" calcext:value-type="float">
            <text:p>-81.3208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4.7323" calcext:value-type="float">
            <text:p>14.7323</text:p>
          </table:table-cell>
          <table:table-cell office:value-type="string" calcext:value-type="string">
            <text:p>Non-user is bimodal but the higher mode is not lower side unlike in 8B14.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7" office:value-type="float" office:value="-84.3929" calcext:value-type="float">
            <text:p>-84.3929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7.7489" calcext:value-type="float">
            <text:p>7.7489</text:p>
          </table:table-cell>
          <table:table-cell table:style-name="ce7" office:value-type="float" office:value="-83.5867" calcext:value-type="float">
            <text:p>-83.586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8.1096" calcext:value-type="float">
            <text:p>8.1096</text:p>
          </table:table-cell>
          <table:table-cell table:style-name="ce7" office:value-type="float" office:value="-81.531" calcext:value-type="float">
            <text:p>-81.531</text:p>
          </table:table-cell>
          <table:table-cell table:style-name="ce10" office:value-type="float" office:value="-79" calcext:value-type="float">
            <text:p>-79</text:p>
          </table:table-cell>
          <table:table-cell table:style-name="ce16" office:value-type="float" office:value="9.859" calcext:value-type="float">
            <text:p>9.859</text:p>
          </table:table-cell>
          <table:table-cell table:style-name="ce7" office:value-type="float" office:value="-82.7643" calcext:value-type="float">
            <text:p>-82.7643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2.4938" calcext:value-type="float">
            <text:p>12.4938</text:p>
          </table:table-cell>
          <table:table-cell table:style-name="ce7" office:value-type="float" office:value="-84.5294" calcext:value-type="float">
            <text:p>-84.52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8.4298" calcext:value-type="float">
            <text:p>18.4298</text:p>
          </table:table-cell>
          <table:table-cell table:style-name="ce7" office:value-type="float" office:value="-82.728" calcext:value-type="float">
            <text:p>-82.728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6.5924" calcext:value-type="float">
            <text:p>6.592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7" office:value-type="float" office:value="-77.3325" calcext:value-type="float">
            <text:p>-77.3325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14.9364" calcext:value-type="float">
            <text:p>14.9364</text:p>
          </table:table-cell>
          <table:table-cell table:style-name="ce7" office:value-type="float" office:value="-75.9783" calcext:value-type="float">
            <text:p>-75.9783</text:p>
          </table:table-cell>
          <table:table-cell table:style-name="ce10" office:value-type="float" office:value="-76" calcext:value-type="float">
            <text:p>-76</text:p>
          </table:table-cell>
          <table:table-cell table:style-name="ce15" office:value-type="float" office:value="3.0937" calcext:value-type="float">
            <text:p>3.0937</text:p>
          </table:table-cell>
          <table:table-cell table:style-name="ce7" office:value-type="float" office:value="-79.5641" calcext:value-type="float">
            <text:p>-79.5641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8.1231" calcext:value-type="float">
            <text:p>18.1231</text:p>
          </table:table-cell>
          <table:table-cell table:style-name="ce7" office:value-type="float" office:value="-83.3382" calcext:value-type="float">
            <text:p>-83.3382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5.7298" calcext:value-type="float">
            <text:p>15.7298</text:p>
          </table:table-cell>
          <table:table-cell table:style-name="ce21" office:value-type="float" office:value="-84.6071" calcext:value-type="float">
            <office:annotation draw:style-name="gr1" draw:text-style-name="P2" svg:width="28.99mm" svg:height="13.86mm" svg:x="211.36mm" svg:y="12.09mm" draw:caption-point-x="-6.1mm" draw:caption-point-y="15.1mm">
              <dc:date>2017-09-18T00:00:00</dc:date>
              <text:p text:style-name="P1"><text:span text:style-name="T1">Less data 84 points, unrealiable?</text:span></text:p>
            </office:annotation>
            <text:p>-84.6071</text:p>
          </table:table-cell>
          <table:table-cell table:style-name="ce22" office:value-type="float" office:value="-85" calcext:value-type="float">
            <text:p>-85</text:p>
          </table:table-cell>
          <table:table-cell table:style-name="ce23" office:value-type="float" office:value="9.6149" calcext:value-type="float">
            <text:p>9.6149</text:p>
          </table:table-cell>
          <table:table-cell table:style-name="ce7" office:value-type="float" office:value="-85.4365" calcext:value-type="float">
            <text:p>-85.43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6.5431" calcext:value-type="float">
            <text:p>6.5431</text:p>
          </table:table-cell>
          <table:table-cell office:value-type="string" calcext:value-type="string">
            <text:p>Trimodal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7" office:value-type="float" office:value="-82.5994" calcext:value-type="float">
            <text:p>-82.59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5.8807" calcext:value-type="float">
            <text:p>5.8807</text:p>
          </table:table-cell>
          <table:table-cell table:style-name="ce7" office:value-type="float" office:value="-85.0227" calcext:value-type="float">
            <text:p>-85.022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6.8808" calcext:value-type="float">
            <text:p>6.8808</text:p>
          </table:table-cell>
          <table:table-cell table:style-name="ce7" office:value-type="float" office:value="-84.8239" calcext:value-type="float">
            <text:p>-84.823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2.5764" calcext:value-type="float">
            <text:p>2.5764</text:p>
          </table:table-cell>
          <table:table-cell table:style-name="ce7" office:value-type="float" office:value="-85.0964" calcext:value-type="float">
            <text:p>-85.0964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4.124" calcext:value-type="float">
            <text:p>14.124</text:p>
          </table:table-cell>
          <table:table-cell table:style-name="ce21" office:value-type="float" office:value="-87.303" calcext:value-type="float">
            <text:p>-87.303</text:p>
          </table:table-cell>
          <table:table-cell table:style-name="ce22" office:value-type="float" office:value="-87" calcext:value-type="float">
            <text:p>-87</text:p>
          </table:table-cell>
          <table:table-cell table:style-name="ce23" office:value-type="float" office:value="13.2803" calcext:value-type="float">
            <text:p>13.2803</text:p>
          </table:table-cell>
          <table:table-cell table:style-name="ce7" office:value-type="float" office:value="-85.4865" calcext:value-type="float">
            <text:p>-85.48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3.6521" calcext:value-type="float">
            <text:p>3.65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7" office:value-type="float" office:value="-84.32" calcext:value-type="float">
            <text:p>-84.32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.0492" calcext:value-type="float">
            <text:p>1.0492</text:p>
          </table:table-cell>
          <table:table-cell table:style-name="ce7" office:value-type="float" office:value="-86.2967" calcext:value-type="float">
            <text:p>-86.2967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2.332" calcext:value-type="float">
            <text:p>2.332</text:p>
          </table:table-cell>
          <table:table-cell table:style-name="ce7" office:value-type="float" office:value="-88.9256" calcext:value-type="float">
            <text:p>-88.9256</text:p>
          </table:table-cell>
          <table:table-cell table:style-name="ce10" office:value-type="float" office:value="-89" calcext:value-type="float">
            <text:p>-89</text:p>
          </table:table-cell>
          <table:table-cell table:style-name="ce16" office:value-type="float" office:value="2.5694" calcext:value-type="float">
            <text:p>2.5694</text:p>
          </table:table-cell>
          <table:table-cell table:style-name="ce7" office:value-type="float" office:value="-85.4626" calcext:value-type="float">
            <text:p>-85.4626</text:p>
          </table:table-cell>
          <table:table-cell table:style-name="ce10" office:value-type="float" office:value="-85.5" calcext:value-type="float">
            <text:p>-85.5</text:p>
          </table:table-cell>
          <table:table-cell table:style-name="ce16" office:value-type="float" office:value="12.2122" calcext:value-type="float">
            <text:p>12.2122</text:p>
          </table:table-cell>
          <table:table-cell table:style-name="ce7" office:value-type="float" office:value="-87.359" calcext:value-type="float">
            <text:p>-87.359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20.2331" calcext:value-type="float">
            <text:p>20.2331</text:p>
          </table:table-cell>
          <table:table-cell table:style-name="ce7" office:value-type="float" office:value="-84.7133" calcext:value-type="float">
            <text:p>-84.7133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3.7629" calcext:value-type="float">
            <text:p>13.76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7" office:value-type="float" office:value="-82.9281" calcext:value-type="float">
            <text:p>-82.9281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8.0069" calcext:value-type="float">
            <text:p>8.0069</text:p>
          </table:table-cell>
          <table:table-cell table:style-name="ce7" office:value-type="float" office:value="-84.6272" calcext:value-type="float">
            <text:p>-84.6272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4.4199" calcext:value-type="float">
            <text:p>4.4199</text:p>
          </table:table-cell>
          <table:table-cell table:style-name="ce7" office:value-type="float" office:value="-84.4265" calcext:value-type="float">
            <text:p>-84.42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7.0278" calcext:value-type="float">
            <text:p>7.0278</text:p>
          </table:table-cell>
          <table:table-cell table:style-name="ce7" office:value-type="float" office:value="-84.4359" calcext:value-type="float">
            <text:p>-84.435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0.2862" calcext:value-type="float">
            <text:p>10.2862</text:p>
          </table:table-cell>
          <table:table-cell table:style-name="ce21" office:value-type="float" office:value="-86.2576" calcext:value-type="float">
            <text:p>-86.2576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12.1326" calcext:value-type="float">
            <text:p>12.1326</text:p>
          </table:table-cell>
          <table:table-cell table:style-name="ce7" office:value-type="float" office:value="-87.831" calcext:value-type="float">
            <text:p>-87.831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6.7996" calcext:value-type="float">
            <text:p>6.799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9">
          <table:table-cell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5">
          <table:table-cell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number-columns-repeated="1005"/>
        </table:table-row>
        <table:table-row table:style-name="ro1">
          <table:table-cell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rtPhone" table:style-name="ta1">
        <table:table-column table:style-name="co1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9" table:number-columns-repeated="1010" table:default-cell-style-name="ce3"/>
        <table:table-row table:style-name="ro1">
          <table:table-cell table:style-name="ce1" office:value-type="string" calcext:value-type="string">
            <text:p>Helvar: <text:span text:style-name="T2">Location 1</text:span></text:p>
          </table:table-cell>
          <table:table-cell table:style-name="ce4"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Beacon / Direction</text:p>
          </table:table-cell>
          <table:table-cell table:style-name="ce5" office:value-type="string" calcext:value-type="string" table:number-columns-spanned="4" table:number-rows-spanned="1">
            <text:p>Samsung S4 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Samsung S4 mini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Nexus 5</text:p>
          </table:table-cell>
          <table:covered-table-cell table:number-columns-repeated="2" table:style-name="ce5"/>
          <table:covered-table-cell table:style-name="ce13"/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A</text:p>
          </table:table-cell>
          <table:table-cell table:style-name="ce26" office:value-type="float" office:value="-79.1505" calcext:value-type="float">
            <text:p>-79.1505</text:p>
          </table:table-cell>
          <table:table-cell table:style-name="ce29" office:value-type="float" office:value="-80" calcext:value-type="float">
            <text:p>-80</text:p>
          </table:table-cell>
          <table:table-cell table:style-name="ce29" office:value-type="float" office:value="-73" calcext:value-type="float">
            <text:p>-73</text:p>
          </table:table-cell>
          <table:table-cell table:style-name="ce32" office:value-type="float" office:value="36.5619" calcext:value-type="float">
            <text:p>36.5619</text:p>
          </table:table-cell>
          <table:table-cell table:style-name="ce26" office:value-type="float" office:value="-79.2351" calcext:value-type="float">
            <text:p>-79.2351</text:p>
          </table:table-cell>
          <table:table-cell table:style-name="ce29" office:value-type="float" office:value="-79" calcext:value-type="float">
            <text:p>-79</text:p>
          </table:table-cell>
          <table:table-cell table:style-name="ce29" office:value-type="float" office:value="-74" calcext:value-type="float">
            <text:p>-74</text:p>
          </table:table-cell>
          <table:table-cell table:style-name="ce32" office:value-type="float" office:value="27.446" calcext:value-type="float">
            <text:p>27.446</text:p>
          </table:table-cell>
          <table:table-cell table:style-name="ce26" office:value-type="float" office:value="-75.9347" calcext:value-type="float">
            <text:p>-75.9347</text:p>
          </table:table-cell>
          <table:table-cell table:number-columns-repeated="2" table:style-name="ce29" office:value-type="float" office:value="-77" calcext:value-type="float">
            <text:p>-77</text:p>
          </table:table-cell>
          <table:table-cell table:style-name="ce32" office:value-type="float" office:value="6.6668" calcext:value-type="float">
            <text:p>6.666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A</text:p>
          </table:table-cell>
          <table:table-cell table:style-name="ce27" office:value-type="float" office:value="-72.7231" calcext:value-type="float">
            <text:p>-72.7231</text:p>
          </table:table-cell>
          <table:table-cell table:style-name="ce30" office:value-type="float" office:value="-72" calcext:value-type="float">
            <text:p>-72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5.4472" calcext:value-type="float">
            <text:p>5.4472</text:p>
          </table:table-cell>
          <table:table-cell table:style-name="ce27" office:value-type="float" office:value="-76.3165" calcext:value-type="float">
            <text:p>-76.3165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1763" calcext:value-type="float">
            <text:p>1.1763</text:p>
          </table:table-cell>
          <table:table-cell table:style-name="ce27" office:value-type="float" office:value="-74.7415" calcext:value-type="float">
            <text:p>-74.7415</text:p>
          </table:table-cell>
          <table:table-cell table:number-columns-repeated="2" table:style-name="ce30" office:value-type="float" office:value="-72" calcext:value-type="float">
            <text:p>-72</text:p>
          </table:table-cell>
          <table:table-cell table:style-name="ce15" office:value-type="float" office:value="15.97" calcext:value-type="float">
            <text:p>15.97</text:p>
          </table:table-cell>
          <table:table-cell office:value-type="string" calcext:value-type="string">
            <text:p>3 modes? Why? Increased variance for Nexus 5. <text:s/>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B:11</text:p>
          </table:table-cell>
          <table:table-cell table:style-name="ce27" office:value-type="float" office:value="-76.4113" calcext:value-type="float">
            <text:p>-76.4113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5964" calcext:value-type="float">
            <text:p>1.5964</text:p>
          </table:table-cell>
          <table:table-cell table:style-name="ce27" office:value-type="float" office:value="-79.3869" calcext:value-type="float">
            <text:p>-79.386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72" calcext:value-type="float">
            <text:p>-72</text:p>
          </table:table-cell>
          <table:table-cell table:style-name="ce15" office:value-type="float" office:value="31.8499" calcext:value-type="float">
            <text:p>31.8499</text:p>
          </table:table-cell>
          <table:table-cell table:style-name="ce27" office:value-type="float" office:value="-76.4332" calcext:value-type="float">
            <text:p>-76.4332</text:p>
          </table:table-cell>
          <table:table-cell table:style-name="ce30" office:value-type="float" office:value="-76" calcext:value-type="float">
            <text:p>-76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4.8869" calcext:value-type="float">
            <text:p>4.886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D</text:p>
          </table:table-cell>
          <table:table-cell table:style-name="ce27" office:value-type="float" office:value="-70.8425" calcext:value-type="float">
            <text:p>-70.8425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32.2247" calcext:value-type="float">
            <text:p>32.2247</text:p>
          </table:table-cell>
          <table:table-cell table:style-name="ce27" office:value-type="float" office:value="-74.357" calcext:value-type="float">
            <text:p>-74.35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68" calcext:value-type="float">
            <text:p>-68</text:p>
          </table:table-cell>
          <table:table-cell table:style-name="ce15" office:value-type="float" office:value="30.8035" calcext:value-type="float">
            <text:p>30.8035</text:p>
          </table:table-cell>
          <table:table-cell table:style-name="ce27" office:value-type="float" office:value="-72.3229" calcext:value-type="float">
            <text:p>-72.3229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33" office:value-type="float" office:value="8.7889" calcext:value-type="float">
            <text:p>8.788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F</text:p>
          </table:table-cell>
          <table:table-cell table:style-name="ce27" office:value-type="float" office:value="-77.1349" calcext:value-type="float">
            <text:p>-77.1349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15" office:value-type="float" office:value="29.2194" calcext:value-type="float">
            <text:p>29.2194</text:p>
          </table:table-cell>
          <table:table-cell table:style-name="ce27" office:value-type="float" office:value="-79.5686" calcext:value-type="float">
            <text:p>-79.5686</text:p>
          </table:table-cell>
          <table:table-cell table:style-name="ce30" office:value-type="float" office:value="-79" calcext:value-type="float">
            <text:p>-79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7.8036" calcext:value-type="float">
            <text:p>7.8036</text:p>
          </table:table-cell>
          <table:table-cell table:style-name="ce27" office:value-type="float" office:value="-77.7444" calcext:value-type="float">
            <text:p>-77.7444</text:p>
          </table:table-cell>
          <table:table-cell table:style-name="ce30" office:value-type="float" office:value="-75" calcext:value-type="float">
            <text:p>-75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21.7429" calcext:value-type="float">
            <text:p>21.742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5</text:p>
          </table:table-cell>
          <table:table-cell table:style-name="ce27" office:value-type="float" office:value="-74.8347" calcext:value-type="float">
            <text:p>-74.834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3.2688" calcext:value-type="float">
            <text:p>3.2688</text:p>
          </table:table-cell>
          <table:table-cell table:style-name="ce27" office:value-type="float" office:value="-81.0689" calcext:value-type="float">
            <text:p>-81.068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80" calcext:value-type="float">
            <text:p>-80</text:p>
          </table:table-cell>
          <table:table-cell table:style-name="ce33" office:value-type="float" office:value="2.1356" calcext:value-type="float">
            <text:p>2.1356</text:p>
          </table:table-cell>
          <table:table-cell table:style-name="ce27" office:value-type="float" office:value="-76.1156" calcext:value-type="float">
            <text:p>-76.1156</text:p>
          </table:table-cell>
          <table:table-cell table:style-name="ce30" office:value-type="float" office:value="-77" calcext:value-type="float">
            <text:p>-77</text:p>
          </table:table-cell>
          <table:table-cell table:style-name="ce30" office:value-type="float" office:value="-78" calcext:value-type="float">
            <text:p>-78</text:p>
          </table:table-cell>
          <table:table-cell table:style-name="ce33" office:value-type="float" office:value="6.8321" calcext:value-type="float">
            <text:p>6.832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4</text:p>
          </table:table-cell>
          <table:table-cell table:style-name="ce27" office:value-type="float" office:value="-80.8054" calcext:value-type="float">
            <text:p>-80.8054</text:p>
          </table:table-cell>
          <table:table-cell table:style-name="ce30" office:value-type="float" office:value="-80" calcext:value-type="float">
            <text:p>-80</text:p>
          </table:table-cell>
          <table:table-cell table:style-name="ce30" office:value-type="float" office:value="-77" calcext:value-type="float">
            <text:p>-77</text:p>
          </table:table-cell>
          <table:table-cell table:style-name="ce15" office:value-type="float" office:value="20.8226" calcext:value-type="float">
            <text:p>20.8226</text:p>
          </table:table-cell>
          <table:table-cell table:style-name="ce27" office:value-type="float" office:value="-83.1289" calcext:value-type="float">
            <text:p>-83.1289</text:p>
          </table:table-cell>
          <table:table-cell table:number-columns-repeated="2" table:style-name="ce30" office:value-type="float" office:value="-82" calcext:value-type="float">
            <text:p>-82</text:p>
          </table:table-cell>
          <table:table-cell table:style-name="ce33" office:value-type="float" office:value="3.1128" calcext:value-type="float">
            <text:p>3.1128</text:p>
          </table:table-cell>
          <table:table-cell table:style-name="ce21" office:value-type="float" office:value="-83.7955" calcext:value-type="float">
            <text:p>-83.7955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7.5153" calcext:value-type="float">
            <text:p>7.515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27" office:value-type="float" office:value="-79.9181" calcext:value-type="float">
            <text:p>-79.9181</text:p>
          </table:table-cell>
          <table:table-cell table:style-name="ce30" office:value-type="float" office:value="-78" calcext:value-type="float">
            <text:p>-78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16.9836" calcext:value-type="float">
            <text:p>16.9836</text:p>
          </table:table-cell>
          <table:table-cell table:style-name="ce27" office:value-type="float" office:value="-84.7287" calcext:value-type="float">
            <text:p>-84.7287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1.664" calcext:value-type="float">
            <text:p>1.664</text:p>
          </table:table-cell>
          <table:table-cell table:style-name="ce21" office:value-type="float" office:value="-83.75" calcext:value-type="float">
            <text:p>-83.75</text:p>
          </table:table-cell>
          <table:table-cell table:style-name="ce22" office:value-type="float" office:value="-83.5" calcext:value-type="float">
            <text:p>-83.5</text:p>
          </table:table-cell>
          <table:table-cell table:style-name="ce22" office:value-type="float" office:value="-83" calcext:value-type="float">
            <text:p>-83</text:p>
          </table:table-cell>
          <table:table-cell table:style-name="ce23" office:value-type="float" office:value="2.9342" calcext:value-type="float">
            <text:p>2.934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27" office:value-type="float" office:value="-87.1852" calcext:value-type="float">
            <text:p>-87.1852</text:p>
          </table:table-cell>
          <table:table-cell table:style-name="ce30" office:value-type="float" office:value="-89" calcext:value-type="float">
            <text:p>-89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1.9799" calcext:value-type="float">
            <text:p>21.9799</text:p>
          </table:table-cell>
          <table:table-cell table:style-name="ce27" office:value-type="float" office:value="-84.4841" calcext:value-type="float">
            <text:p>-84.4841</text:p>
          </table:table-cell>
          <table:table-cell table:number-columns-repeated="2" table:style-name="ce30" office:value-type="float" office:value="-83" calcext:value-type="float">
            <text:p>-83</text:p>
          </table:table-cell>
          <table:table-cell table:style-name="ce33" office:value-type="float" office:value="9.8796" calcext:value-type="float">
            <text:p>9.8796</text:p>
          </table:table-cell>
          <table:table-cell table:style-name="ce21" office:value-type="float" office:value="-84.5" calcext:value-type="float">
            <text:p>-84.5</text:p>
          </table:table-cell>
          <table:table-cell table:style-name="ce22" office:value-type="float" office:value="-85.5" calcext:value-type="float">
            <text:p>-85.5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5.8333" calcext:value-type="float">
            <text:p>5.83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27" office:value-type="float" office:value="-86.3827" calcext:value-type="float">
            <text:p>-86.3827</text:p>
          </table:table-cell>
          <table:table-cell table:style-name="ce30" office:value-type="float" office:value="-83" calcext:value-type="float">
            <text:p>-83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6.4299" calcext:value-type="float">
            <text:p>26.4299</text:p>
          </table:table-cell>
          <table:table-cell table:style-name="ce27" office:value-type="float" office:value="-86.6853" calcext:value-type="float">
            <text:p>-86.6853</text:p>
          </table:table-cell>
          <table:table-cell table:style-name="ce30" office:value-type="float" office:value="-86" calcext:value-type="float">
            <text:p>-86</text:p>
          </table:table-cell>
          <table:table-cell table:style-name="ce30" office:value-type="float" office:value="-88" calcext:value-type="float">
            <text:p>-88</text:p>
          </table:table-cell>
          <table:table-cell table:style-name="ce33" office:value-type="float" office:value="2.727" calcext:value-type="float">
            <text:p>2.727</text:p>
          </table:table-cell>
          <table:table-cell table:style-name="ce27" office:value-type="float" office:value="-79.7979" calcext:value-type="float">
            <text:p>-79.7979</text:p>
          </table:table-cell>
          <table:table-cell table:number-columns-repeated="2" table:style-name="ce30" office:value-type="float" office:value="-80" calcext:value-type="float">
            <text:p>-80</text:p>
          </table:table-cell>
          <table:table-cell table:style-name="ce33" office:value-type="float" office:value="3.3028" calcext:value-type="float">
            <text:p>3.302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27" office:value-type="float" office:value="-82.6421" calcext:value-type="float">
            <text:p>-82.6421</text:p>
          </table:table-cell>
          <table:table-cell table:style-name="ce30" office:value-type="float" office:value="-82" calcext:value-type="float">
            <text:p>-82</text:p>
          </table:table-cell>
          <table:table-cell table:style-name="ce30" office:value-type="float" office:value="-80" calcext:value-type="float">
            <text:p>-80</text:p>
          </table:table-cell>
          <table:table-cell office:value-type="float" office:value="14.6303" calcext:value-type="float">
            <text:p>14.6303</text:p>
          </table:table-cell>
          <table:table-cell table:style-name="ce21" office:value-type="float" office:value="-91.25" calcext:value-type="float">
            <text:p>-91.25</text:p>
          </table:table-cell>
          <table:table-cell table:style-name="ce22" office:value-type="float" office:value="-91.5" calcext:value-type="float">
            <text:p>-91.5</text:p>
          </table:table-cell>
          <table:table-cell table:style-name="ce22" office:value-type="float" office:value="-92" calcext:value-type="float">
            <text:p>-92</text:p>
          </table:table-cell>
          <table:table-cell table:style-name="ce23" office:value-type="float" office:value="3.0714" calcext:value-type="float">
            <text:p>3.0714</text:p>
          </table:table-cell>
          <table:table-cell table:style-name="ce27" office:value-type="float" office:value="-81.1889" calcext:value-type="float">
            <text:p>-81.1889</text:p>
          </table:table-cell>
          <table:table-cell table:number-columns-repeated="2" table:style-name="ce30" office:value-type="float" office:value="-81" calcext:value-type="float">
            <text:p>-81</text:p>
          </table:table-cell>
          <table:table-cell table:style-name="ce33" office:value-type="float" office:value="11.3684" calcext:value-type="float">
            <text:p>11.368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27" office:value-type="float" office:value="-85.8032" calcext:value-type="float">
            <text:p>-85.8032</text:p>
          </table:table-cell>
          <table:table-cell table:style-name="ce30" office:value-type="float" office:value="-88" calcext:value-type="float">
            <text:p>-88</text:p>
          </table:table-cell>
          <table:table-cell table:style-name="ce30" office:value-type="float" office:value="-81" calcext:value-type="float">
            <text:p>-81</text:p>
          </table:table-cell>
          <table:table-cell table:style-name="ce33" office:value-type="float" office:value="21.793" calcext:value-type="float">
            <text:p>21.793</text:p>
          </table:table-cell>
          <table:table-cell table:style-name="ce27" office:value-type="float" office:value="-93" calcext:value-type="float">
            <text:p>-93</text:p>
          </table:table-cell>
          <table:table-cell table:number-columns-repeated="2" table:style-name="ce30" office:value-type="float" office:value="-94" calcext:value-type="float">
            <text:p>-94</text:p>
          </table:table-cell>
          <table:table-cell table:style-name="ce33" office:value-type="float" office:value="4.8333" calcext:value-type="float">
            <text:p>4.8333</text:p>
          </table:table-cell>
          <table:table-cell table:style-name="ce27" office:value-type="float" office:value="-84.1831" calcext:value-type="float">
            <text:p>-84.1831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2.666" calcext:value-type="float">
            <text:p>2.6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27" office:value-type="float" office:value="-87.6448" calcext:value-type="float">
            <text:p>-87.6448</text:p>
          </table:table-cell>
          <table:table-cell table:number-columns-repeated="2" table:style-name="ce30" office:value-type="float" office:value="-87" calcext:value-type="float">
            <text:p>-87</text:p>
          </table:table-cell>
          <table:table-cell table:style-name="ce33" office:value-type="float" office:value="2.8052" calcext:value-type="float">
            <text:p>2.8052</text:p>
          </table:table-cell>
          <table:table-cell table:style-name="ce21" office:value-type="float" office:value="-92.2593" calcext:value-type="float">
            <text:p>-92.2593</text:p>
          </table:table-cell>
          <table:table-cell table:style-name="ce22" office:value-type="float" office:value="-91" calcext:value-type="float">
            <text:p>-91</text:p>
          </table:table-cell>
          <table:table-cell table:style-name="ce22" office:value-type="float" office:value="-90" calcext:value-type="float">
            <text:p>-90</text:p>
          </table:table-cell>
          <table:table-cell table:style-name="ce23" office:value-type="float" office:value="8.8148" calcext:value-type="float">
            <text:p>8.8148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33</text:p>
          </table:table-cell>
          <table:table-cell table:style-name="ce7" office:value-type="float" office:value="-88.8086" calcext:value-type="float">
            <text:p>-88.8086</text:p>
          </table:table-cell>
          <table:table-cell table:style-name="ce10" office:value-type="float" office:value="-89" calcext:value-type="float">
            <text:p>-89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2.1551" calcext:value-type="float">
            <text:p>12.1551</text:p>
          </table:table-cell>
          <table:table-cell table:style-name="ce7" office:value-type="float" office:value="-90.5" calcext:value-type="float">
            <text:p>-90.5</text:p>
          </table:table-cell>
          <table:table-cell table:number-columns-repeated="2" table:style-name="ce10" office:value-type="float" office:value="-90" calcext:value-type="float">
            <text:p>-90</text:p>
          </table:table-cell>
          <table:table-cell table:style-name="ce16" office:value-type="float" office:value="8.5823" calcext:value-type="float">
            <text:p>8.5823</text:p>
          </table:table-cell>
          <table:table-cell table:style-name="ce21" office:value-type="float" office:value="-87.5" calcext:value-type="float">
            <text:p>-87.5</text:p>
          </table:table-cell>
          <table:table-cell table:style-name="ce22" office:value-type="float" office:value="-87.5" calcext:value-type="float">
            <text:p>-87.5</text:p>
          </table:table-cell>
          <table:table-cell table:style-name="ce22" office:value-type="float" office:value="-88" calcext:value-type="float">
            <text:p>-88</text:p>
          </table:table-cell>
          <table:table-cell table:style-name="ce23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86.5495" calcext:value-type="float">
            <text:p>-86.5495</text:p>
          </table:table-cell>
          <table:table-cell table:style-name="ce10" office:value-type="float" office:value="-86" calcext:value-type="float">
            <text:p>-86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9.7611" calcext:value-type="float">
            <text:p>9.7611</text:p>
          </table:table-cell>
          <table:table-cell table:style-name="ce7" office:value-type="float" office:value="-88.2919" calcext:value-type="float">
            <text:p>-88.2919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3.6788" calcext:value-type="float">
            <text:p>13.6788</text:p>
          </table:table-cell>
          <table:table-cell table:style-name="ce21" office:value-type="float" office:value="-83.5333" calcext:value-type="float">
            <text:p>-83.5333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6.4818" calcext:value-type="float">
            <text:p>6.481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2</text:p>
          </table:table-cell>
          <table:table-cell table:style-name="ce7" office:value-type="float" office:value="-85.0197" calcext:value-type="float">
            <text:p>-85.0197</text:p>
          </table:table-cell>
          <table:table-cell table:style-name="ce10" office:value-type="float" office:value="-84" calcext:value-type="float">
            <text:p>-84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8.1416" calcext:value-type="float">
            <text:p>8.1416</text:p>
          </table:table-cell>
          <table:table-cell table:style-name="ce7" office:value-type="float" office:value="-87.837" calcext:value-type="float">
            <text:p>-87.837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0.7314" calcext:value-type="float">
            <text:p>0.7314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89</text:p>
          </table:table-cell>
          <table:table-cell table:style-name="ce7" office:value-type="float" office:value="-86.0282" calcext:value-type="float">
            <text:p>-86.0282</text:p>
          </table:table-cell>
          <table:table-cell table:style-name="ce10" office:value-type="float" office:value="-87" calcext:value-type="float">
            <text:p>-87</text:p>
          </table:table-cell>
          <table:table-cell table:style-name="ce10" office:value-type="float" office:value="-88" calcext:value-type="float">
            <text:p>-88</text:p>
          </table:table-cell>
          <table:table-cell table:style-name="ce16" office:value-type="float" office:value="3.5646" calcext:value-type="float">
            <text:p>3.5646</text:p>
          </table:table-cell>
          <table:table-cell table:style-name="ce7" office:value-type="float" office:value="-88.6471" calcext:value-type="float">
            <text:p>-88.6471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1.919" calcext:value-type="float">
            <text:p>1.919</text:p>
          </table:table-cell>
          <table:table-cell table:style-name="ce21" office:value-type="float" office:value="-83.0862" calcext:value-type="float">
            <text:p>-83.0862</text:p>
          </table:table-cell>
          <table:table-cell table:number-columns-repeated="2" table:style-name="ce22" office:value-type="float" office:value="-83" calcext:value-type="float">
            <text:p>-83</text:p>
          </table:table-cell>
          <table:table-cell table:style-name="ce23" office:value-type="float" office:value="4.6065" calcext:value-type="float">
            <text:p>4.606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5</text:p>
          </table:table-cell>
          <table:table-cell table:style-name="ce7" office:value-type="float" office:value="-83.974" calcext:value-type="float">
            <text:p>-83.974</text:p>
          </table:table-cell>
          <table:table-cell table:number-columns-repeated="2" table:style-name="ce10" office:value-type="float" office:value="-82" calcext:value-type="float">
            <text:p>-82</text:p>
          </table:table-cell>
          <table:table-cell table:style-name="ce16" office:value-type="float" office:value="22.4185" calcext:value-type="float">
            <text:p>22.4185</text:p>
          </table:table-cell>
          <table:table-cell table:style-name="ce7" office:value-type="float" office:value="-84.3602" calcext:value-type="float">
            <text:p>-84.3602</text:p>
          </table:table-cell>
          <table:table-cell table:number-columns-repeated="2" table:style-name="ce10" office:value-type="float" office:value="-83" calcext:value-type="float">
            <text:p>-83</text:p>
          </table:table-cell>
          <table:table-cell table:style-name="ce16" office:value-type="float" office:value="4.1208" calcext:value-type="float">
            <text:p>4.1208</text:p>
          </table:table-cell>
          <table:table-cell table:style-name="ce7" office:value-type="float" office:value="-77.5255" calcext:value-type="float">
            <text:p>-77.525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4.7032" calcext:value-type="float">
            <text:p>4.703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57</text:p>
          </table:table-cell>
          <table:table-cell table:style-name="ce28" office:value-type="float" office:value="-79.6917" calcext:value-type="float">
            <text:p>-79.691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15.9192" calcext:value-type="float">
            <text:p>15.9192</text:p>
          </table:table-cell>
          <table:table-cell table:style-name="ce28" office:value-type="float" office:value="-77.6747" calcext:value-type="float">
            <text:p>-77.6747</text:p>
          </table:table-cell>
          <table:table-cell table:style-name="ce31" office:value-type="float" office:value="-76" calcext:value-type="float">
            <text:p>-76</text:p>
          </table:table-cell>
          <table:table-cell table:style-name="ce31" office:value-type="float" office:value="-75" calcext:value-type="float">
            <text:p>-75</text:p>
          </table:table-cell>
          <table:table-cell table:style-name="ce15" office:value-type="float" office:value="5.6002" calcext:value-type="float">
            <text:p>5.6002</text:p>
          </table:table-cell>
          <table:table-cell table:style-name="ce28" office:value-type="float" office:value="-76.9797" calcext:value-type="float">
            <text:p>-76.979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9.2757" calcext:value-type="float">
            <text:p>9.275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4</text:p>
          </table:table-cell>
          <table:table-cell table:style-name="ce7" office:value-type="float" office:value="-73.8578" calcext:value-type="float">
            <text:p>-73.8578</text:p>
          </table:table-cell>
          <table:table-cell table:number-columns-repeated="2" table:style-name="ce10" office:value-type="float" office:value="-73" calcext:value-type="float">
            <text:p>-73</text:p>
          </table:table-cell>
          <table:table-cell table:style-name="ce16" office:value-type="float" office:value="2.9702" calcext:value-type="float">
            <text:p>2.9702</text:p>
          </table:table-cell>
          <table:table-cell table:style-name="ce7" office:value-type="float" office:value="-81.9813" calcext:value-type="float">
            <text:p>-81.9813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13.0982" calcext:value-type="float">
            <text:p>13.0982</text:p>
          </table:table-cell>
          <table:table-cell table:style-name="ce7" office:value-type="float" office:value="-75.6196" calcext:value-type="float">
            <text:p>-75.6196</text:p>
          </table:table-cell>
          <table:table-cell table:number-columns-repeated="2" table:style-name="ce10" office:value-type="float" office:value="-77" calcext:value-type="float">
            <text:p>-77</text:p>
          </table:table-cell>
          <table:table-cell table:style-name="ce16" office:value-type="float" office:value="13.7711" calcext:value-type="float">
            <text:p>13.77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27</text:p>
          </table:table-cell>
          <table:table-cell table:style-name="ce7" office:value-type="float" office:value="-75.8827" calcext:value-type="float">
            <text:p>-75.8827</text:p>
          </table:table-cell>
          <table:table-cell table:number-columns-repeated="2" table:style-name="ce10" office:value-type="float" office:value="-75" calcext:value-type="float">
            <text:p>-75</text:p>
          </table:table-cell>
          <table:table-cell table:style-name="ce16" office:value-type="float" office:value="16.9321" calcext:value-type="float">
            <text:p>16.9321</text:p>
          </table:table-cell>
          <table:table-cell table:style-name="ce7" office:value-type="float" office:value="-85.3401" calcext:value-type="float">
            <text:p>-85.3401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.6754" calcext:value-type="float">
            <text:p>1.6754</text:p>
          </table:table-cell>
          <table:table-cell table:style-name="ce7" office:value-type="float" office:value="-76.8895" calcext:value-type="float">
            <text:p>-76.889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1.5023" calcext:value-type="float">
            <text:p>11.502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5</text:p>
          </table:table-cell>
          <table:table-cell table:style-name="ce7" office:value-type="float" office:value="-82.2701" calcext:value-type="float">
            <text:p>-82.2701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33.6872" calcext:value-type="float">
            <text:p>33.6872</text:p>
          </table:table-cell>
          <table:table-cell table:style-name="ce7" office:value-type="float" office:value="-82.5796" calcext:value-type="float">
            <text:p>-82.5796</text:p>
          </table:table-cell>
          <table:table-cell table:number-columns-repeated="2" table:style-name="ce10" office:value-type="float" office:value="-79" calcext:value-type="float">
            <text:p>-79</text:p>
          </table:table-cell>
          <table:table-cell table:style-name="ce16" office:value-type="float" office:value="23.1247" calcext:value-type="float">
            <text:p>23.1247</text:p>
          </table:table-cell>
          <table:table-cell table:style-name="ce7" office:value-type="float" office:value="-77.5571" calcext:value-type="float">
            <text:p>-77.5571</text:p>
          </table:table-cell>
          <table:table-cell table:style-name="ce10" office:value-type="float" office:value="-79" calcext:value-type="float">
            <text:p>-79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3.155" calcext:value-type="float">
            <text:p>13.155</text:p>
          </table:table-cell>
          <table:table-cell table:style-name="ce34" office:value-type="string" calcext:value-type="string">
            <text:p>TRIMODAL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C:0F</text:p>
          </table:table-cell>
          <table:table-cell table:style-name="ce7" office:value-type="float" office:value="-73.892" calcext:value-type="float">
            <text:p>-73.892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25.9085" calcext:value-type="float">
            <text:p>25.9085</text:p>
          </table:table-cell>
          <table:table-cell table:style-name="ce7" office:value-type="float" office:value="-84.5916" calcext:value-type="float">
            <text:p>-84.59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2.8705" calcext:value-type="float">
            <text:p>2.8705</text:p>
          </table:table-cell>
          <table:table-cell table:style-name="ce7" office:value-type="float" office:value="-74.265" calcext:value-type="float">
            <text:p>-74.265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1.2234" calcext:value-type="float">
            <text:p>11.223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D</text:p>
          </table:table-cell>
          <table:table-cell table:style-name="ce7" office:value-type="float" office:value="-77.581" calcext:value-type="float">
            <text:p>-77.5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style-name="ce16" office:value-type="float" office:value="31.2915" calcext:value-type="float">
            <text:p>31.2915</text:p>
          </table:table-cell>
          <table:table-cell table:style-name="ce7" office:value-type="float" office:value="-84.6457" calcext:value-type="float">
            <text:p>-84.6457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style-name="ce16" office:value-type="float" office:value="7.4885" calcext:value-type="float">
            <text:p>7.4885</text:p>
          </table:table-cell>
          <table:table-cell table:style-name="ce7" office:value-type="float" office:value="-77.3223" calcext:value-type="float">
            <text:p>-77.3223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4.1472" calcext:value-type="float">
            <text:p>4.147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4A</text:p>
          </table:table-cell>
          <table:table-cell table:style-name="ce7" office:value-type="float" office:value="-85.2737" calcext:value-type="float">
            <text:p>-85.273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style-name="ce16" office:value-type="float" office:value="16.2597" calcext:value-type="float">
            <text:p>16.2597</text:p>
          </table:table-cell>
          <table:table-cell table:style-name="ce7" office:value-type="float" office:value="-86.2934" calcext:value-type="float">
            <text:p>-86.2934</text:p>
          </table:table-cell>
          <table:table-cell table:number-columns-repeated="2" office:value-type="float" office:value="-86" calcext:value-type="float">
            <text:p>-86</text:p>
          </table:table-cell>
          <table:table-cell table:style-name="ce16" office:value-type="float" office:value="1.1363" calcext:value-type="float">
            <text:p>1.1363</text:p>
          </table:table-cell>
          <table:table-cell table:style-name="ce7" office:value-type="float" office:value="-77.3115" calcext:value-type="float">
            <text:p>-77.3115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8.3514" calcext:value-type="float">
            <text:p>8.351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9</text:p>
          </table:table-cell>
          <table:table-cell table:style-name="ce7" office:value-type="float" office:value="-78.0507" calcext:value-type="float">
            <text:p>-78.0507</text:p>
          </table:table-cell>
          <table:table-cell table:number-columns-repeated="2" office:value-type="float" office:value="-79" calcext:value-type="float">
            <text:p>-79</text:p>
          </table:table-cell>
          <table:table-cell table:style-name="ce16" office:value-type="float" office:value="9.9496" calcext:value-type="float">
            <text:p>9.9496</text:p>
          </table:table-cell>
          <table:table-cell table:style-name="ce7" office:value-type="float" office:value="-84.3116" calcext:value-type="float">
            <text:p>-84.31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1.3082" calcext:value-type="float">
            <text:p>1.3082</text:p>
          </table:table-cell>
          <table:table-cell table:style-name="ce7" office:value-type="float" office:value="-72.549" calcext:value-type="float">
            <text:p>-72.549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8.6922" calcext:value-type="float">
            <text:p>18.6922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number-columns-repeated="1011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Presence" table:style-name="ta1">
        <table:table-column table:style-name="co9" table:default-cell-style-name="Default"/>
        <table:table-row table:style-name="ro1">
          <table:table-cell/>
        </table:table-row>
      </table:table>
      <table:table table:name="HypothesisTesting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5" office:value-type="string" calcext:value-type="string">
            <text:p>Hypothesis Testing (alpha = 0.05)</text:p>
          </table:table-cell>
          <table:table-cell table:style-name="ce35"/>
          <table:table-cell/>
          <table:table-cell table:style-name="ce55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ype of Luminaire</text:p>
          </table:table-cell>
          <table:table-cell table:number-columns-repeated="4"/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 (variance)</text:p>
          </table:table-cell>
          <table:table-cell table:style-name="ce75" office:value-type="string" calcext:value-type="string">
            <text:p>Wilcoxon test (median)</text:p>
          </table:table-cell>
          <table:table-cell/>
        </table:table-row>
        <table:table-row table:style-name="ro1">
          <table:table-cell table:style-name="ce36" office:value-type="string" calcext:value-type="string">
            <text:p>Distance</text:p>
          </table:table-cell>
          <table:table-cell table:style-name="ce48" office:value-type="string" calcext:value-type="string">
            <text:p>Luminaire</text:p>
          </table:table-cell>
          <table:table-cell office:value-type="string" calcext:value-type="string">
            <text:p>Metal + plastic</text:p>
          </table:table-cell>
          <table:table-cell office:value-type="string" calcext:value-type="string">
            <text:p>plastic (aa inside ceiling)</text:p>
          </table:table-cell>
          <table:table-cell office:value-type="string" calcext:value-type="string">
            <text:p>mean abs diff</text:p>
          </table:table-cell>
          <table:table-cell table:style-name="ce65" office:value-type="string" calcext:value-type="string">
            <text:p>p-value</text:p>
          </table:table-cell>
          <table:table-cell table:style-name="ce36" office:value-type="string" calcext:value-type="string">
            <text:p>p-value</text:p>
          </table:table-cell>
          <table:table-cell table:number-columns-repeated="2" table:style-name="ce65" office:value-type="string" calcext:value-type="string">
            <text:p>p-value</text:p>
          </table:table-cell>
          <table:table-cell/>
        </table:table-row>
        <table:table-row table:style-name="ro1">
          <table:table-cell/>
          <table:table-cell table:style-name="ce49" office:value-type="string" calcext:value-type="string" table:number-columns-spanned="5" table:number-rows-spanned="1">
            <text:p>Experiment 1</text:p>
          </table:table-cell>
          <table:covered-table-cell table:number-columns-repeated="3"/>
          <table:covered-table-cell table:style-name="ce6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table:formula="of:=2.2 * 0.8367" office:value-type="float" office:value="1.84074" calcext:value-type="float">
            <text:p>1.84074</text:p>
          </table:table-cell>
          <table:table-cell office:value-type="string" calcext:value-type="string">
            <text:p>30 vs 62</text:p>
          </table:table-cell>
          <table:table-cell office:value-type="string" calcext:value-type="string">
            <text:p>-71.8418 (392)</text:p>
          </table:table-cell>
          <table:table-cell office:value-type="string" calcext:value-type="string">
            <text:p>-72.5564 (532)</text:p>
          </table:table-cell>
          <table:table-cell office:value-type="float" office:value="0.7146" calcext:value-type="float">
            <text:p>0.7146</text:p>
          </table:table-cell>
          <table:table-cell table:style-name="ce57" office:value-type="float" office:value="0.0359" calcext:value-type="float">
            <text:p>0.0359</text:p>
          </table:table-cell>
          <table:table-cell office:value-type="float" office:value="6.8962E-024" calcext:value-type="float">
            <text:p>6.90E-24</text:p>
          </table:table-cell>
          <table:table-cell office:value-type="float" office:value="0.0000009499" calcext:value-type="float">
            <text:p>9.50E-07</text:p>
          </table:table-cell>
          <table:table-cell table:style-name="ce56" office:value-type="float" office:value="0.00000000010935" calcext:value-type="float">
            <text:p>1.09E-10</text:p>
          </table:table-cell>
          <table:table-cell/>
        </table:table-row>
        <table:table-row table:style-name="ro1">
          <table:table-cell table:style-name="ce37" table:formula="of:=(4.4-2.2) * 0.8367+[.A5]" office:value-type="float" office:value="3.68148" calcext:value-type="float">
            <text:p>3.68148</text:p>
          </table:table-cell>
          <table:table-cell office:value-type="string" calcext:value-type="string">
            <text:p>A0 vs 89</text:p>
          </table:table-cell>
          <table:table-cell office:value-type="string" calcext:value-type="string">
            <text:p>-84.4118 (272)</text:p>
          </table:table-cell>
          <table:table-cell office:value-type="string" calcext:value-type="string">
            <text:p>-74.3834 (493)</text:p>
          </table:table-cell>
          <table:table-cell office:value-type="float" office:value="10.0284" calcext:value-type="float">
            <text:p>10.0284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1803E-154" calcext:value-type="float">
            <text:p>2.18E-154</text:p>
          </table:table-cell>
          <table:table-cell table:style-name="ce58" office:value-type="float" office:value="0.1446" calcext:value-type="float">
            <text:p>0.1446</text:p>
          </table:table-cell>
          <table:table-cell table:style-name="ce56" office:value-type="float" office:value="3.5182E-118" calcext:value-type="float">
            <text:p>3.52E-118</text:p>
          </table:table-cell>
          <table:table-cell/>
        </table:table-row>
        <table:table-row table:style-name="ro1">
          <table:table-cell table:style-name="ce37" table:formula="of:=2.2 * 0.8367 + [.A6]" office:value-type="float" office:value="5.52222" calcext:value-type="float">
            <text:p>5.52222</text:p>
          </table:table-cell>
          <table:table-cell office:value-type="string" calcext:value-type="string">
            <text:p>D1 vs 65</text:p>
          </table:table-cell>
          <table:table-cell office:value-type="string" calcext:value-type="string">
            <text:p>-83.25 (392)</text:p>
          </table:table-cell>
          <table:table-cell office:value-type="string" calcext:value-type="string">
            <text:p>-74.9864 (368)</text:p>
          </table:table-cell>
          <table:table-cell office:value-type="float" office:value="8.2636" calcext:value-type="float">
            <text:p>8.2636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2919E-161" calcext:value-type="float">
            <text:p>2.29E-161</text:p>
          </table:table-cell>
          <table:table-cell office:value-type="float" office:value="1.5344E-112" calcext:value-type="float">
            <text:p>1.53E-112</text:p>
          </table:table-cell>
          <table:table-cell table:style-name="ce56" office:value-type="float" office:value="8.5062E-126" calcext:value-type="float">
            <text:p>8.51E-126</text:p>
          </table:table-cell>
          <table:table-cell/>
        </table:table-row>
        <table:table-row table:style-name="ro1">
          <table:table-cell table:style-name="ce37" table:formula="of:=2.2 * 0.8367+[.A7]" office:value-type="float" office:value="7.36296" calcext:value-type="float">
            <text:p>7.36296</text:p>
          </table:table-cell>
          <table:table-cell office:value-type="string" calcext:value-type="string">
            <text:p>44 vs 57</text:p>
          </table:table-cell>
          <table:table-cell office:value-type="string" calcext:value-type="string">
            <text:p>-85.8042 (240)</text:p>
          </table:table-cell>
          <table:table-cell office:value-type="string" calcext:value-type="string">
            <text:p>-85.529 (293)</text:p>
          </table:table-cell>
          <table:table-cell office:value-type="float" office:value="0.2752" calcext:value-type="float">
            <text:p>0.2752</text:p>
          </table:table-cell>
          <table:table-cell table:style-name="ce58" office:value-type="float" office:value="0.5922" calcext:value-type="float">
            <text:p>0.5922</text:p>
          </table:table-cell>
          <table:table-cell office:value-type="float" office:value="0.0000000000023552" calcext:value-type="float">
            <text:p>2.36E-12</text:p>
          </table:table-cell>
          <table:table-cell office:value-type="float" office:value="5.3784E-029" calcext:value-type="float">
            <text:p>5.38E-29</text:p>
          </table:table-cell>
          <table:table-cell table:style-name="ce39" office:value-type="float" office:value="0.0013" calcext:value-type="float">
            <text:p>0.0013</text:p>
          </table:table-cell>
          <table:table-cell/>
        </table:table-row>
        <table:table-row table:style-name="ro1">
          <table:table-cell table:style-name="ce37" table:formula="of:=2.2 * 0.8367+[.A8]" office:value-type="float" office:value="9.2037" calcext:value-type="float">
            <text:p>9.2037</text:p>
          </table:table-cell>
          <table:table-cell office:value-type="string" calcext:value-type="string">
            <text:p>32 vs 34</text:p>
          </table:table-cell>
          <table:table-cell office:value-type="string" calcext:value-type="string">
            <text:p>-82.9 <text:span text:style-name="T4">(</text:span>230<text:span text:style-name="T4">)</text:span></text:p>
          </table:table-cell>
          <table:table-cell office:value-type="string" calcext:value-type="string">
            <text:p>-80.1208 (356)</text:p>
          </table:table-cell>
          <table:table-cell office:value-type="float" office:value="2.7792" calcext:value-type="float">
            <text:p>2.7792</text:p>
          </table:table-cell>
          <table:table-cell table:style-name="ce39" office:value-type="float" office:value="0.0011" calcext:value-type="float">
            <text:p>0.0011</text:p>
          </table:table-cell>
          <table:table-cell office:value-type="float" office:value="5.1962E-028" calcext:value-type="float">
            <text:p>5.20E-28</text:p>
          </table:table-cell>
          <table:table-cell office:value-type="float" office:value="0.0000031312" calcext:value-type="float">
            <text:p>3.13E-06</text:p>
          </table:table-cell>
          <table:table-cell table:style-name="ce56" office:value-type="float" office:value="7.6137E-024" calcext:value-type="float">
            <text:p>7.61E-24</text:p>
          </table:table-cell>
          <table:table-cell/>
        </table:table-row>
        <table:table-row table:style-name="ro1">
          <table:table-cell table:style-name="ce37" table:formula="of:=(11.1-8.8) * 0.8367+[.A9]" office:value-type="float" office:value="11.12811" calcext:value-type="float">
            <text:p>11.12811</text:p>
          </table:table-cell>
          <table:table-cell office:value-type="string" calcext:value-type="string">
            <text:p>F4 vs 27</text:p>
          </table:table-cell>
          <table:table-cell office:value-type="string" calcext:value-type="string">
            <text:p>-83.6786 (224)</text:p>
          </table:table-cell>
          <table:table-cell office:value-type="string" calcext:value-type="string">
            <text:p>-81.5825 <text:span text:style-name="T4">(</text:span>424<text:span text:style-name="T4">)</text:span></text:p>
          </table:table-cell>
          <table:table-cell office:value-type="float" office:value="2.096" calcext:value-type="float">
            <text:p>2.096</text:p>
          </table:table-cell>
          <table:table-cell office:value-type="float" office:value="0.0001642" calcext:value-type="float">
            <text:p>1.64E-04</text:p>
          </table:table-cell>
          <table:table-cell office:value-type="float" office:value="8.1232E-034" calcext:value-type="float">
            <text:p>8.12E-34</text:p>
          </table:table-cell>
          <table:table-cell office:value-type="float" office:value="0.000000000000039287" calcext:value-type="float">
            <text:p>3.93E-14</text:p>
          </table:table-cell>
          <table:table-cell table:style-name="ce56" office:value-type="float" office:value="1.0923E-034" calcext:value-type="float">
            <text:p>1.09E-34</text:p>
          </table:table-cell>
          <table:table-cell/>
        </table:table-row>
        <table:table-row table:style-name="ro1">
          <table:table-cell table:style-name="ce37" table:formula="of:=2.3 * 0.8367+[.A10]" office:value-type="float" office:value="13.05252" calcext:value-type="float">
            <text:p>13.05252</text:p>
          </table:table-cell>
          <table:table-cell office:value-type="string" calcext:value-type="string">
            <text:p>F5 vs 6D</text:p>
          </table:table-cell>
          <table:table-cell office:value-type="string" calcext:value-type="string">
            <text:p>-89.3429 <text:span text:style-name="T4">(</text:span>35<text:span text:style-name="T4">)</text:span></text:p>
          </table:table-cell>
          <table:table-cell office:value-type="string" calcext:value-type="string">
            <text:p>-75.3946 (185)</text:p>
          </table:table-cell>
          <table:table-cell office:value-type="float" office:value="13.9483" calcext:value-type="float">
            <text:p>13.9483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1766E-024" calcext:value-type="float">
            <text:p>3.18E-24</text:p>
          </table:table-cell>
          <table:table-cell table:style-name="ce58" office:value-type="float" office:value="0.3137" calcext:value-type="float">
            <text:p>0.3137</text:p>
          </table:table-cell>
          <table:table-cell table:style-name="ce56" office:value-type="float" office:value="2.4454E-022" calcext:value-type="float">
            <text:p>2.45E-22</text:p>
          </table:table-cell>
          <table:table-cell/>
        </table:table-row>
        <table:table-row table:style-name="ro1">
          <table:table-cell table:style-name="ce38"/>
          <table:table-cell table:style-name="ce38" office:value-type="string" calcext:value-type="string">
            <text:p>Mean</text:p>
          </table:table-cell>
          <table:table-cell table:style-name="ce43" office:value-type="float" office:value="-83.0327" calcext:value-type="float">
            <text:p>-83.0327</text:p>
          </table:table-cell>
          <table:table-cell table:style-name="ce43" office:value-type="float" office:value="-77.7933" calcext:value-type="float">
            <text:p>-77.7933</text:p>
          </table:table-cell>
          <table:table-cell table:style-name="ce43" office:value-type="float" office:value="5.2394" calcext:value-type="float">
            <text:p>5.2394</text:p>
          </table:table-cell>
          <table:table-cell table:style-name="ce45"/>
          <table:table-cell/>
          <table:table-cell table:style-name="ce58"/>
          <table:table-cell table:style-name="ce56"/>
          <table:table-cell/>
        </table:table-row>
        <table:table-row table:style-name="ro1">
          <table:table-cell table:style-name="ce37"/>
          <table:table-cell table:style-name="ce49" office:value-type="string" calcext:value-type="string" table:number-columns-spanned="5" table:number-rows-spanned="1">
            <text:p>Experiment 2</text:p>
          </table:table-cell>
          <table:covered-table-cell/>
          <table:covered-table-cell office:value-type="float" office:value="-75.3946" calcext:value-type="float">
            <text:p>-75.3946</text:p>
          </table:covered-table-cell>
          <table:covered-table-cell/>
          <table:covered-table-cell table:style-name="ce6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table:formula="of:=2.2 * 0.8367" office:value-type="float" office:value="1.84074" calcext:value-type="float">
            <text:p>1.84074</text:p>
          </table:table-cell>
          <table:table-cell office:value-type="string" calcext:value-type="string">
            <text:p>AA vs 6D</text:p>
          </table:table-cell>
          <table:table-cell office:value-type="string" calcext:value-type="string">
            <text:p>-72.0806 (434)</text:p>
          </table:table-cell>
          <table:table-cell office:value-type="string" calcext:value-type="string">
            <text:p>-66.9766 (471)</text:p>
          </table:table-cell>
          <table:table-cell office:value-type="float" office:value="5.104" calcext:value-type="float">
            <text:p>5.104</text:p>
          </table:table-cell>
          <table:table-cell table:style-name="ce67" office:value-type="float" office:value="0.00000028493" calcext:value-type="float">
            <text:p>2.85E-07</text:p>
          </table:table-cell>
          <table:table-cell table:style-name="ce67" office:value-type="float" office:value="5.9261E-083" calcext:value-type="float">
            <text:p>5.93E-83</text:p>
          </table:table-cell>
          <table:table-cell table:style-name="ce67" office:value-type="float" office:value="5.2161E-036" calcext:value-type="float">
            <text:p>5.22E-36</text:p>
          </table:table-cell>
          <table:table-cell table:style-name="ce67" office:value-type="float" office:value="7.011E-040" calcext:value-type="float">
            <text:p>7.01E-40</text:p>
          </table:table-cell>
          <table:table-cell/>
        </table:table-row>
        <table:table-row table:style-name="ro1">
          <table:table-cell table:style-name="ce37" table:formula="of:=(4.4-2.2) * 0.8367+[.A14]" office:value-type="float" office:value="3.68148" calcext:value-type="float">
            <text:p>3.68148</text:p>
          </table:table-cell>
          <table:table-cell office:value-type="string" calcext:value-type="string">
            <text:p>11 vs 27</text:p>
          </table:table-cell>
          <table:table-cell office:value-type="string" calcext:value-type="string">
            <text:p>-74.233 (279)</text:p>
          </table:table-cell>
          <table:table-cell office:value-type="string" calcext:value-type="string">
            <text:p>-75.1373 (437)</text:p>
          </table:table-cell>
          <table:table-cell office:value-type="float" office:value="0.9043" calcext:value-type="float">
            <text:p>0.9043</text:p>
          </table:table-cell>
          <table:table-cell table:style-name="ce68" office:value-type="float" office:value="0.2879" calcext:value-type="float">
            <text:p>0.2879</text:p>
          </table:table-cell>
          <table:table-cell table:style-name="ce67" office:value-type="float" office:value="5.2488E-031" calcext:value-type="float">
            <text:p>5.25E-31</text:p>
          </table:table-cell>
          <table:table-cell table:style-name="ce67" office:value-type="float" office:value="6.4572E-056" calcext:value-type="float">
            <text:p>6.46E-56</text:p>
          </table:table-cell>
          <table:table-cell table:style-name="ce67" office:value-type="float" office:value="0.000000000014638" calcext:value-type="float">
            <text:p>1.46E-11</text:p>
          </table:table-cell>
          <table:table-cell/>
        </table:table-row>
        <table:table-row table:style-name="ro1">
          <table:table-cell table:style-name="ce37" table:formula="of:=2.2 * 0.8367 + [.A15]" office:value-type="float" office:value="5.52222" calcext:value-type="float">
            <text:p>5.52222</text:p>
          </table:table-cell>
          <table:table-cell office:value-type="string" calcext:value-type="string">
            <text:p>1D vs 34</text:p>
          </table:table-cell>
          <table:table-cell office:value-type="string" calcext:value-type="string">
            <text:p>-77.8531 (422)</text:p>
          </table:table-cell>
          <table:table-cell office:value-type="string" calcext:value-type="string">
            <text:p>-80.5909 (506)</text:p>
          </table:table-cell>
          <table:table-cell office:value-type="float" office:value="2.7378" calcext:value-type="float">
            <text:p>2.7378</text:p>
          </table:table-cell>
          <table:table-cell table:style-name="ce67" office:value-type="float" office:value="0.00000056762" calcext:value-type="float">
            <text:p>5.68E-07</text:p>
          </table:table-cell>
          <table:table-cell table:style-name="ce67" office:value-type="float" office:value="3.6227E-077" calcext:value-type="float">
            <text:p>3.62E-77</text:p>
          </table:table-cell>
          <table:table-cell table:style-name="ce67" office:value-type="float" office:value="3.6128E-042" calcext:value-type="float">
            <text:p>3.61E-42</text:p>
          </table:table-cell>
          <table:table-cell table:style-name="ce67" office:value-type="float" office:value="1.7394E-041" calcext:value-type="float">
            <text:p>1.74E-41</text:p>
          </table:table-cell>
          <table:table-cell/>
        </table:table-row>
        <table:table-row table:style-name="ro1">
          <table:table-cell table:style-name="ce37" table:formula="of:=2.2 * 0.8367+[.A16]" office:value-type="float" office:value="7.36296" calcext:value-type="float">
            <text:p>7.36296</text:p>
          </table:table-cell>
          <table:table-cell office:value-type="string" calcext:value-type="string">
            <text:p>3F vs 57</text:p>
          </table:table-cell>
          <table:table-cell office:value-type="string" calcext:value-type="string">
            <text:p>-83.8486 <text:span text:style-name="T4">(</text:span>370<text:span text:style-name="T4">)</text:span></text:p>
          </table:table-cell>
          <table:table-cell office:value-type="string" calcext:value-type="string">
            <text:p>-82.3724 (427)</text:p>
          </table:table-cell>
          <table:table-cell office:value-type="float" office:value="1.4763" calcext:value-type="float">
            <text:p>1.4763</text:p>
          </table:table-cell>
          <table:table-cell table:style-name="ce69" office:value-type="float" office:value="0.0337" calcext:value-type="float">
            <text:p>0.0337</text:p>
          </table:table-cell>
          <table:table-cell table:style-name="ce67" office:value-type="float" office:value="1.1962E-018" calcext:value-type="float">
            <text:p>1.20E-18</text:p>
          </table:table-cell>
          <table:table-cell table:style-name="ce67" office:value-type="float" office:value="5.281E-030" calcext:value-type="float">
            <text:p>5.28E-30</text:p>
          </table:table-cell>
          <table:table-cell table:style-name="ce67" office:value-type="float" office:value="0.000017023" calcext:value-type="float">
            <text:p>1.70E-05</text:p>
          </table:table-cell>
          <table:table-cell/>
        </table:table-row>
        <table:table-row table:style-name="ro1">
          <table:table-cell table:style-name="ce37" table:formula="of:=2.2 * 0.8367+[.A17]" office:value-type="float" office:value="9.2037" calcext:value-type="float">
            <text:p>9.2037</text:p>
          </table:table-cell>
          <table:table-cell office:value-type="string" calcext:value-type="string">
            <text:p>F5 vs 65</text:p>
          </table:table-cell>
          <table:table-cell office:value-type="string" calcext:value-type="string">
            <text:p>-83.7517 (286)</text:p>
          </table:table-cell>
          <table:table-cell office:value-type="string" calcext:value-type="string">
            <text:p>-79.6709 (471)</text:p>
          </table:table-cell>
          <table:table-cell office:value-type="float" office:value="4.0808" calcext:value-type="float">
            <text:p>4.0808</text:p>
          </table:table-cell>
          <table:table-cell table:style-name="ce67" office:value-type="float" office:value="0.000000000031893" calcext:value-type="float">
            <text:p>3.19E-11</text:p>
          </table:table-cell>
          <table:table-cell table:style-name="ce67" office:value-type="float" office:value="6.7035E-043" calcext:value-type="float">
            <text:p>6.70E-43</text:p>
          </table:table-cell>
          <table:table-cell table:style-name="ce67" office:value-type="float" office:value="0.000000034649" calcext:value-type="float">
            <text:p>3.46E-08</text:p>
          </table:table-cell>
          <table:table-cell table:style-name="ce67" office:value-type="float" office:value="3.5053E-061" calcext:value-type="float">
            <text:p>3.51E-61</text:p>
          </table:table-cell>
          <table:table-cell/>
        </table:table-row>
        <table:table-row table:style-name="ro1">
          <table:table-cell table:style-name="ce37" table:formula="of:=(11.1-8.8) * 0.8367+[.A18]" office:value-type="float" office:value="11.12811" calcext:value-type="float">
            <text:p>11.12811</text:p>
          </table:table-cell>
          <table:table-cell office:value-type="string" calcext:value-type="string">
            <text:p>F4 vs 89</text:p>
          </table:table-cell>
          <table:table-cell office:value-type="string" calcext:value-type="string">
            <text:p>-85.975 (120)</text:p>
          </table:table-cell>
          <table:table-cell office:value-type="string" calcext:value-type="string">
            <text:p>-84.9881 (420)</text:p>
          </table:table-cell>
          <table:table-cell office:value-type="float" office:value="0.9869" calcext:value-type="float">
            <text:p>0.9869</text:p>
          </table:table-cell>
          <table:table-cell table:style-name="ce70" office:value-type="float" office:value="0.0598" calcext:value-type="float">
            <text:p>0.0598</text:p>
          </table:table-cell>
          <table:table-cell table:style-name="ce67" office:value-type="float" office:value="1.4697E-020" calcext:value-type="float">
            <text:p>1.47E-20</text:p>
          </table:table-cell>
          <table:table-cell table:style-name="ce67" office:value-type="float" office:value="0.0000010757" calcext:value-type="float">
            <text:p>1.08E-06</text:p>
          </table:table-cell>
          <table:table-cell table:style-name="ce67" office:value-type="float" office:value="0.00000000000018929" calcext:value-type="float">
            <text:p>1.89E-13</text:p>
          </table:table-cell>
          <table:table-cell/>
        </table:table-row>
        <table:table-row table:style-name="ro1">
          <table:table-cell table:style-name="ce37" table:formula="of:=2.3 * 0.8367+[.A19]" office:value-type="float" office:value="13.05252" calcext:value-type="float">
            <text:p>13.05252</text:p>
          </table:table-cell>
          <table:table-cell office:value-type="string" calcext:value-type="string">
            <text:p>32 vs 62</text:p>
          </table:table-cell>
          <table:table-cell office:value-type="string" calcext:value-type="string">
            <text:p>-94 (37)</text:p>
          </table:table-cell>
          <table:table-cell office:value-type="string" calcext:value-type="string">
            <text:p>-82.9429 (105)</text:p>
          </table:table-cell>
          <table:table-cell office:value-type="float" office:value="11.0571" calcext:value-type="float">
            <text:p>11.0571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1.7315E-025" calcext:value-type="float">
            <text:p>1.73E-25</text:p>
          </table:table-cell>
          <table:table-cell table:style-name="ce67" office:value-type="float" office:value="0.000061325" calcext:value-type="float">
            <text:p>6.13E-05</text:p>
          </table:table-cell>
          <table:table-cell table:style-name="ce67" office:value-type="float" office:value="3.7024E-021" calcext:value-type="float">
            <text:p>3.70E-21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Mean</text:p>
          </table:table-cell>
          <table:table-cell table:style-name="ce43" office:value-type="float" office:value="-81.6774" calcext:value-type="float">
            <text:p>-81.6774</text:p>
          </table:table-cell>
          <table:table-cell table:style-name="ce43" office:value-type="float" office:value="-78.9542" calcext:value-type="float">
            <text:p>-78.9542</text:p>
          </table:table-cell>
          <table:table-cell table:style-name="ce43" office:value-type="float" office:value="2.7232" calcext:value-type="float">
            <text:p>2.7232</text:p>
          </table:table-cell>
          <table:table-cell table:style-name="Default"/>
          <table:table-cell table:style-name="ce4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8"/>
          <table:table-cell table:style-name="ce43" table:number-columns-repeated="3"/>
          <table:table-cell table:style-name="Default"/>
          <table:table-cell table:style-name="ce45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Location 1</text:p>
          </table:table-cell>
          <table:table-cell table:style-name="ce39" office:value-type="string" calcext:value-type="string">
            <text:p>User Presence</text:p>
          </table:table-cell>
          <table:table-cell table:style-name="ce45"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north</text:p>
          </table:table-cell>
          <table:covered-table-cell table:number-columns-repeated="4" table:style-name="ce5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office:value-type="string" calcext:value-type="string">
            <text:p>without us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an abs diff</text:p>
          </table:table-cell>
          <table:table-cell table:style-name="ce50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3F</text:p>
          </table:table-cell>
          <table:table-cell office:value-type="string" calcext:value-type="string">
            <text:p>-77.1349 <text:span text:style-name="T4">(</text:span>645<text:span text:style-name="T4">)</text:span></text:p>
          </table:table-cell>
          <table:table-cell office:value-type="string" calcext:value-type="string">
            <text:p>-85.8808 (453)</text:p>
          </table:table-cell>
          <table:table-cell office:value-type="float" office:value="8.7459" calcext:value-type="float">
            <text:p>8.7459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2245E-156" calcext:value-type="float">
            <text:p>2.22E-156</text:p>
          </table:table-cell>
          <table:table-cell office:value-type="float" office:value="0.00064454" calcext:value-type="float">
            <text:p>6.45E-04</text:p>
          </table:table-cell>
          <table:table-cell office:value-type="float" office:value="1.4954E-103" calcext:value-type="float">
            <text:p>1.50E-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83.7002 (487)</text:p>
          </table:table-cell>
          <table:table-cell office:value-type="float" office:value="8.8655" calcext:value-type="float">
            <text:p>8.865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9.4944E-203" calcext:value-type="float">
            <text:p>9.49E-203</text:p>
          </table:table-cell>
          <table:table-cell office:value-type="float" office:value="1.5368E-053" calcext:value-type="float">
            <text:p>1.54E-53</text:p>
          </table:table-cell>
          <table:table-cell office:value-type="float" office:value="3.5824E-175" calcext:value-type="float">
            <text:p>3.58E-175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8A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90.7882 (321)</text:p>
          </table:table-cell>
          <table:table-cell office:value-type="float" office:value="9.9828" calcext:value-type="float">
            <text:p>9.982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8216E-188" calcext:value-type="float">
            <text:p>2.82E-188</text:p>
          </table:table-cell>
          <table:table-cell office:value-type="float" office:value="1.2147E-021" calcext:value-type="float">
            <text:p>1.21E-21</text:p>
          </table:table-cell>
          <table:table-cell office:value-type="float" office:value="3.5251E-142" calcext:value-type="float">
            <text:p>3.53E-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91.9278 (291)</text:p>
          </table:table-cell>
          <table:table-cell office:value-type="float" office:value="12.0098" calcext:value-type="float">
            <text:p>12.009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0544E-134" calcext:value-type="float">
            <text:p>3.05E-134</text:p>
          </table:table-cell>
          <table:table-cell office:value-type="float" office:value="0.000000000000014704" calcext:value-type="float">
            <text:p>1.47E-14</text:p>
          </table:table-cell>
          <table:table-cell office:value-type="float" office:value="1.651E-108" calcext:value-type="float">
            <text:p>1.65E-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90.8154 (298)</text:p>
          </table:table-cell>
          <table:table-cell office:value-type="float" office:value="3.6303" calcext:value-type="float">
            <text:p>3.6303</text:p>
          </table:table-cell>
          <table:table-cell table:style-name="ce56" office:value-type="float" office:value="0.00018973" calcext:value-type="float">
            <text:p>1.90E-04</text:p>
          </table:table-cell>
          <table:table-cell office:value-type="float" office:value="9.5743E-029" calcext:value-type="float">
            <text:p>9.57E-29</text:p>
          </table:table-cell>
          <table:table-cell office:value-type="float" office:value="6.8186E-041" calcext:value-type="float">
            <text:p>6.82E-41</text:p>
          </table:table-cell>
          <table:table-cell office:value-type="float" office:value="2.8817E-020" calcext:value-type="float">
            <text:p>2.88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92.1137 (387)</text:p>
          </table:table-cell>
          <table:table-cell office:value-type="float" office:value="5.731" calcext:value-type="float">
            <text:p>5.731</text:p>
          </table:table-cell>
          <table:table-cell table:style-name="ce56" office:value-type="float" office:value="0.000000000073836" calcext:value-type="float">
            <text:p>7.38E-11</text:p>
          </table:table-cell>
          <table:table-cell office:value-type="float" office:value="3.6116E-050" calcext:value-type="float">
            <text:p>3.61E-50</text:p>
          </table:table-cell>
          <table:table-cell office:value-type="float" office:value="4.0954E-133" calcext:value-type="float">
            <text:p>4.10E-133</text:p>
          </table:table-cell>
          <table:table-cell office:value-type="float" office:value="8.1489E-048" calcext:value-type="float">
            <text:p>8.15E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93.0089 <text:span text:style-name="T4">(</text:span>224<text:span text:style-name="T4">)</text:span></text:p>
          </table:table-cell>
          <table:table-cell office:value-type="float" office:value="10.3668" calcext:value-type="float">
            <text:p>10.366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7.9055E-124" calcext:value-type="float">
            <text:p>7.91E-124</text:p>
          </table:table-cell>
          <table:table-cell office:value-type="float" office:value="1.5845E-028" calcext:value-type="float">
            <text:p>1.58E-28</text:p>
          </table:table-cell>
          <table:table-cell office:value-type="float" office:value="2.8135E-094" calcext:value-type="float">
            <text:p>2.81E-94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Mean</text:p>
          </table:table-cell>
          <table:table-cell table:style-name="ce51" office:value-type="float" office:value="-81.2719" calcext:value-type="float">
            <text:p>-81.2719</text:p>
          </table:table-cell>
          <table:table-cell table:style-name="ce51" office:value-type="float" office:value="-89.7479" calcext:value-type="float">
            <text:p>-89.7479</text:p>
          </table:table-cell>
          <table:table-cell table:style-name="ce51" office:value-type="float" office:value="8.476" calcext:value-type="float">
            <text:p>8.476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east</text:p>
          </table:table-cell>
          <table:covered-table-cell table:number-columns-repeated="4"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office:value-type="string" calcext:value-type="string">
            <text:p>without user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ean abs diff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3F</text:p>
          </table:table-cell>
          <table:table-cell office:value-type="string" calcext:value-type="string">
            <text:p>-77.1349 <text:span text:style-name="T4">(</text:span>645<text:span text:style-name="T4">)</text:span></text:p>
          </table:table-cell>
          <table:table-cell office:value-type="string" calcext:value-type="string">
            <text:p>-90.4377 (345)</text:p>
          </table:table-cell>
          <table:table-cell office:value-type="float" office:value="13.3028" calcext:value-type="float">
            <text:p>13.302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326E-139" calcext:value-type="float">
            <text:p>1.33E-139</text:p>
          </table:table-cell>
          <table:table-cell table:style-name="ce39" office:value-type="float" office:value="0.0024" calcext:value-type="float">
            <text:p>0.0024</text:p>
          </table:table-cell>
          <table:table-cell office:value-type="float" office:value="2.0238E-118" calcext:value-type="float">
            <text:p>2.02E-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87.2577 (388)</text:p>
          </table:table-cell>
          <table:table-cell office:value-type="float" office:value="12.4231" calcext:value-type="float">
            <text:p>12.423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5535E-210" calcext:value-type="float">
            <text:p>1.55E-210</text:p>
          </table:table-cell>
          <table:table-cell office:value-type="float" office:value="1.6551E-041" calcext:value-type="float">
            <text:p>1.66E-41</text:p>
          </table:table-cell>
          <table:table-cell office:value-type="float" office:value="6.9233E-160" calcext:value-type="float">
            <text:p>6.92E-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92.6728 (162)</text:p>
          </table:table-cell>
          <table:table-cell office:value-type="float" office:value="11.8675" calcext:value-type="float">
            <text:p>11.867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6.8573E-115" calcext:value-type="float">
            <text:p>6.86E-115</text:p>
          </table:table-cell>
          <table:table-cell office:value-type="float" office:value="0.000000034672" calcext:value-type="float">
            <text:p>3.47E-08</text:p>
          </table:table-cell>
          <table:table-cell office:value-type="float" office:value="1.2625E-087" calcext:value-type="float">
            <text:p>1.26E-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92.8242 (165)</text:p>
          </table:table-cell>
          <table:table-cell office:value-type="float" office:value="12.9062" calcext:value-type="float">
            <text:p>12.9062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9258E-099" calcext:value-type="float">
            <text:p>1.93E-99</text:p>
          </table:table-cell>
          <table:table-cell office:value-type="float" office:value="1.0545E-022" calcext:value-type="float">
            <text:p>1.05E-22</text:p>
          </table:table-cell>
          <table:table-cell office:value-type="float" office:value="8.8473E-077" calcext:value-type="float">
            <text:p>8.85E-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93.7024 (84)</text:p>
          </table:table-cell>
          <table:table-cell office:value-type="float" office:value="6.5172" calcext:value-type="float">
            <text:p>6.5172</text:p>
          </table:table-cell>
          <table:table-cell table:style-name="ce56" office:value-type="float" office:value="0.000000000047346" calcext:value-type="float">
            <text:p>4.73E-11</text:p>
          </table:table-cell>
          <table:table-cell office:value-type="float" office:value="7.878E-030" calcext:value-type="float">
            <text:p>7.88E-30</text:p>
          </table:table-cell>
          <table:table-cell office:value-type="float" office:value="8.092E-049" calcext:value-type="float">
            <text:p>8.09E-49</text:p>
          </table:table-cell>
          <table:table-cell office:value-type="float" office:value="2.9552E-031" calcext:value-type="float">
            <text:p>2.96E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95.0484 (62)</text:p>
          </table:table-cell>
          <table:table-cell office:value-type="float" office:value="8.6657" calcext:value-type="float">
            <text:p>8.6657</text:p>
          </table:table-cell>
          <table:table-cell table:style-name="ce56" office:value-type="float" office:value="4.4409E-016" calcext:value-type="float">
            <text:p>4.44E-16</text:p>
          </table:table-cell>
          <table:table-cell office:value-type="float" office:value="1.2177E-030" calcext:value-type="float">
            <text:p>1.22E-30</text:p>
          </table:table-cell>
          <table:table-cell office:value-type="float" office:value="1.189E-050" calcext:value-type="float">
            <text:p>1.19E-50</text:p>
          </table:table-cell>
          <table:table-cell office:value-type="float" office:value="1.1846E-030" calcext:value-type="float">
            <text:p>1.18E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96 (4)</text:p>
          </table:table-cell>
          <table:table-cell office:value-type="float" office:value="13.3579" calcext:value-type="float">
            <text:p>13.3579</text:p>
          </table:table-cell>
          <table:table-cell table:style-name="ce56" office:value-type="float" office:value="0.00000043132" calcext:value-type="float">
            <text:p>4.31E-07</text:p>
          </table:table-cell>
          <table:table-cell office:value-type="float" office:value="0.0002221" calcext:value-type="float">
            <text:p>2.22E-04</text:p>
          </table:table-cell>
          <table:table-cell table:style-name="ce39" office:value-type="float" office:value="0.0124" calcext:value-type="float">
            <text:p>0.0124</text:p>
          </table:table-cell>
          <table:table-cell office:value-type="float" office:value="0.0005275" calcext:value-type="float">
            <text:p>5.28E-04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Mean</text:p>
          </table:table-cell>
          <table:table-cell table:style-name="ce51" office:value-type="float" office:value="-81.2719" calcext:value-type="float">
            <text:p>-81.2719</text:p>
          </table:table-cell>
          <table:table-cell table:style-name="ce51" office:value-type="float" office:value="-92.5633" calcext:value-type="float">
            <text:p>-92.5633</text:p>
          </table:table-cell>
          <table:table-cell table:style-name="ce51" office:value-type="float" office:value="11.2914" calcext:value-type="float">
            <text:p>11.2914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south</text:p>
          </table:table-cell>
          <table:covered-table-cell table:number-columns-repeated="4"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office:value-type="string" calcext:value-type="string">
            <text:p>without use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an abs diff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3F</text:p>
          </table:table-cell>
          <table:table-cell office:value-type="string" calcext:value-type="string">
            <text:p>-77.1349 <text:span text:style-name="T4">(</text:span>645<text:span text:style-name="T4">)</text:span></text:p>
          </table:table-cell>
          <table:table-cell office:value-type="string" calcext:value-type="string">
            <text:p>-90.4205 (440)</text:p>
          </table:table-cell>
          <table:table-cell office:value-type="float" office:value="13.2856" calcext:value-type="float">
            <text:p>13.2856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7.8291E-166" calcext:value-type="float">
            <text:p>7.83E-166</text:p>
          </table:table-cell>
          <table:table-cell office:value-type="float" office:value="0.000016178" calcext:value-type="float">
            <text:p>1.62E-05</text:p>
          </table:table-cell>
          <table:table-cell office:value-type="float" office:value="6.9731E-137" calcext:value-type="float">
            <text:p>6.97E-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88.0415 (434)</text:p>
          </table:table-cell>
          <table:table-cell office:value-type="float" office:value="13.2068" calcext:value-type="float">
            <text:p>13.206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132E-224" calcext:value-type="float">
            <text:p>3.13E-224</text:p>
          </table:table-cell>
          <table:table-cell office:value-type="float" office:value="3.4063E-057" calcext:value-type="float">
            <text:p>3.41E-57</text:p>
          </table:table-cell>
          <table:table-cell office:value-type="float" office:value="1.0178E-170" calcext:value-type="float">
            <text:p>1.02E-170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8A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92.8765 (170)</text:p>
          </table:table-cell>
          <table:table-cell office:value-type="float" office:value="12.0711" calcext:value-type="float">
            <text:p>12.071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7588E-119" calcext:value-type="float">
            <text:p>2.76E-119</text:p>
          </table:table-cell>
          <table:table-cell table:style-name="ce59" office:value-type="float" office:value="0.2467" calcext:value-type="float">
            <text:p>0.2467</text:p>
          </table:table-cell>
          <table:table-cell office:value-type="float" office:value="6.5086E-091" calcext:value-type="float">
            <text:p>6.51E-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93.6351 (222)</text:p>
          </table:table-cell>
          <table:table-cell office:value-type="float" office:value="13.7171" calcext:value-type="float">
            <text:p>13.717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5031E-124" calcext:value-type="float">
            <text:p>1.50E-124</text:p>
          </table:table-cell>
          <table:table-cell office:value-type="float" office:value="3.9499E-034" calcext:value-type="float">
            <text:p>3.95E-34</text:p>
          </table:table-cell>
          <table:table-cell office:value-type="float" office:value="1.1188E-093" calcext:value-type="float">
            <text:p>1.12E-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94.4821 (56)</text:p>
          </table:table-cell>
          <table:table-cell office:value-type="float" office:value="7.297" calcext:value-type="float">
            <text:p>7.297</text:p>
          </table:table-cell>
          <table:table-cell table:style-name="ce56" office:value-type="float" office:value="0.00000000019586" calcext:value-type="float">
            <text:p>1.96E-10</text:p>
          </table:table-cell>
          <table:table-cell office:value-type="float" office:value="1.7915E-022" calcext:value-type="float">
            <text:p>1.79E-22</text:p>
          </table:table-cell>
          <table:table-cell office:value-type="float" office:value="3.0927E-033" calcext:value-type="float">
            <text:p>3.09E-33</text:p>
          </table:table-cell>
          <table:table-cell office:value-type="float" office:value="1.8313E-025" calcext:value-type="float">
            <text:p>1.83E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95.9697 (33)</text:p>
          </table:table-cell>
          <table:table-cell office:value-type="float" office:value="9.587" calcext:value-type="float">
            <text:p>9.587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3.6521E-022" calcext:value-type="float">
            <text:p>3.65E-22</text:p>
          </table:table-cell>
          <table:table-cell office:value-type="float" office:value="2.7086E-034" calcext:value-type="float">
            <text:p>2.71E-34</text:p>
          </table:table-cell>
          <table:table-cell office:value-type="float" office:value="3.2323E-020" calcext:value-type="float">
            <text:p>3.23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95 (2)</text:p>
          </table:table-cell>
          <table:table-cell office:value-type="float" office:value="12.3579" calcext:value-type="float">
            <text:p>12.3579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0.0115" calcext:value-type="float">
            <text:p>1.15E-02</text:p>
          </table:table-cell>
          <table:table-cell table:style-name="ce39" office:value-type="float" office:value="0.0115" calcext:value-type="float">
            <text:p>0.0115</text:p>
          </table:table-cell>
          <table:table-cell office:value-type="float" office:value="0.014" calcext:value-type="float">
            <text:p>1.40E-02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Mean</text:p>
          </table:table-cell>
          <table:table-cell table:style-name="ce51" office:value-type="float" office:value="-81.2719" calcext:value-type="float">
            <text:p>-81.2719</text:p>
          </table:table-cell>
          <table:table-cell table:style-name="ce51" office:value-type="float" office:value="-92.9179" calcext:value-type="float">
            <text:p>-92.9179</text:p>
          </table:table-cell>
          <table:table-cell table:style-name="ce51" office:value-type="float" office:value="11.646" calcext:value-type="float">
            <text:p>11.646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west</text:p>
          </table:table-cell>
          <table:covered-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office:value-type="string" calcext:value-type="string">
            <text:p>without user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ean abs diff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3F</text:p>
          </table:table-cell>
          <table:table-cell office:value-type="string" calcext:value-type="string">
            <text:p>-77.1349 <text:span text:style-name="T4">(</text:span>645<text:span text:style-name="T4">)</text:span></text:p>
          </table:table-cell>
          <table:table-cell office:value-type="string" calcext:value-type="string">
            <text:p>-84.6492 (553)</text:p>
          </table:table-cell>
          <table:table-cell office:value-type="float" office:value="7.5143" calcext:value-type="float">
            <text:p>7.5143</text:p>
          </table:table-cell>
          <table:table-cell table:style-name="ce56" office:value-type="float" office:value="4.4409E-016" calcext:value-type="float">
            <text:p>4.44E-16</text:p>
          </table:table-cell>
          <table:table-cell office:value-type="float" office:value="2.3399E-151" calcext:value-type="float">
            <text:p>2.34E-151</text:p>
          </table:table-cell>
          <table:table-cell table:style-name="ce59" office:value-type="float" office:value="0.7018" calcext:value-type="float">
            <text:p>0.7018</text:p>
          </table:table-cell>
          <table:table-cell office:value-type="float" office:value="8.4599E-109" calcext:value-type="float">
            <text:p>8.46E-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84.1693 (561)</text:p>
          </table:table-cell>
          <table:table-cell office:value-type="float" office:value="9.3347" calcext:value-type="float">
            <text:p>9.3347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2663E-210" calcext:value-type="float">
            <text:p>1.27E-210</text:p>
          </table:table-cell>
          <table:table-cell office:value-type="float" office:value="3.7917E-062" calcext:value-type="float">
            <text:p>3.79E-62</text:p>
          </table:table-cell>
          <table:table-cell office:value-type="float" office:value="9.4037E-185" calcext:value-type="float">
            <text:p>9.40E-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87.7208 (480)</text:p>
          </table:table-cell>
          <table:table-cell office:value-type="float" office:value="6.9155" calcext:value-type="float">
            <text:p>6.915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5388E-240" calcext:value-type="float">
            <text:p>1.54E-240</text:p>
          </table:table-cell>
          <table:table-cell office:value-type="float" office:value="5.7373E-029" calcext:value-type="float">
            <text:p>5.74E-29</text:p>
          </table:table-cell>
          <table:table-cell office:value-type="float" office:value="6.9661E-181" calcext:value-type="float">
            <text:p>6.97E-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90.7911 (426)</text:p>
          </table:table-cell>
          <table:table-cell office:value-type="float" office:value="10.873" calcext:value-type="float">
            <text:p>10.873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5767E-153" calcext:value-type="float">
            <text:p>2.58E-153</text:p>
          </table:table-cell>
          <table:table-cell office:value-type="float" office:value="3.4353E-019" calcext:value-type="float">
            <text:p>3.44E-19</text:p>
          </table:table-cell>
          <table:table-cell office:value-type="float" office:value="2.6375E-129" calcext:value-type="float">
            <text:p>2.64E-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91.6395 (319)</text:p>
          </table:table-cell>
          <table:table-cell office:value-type="float" office:value="4.4543" calcext:value-type="float">
            <text:p>4.4543</text:p>
          </table:table-cell>
          <table:table-cell table:style-name="ce56" office:value-type="float" office:value="0.0000015785" calcext:value-type="float">
            <text:p>1.58E-06</text:p>
          </table:table-cell>
          <table:table-cell office:value-type="float" office:value="1.546E-031" calcext:value-type="float">
            <text:p>1.55E-31</text:p>
          </table:table-cell>
          <table:table-cell office:value-type="float" office:value="5.928E-059" calcext:value-type="float">
            <text:p>5.93E-59</text:p>
          </table:table-cell>
          <table:table-cell office:value-type="float" office:value="1.8768E-029" calcext:value-type="float">
            <text:p>1.88E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93.1667 (252)</text:p>
          </table:table-cell>
          <table:table-cell office:value-type="float" office:value="6.784" calcext:value-type="float">
            <text:p>6.784</text:p>
          </table:table-cell>
          <table:table-cell table:style-name="ce56" office:value-type="float" office:value="0.0000000000020353" calcext:value-type="float">
            <text:p>2.04E-12</text:p>
          </table:table-cell>
          <table:table-cell office:value-type="float" office:value="2.8052E-041" calcext:value-type="float">
            <text:p>2.81E-41</text:p>
          </table:table-cell>
          <table:table-cell office:value-type="float" office:value="1.5993E-077" calcext:value-type="float">
            <text:p>1.60E-77</text:p>
          </table:table-cell>
          <table:table-cell office:value-type="float" office:value="9.7906E-051" calcext:value-type="float">
            <text:p>9.79E-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92.4114 (299)</text:p>
          </table:table-cell>
          <table:table-cell office:value-type="float" office:value="9.7693" calcext:value-type="float">
            <text:p>9.7693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2.273E-070" calcext:value-type="float">
            <text:p>2.27E-70</text:p>
          </table:table-cell>
          <table:table-cell office:value-type="float" office:value="2.4981E-108" calcext:value-type="float">
            <text:p>2.50E-108</text:p>
          </table:table-cell>
          <table:table-cell office:value-type="float" office:value="1.4856E-091" calcext:value-type="float">
            <text:p>1.49E-91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Mean</text:p>
          </table:table-cell>
          <table:table-cell table:style-name="ce51" office:value-type="float" office:value="-81.2719" calcext:value-type="float">
            <text:p>-81.2719</text:p>
          </table:table-cell>
          <table:table-cell table:style-name="ce51" office:value-type="float" office:value="-89.2211" calcext:value-type="float">
            <text:p>-89.2211</text:p>
          </table:table-cell>
          <table:table-cell table:style-name="ce51" office:value-type="float" office:value="7.9492" calcext:value-type="float">
            <text:p>7.949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shadowing</text:p>
          </table:table-cell>
          <table:covered-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office:value-type="string" calcext:value-type="string">
            <text:p>without user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ean abs diff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D</text:p>
          </table:table-cell>
          <table:table-cell office:value-type="string" calcext:value-type="string">
            <text:p>-70.8425 (546)</text:p>
          </table:table-cell>
          <table:table-cell office:value-type="string" calcext:value-type="string">
            <text:p>-71.1298 (524)</text:p>
          </table:table-cell>
          <table:table-cell office:value-type="float" office:value="0.2873" calcext:value-type="float">
            <text:p>0.2873</text:p>
          </table:table-cell>
          <table:table-cell table:style-name="ce58" office:value-type="float" office:value="0.7705" calcext:value-type="float">
            <text:p>0.7705</text:p>
          </table:table-cell>
          <table:table-cell office:value-type="float" office:value="3.0834E-019" calcext:value-type="float">
            <text:p>3.08E-19</text:p>
          </table:table-cell>
          <table:table-cell office:value-type="float" office:value="1.5552E-024" calcext:value-type="float">
            <text:p>1.56E-24</text:p>
          </table:table-cell>
          <table:table-cell table:style-name="ce59" office:value-type="float" office:value="0.2479" calcext:value-type="float">
            <text:p>0.2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1</text:p>
          </table:table-cell>
          <table:table-cell office:value-type="string" calcext:value-type="string">
            <text:p>-76.4113 (586)</text:p>
          </table:table-cell>
          <table:table-cell office:value-type="string" calcext:value-type="string">
            <text:p>-83.3536 (509)</text:p>
          </table:table-cell>
          <table:table-cell office:value-type="float" office:value="6.9424" calcext:value-type="float">
            <text:p>6.9424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0993E-168" calcext:value-type="float">
            <text:p>1.10E-168</text:p>
          </table:table-cell>
          <table:table-cell office:value-type="float" office:value="2.7768E-101" calcext:value-type="float">
            <text:p>2.78E-101</text:p>
          </table:table-cell>
          <table:table-cell office:value-type="float" office:value="3.6045E-149" calcext:value-type="float">
            <text:p>3.60E-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A</text:p>
          </table:table-cell>
          <table:table-cell office:value-type="string" calcext:value-type="string">
            <text:p>-72.7231 (585)</text:p>
          </table:table-cell>
          <table:table-cell office:value-type="string" calcext:value-type="string">
            <text:p>-88.1457 (405)</text:p>
          </table:table-cell>
          <table:table-cell office:value-type="float" office:value="15.4226" calcext:value-type="float">
            <text:p>15.4226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0395E-209" calcext:value-type="float">
            <text:p>3.04E-209</text:p>
          </table:table-cell>
          <table:table-cell office:value-type="float" office:value="8.2226E-031" calcext:value-type="float">
            <text:p>8.22E-31</text:p>
          </table:table-cell>
          <table:table-cell office:value-type="float" office:value="7.5475E-160" calcext:value-type="float">
            <text:p>7.55E-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6A</text:p>
          </table:table-cell>
          <table:table-cell office:value-type="string" calcext:value-type="string">
            <text:p>-79.1505 (651)</text:p>
          </table:table-cell>
          <table:table-cell office:value-type="string" calcext:value-type="string">
            <text:p>-85.2004 (489)</text:p>
          </table:table-cell>
          <table:table-cell office:value-type="float" office:value="6.0499" calcext:value-type="float">
            <text:p>6.0499</text:p>
          </table:table-cell>
          <table:table-cell table:style-name="ce56" office:value-type="float" office:value="0.0000000014788" calcext:value-type="float">
            <text:p>1.48E-09</text:p>
          </table:table-cell>
          <table:table-cell office:value-type="float" office:value="1.6275E-049" calcext:value-type="float">
            <text:p>1.63E-49</text:p>
          </table:table-cell>
          <table:table-cell office:value-type="float" office:value="8.1651E-027" calcext:value-type="float">
            <text:p>8.17E-27</text:p>
          </table:table-cell>
          <table:table-cell office:value-type="float" office:value="1.151E-049" calcext:value-type="float">
            <text:p>1.15E-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39</text:p>
          </table:table-cell>
          <table:table-cell office:value-type="string" calcext:value-type="string">
            <text:p>-78.0507 <text:span text:style-name="T4">(</text:span>670<text:span text:style-name="T4">)</text:span></text:p>
          </table:table-cell>
          <table:table-cell office:value-type="string" calcext:value-type="string">
            <text:p>-88.5194 (387)</text:p>
          </table:table-cell>
          <table:table-cell office:value-type="float" office:value="10.4686" calcext:value-type="float">
            <text:p>10.4686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8.3981E-146" calcext:value-type="float">
            <text:p>8.40E-146</text:p>
          </table:table-cell>
          <table:table-cell office:value-type="float" office:value="0.0000000014476" calcext:value-type="float">
            <text:p>1.45E-09</text:p>
          </table:table-cell>
          <table:table-cell office:value-type="float" office:value="3.6833E-148" calcext:value-type="float">
            <text:p>3.68E-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4A</text:p>
          </table:table-cell>
          <table:table-cell office:value-type="string" calcext:value-type="string">
            <text:p>-85.2737 (464)</text:p>
          </table:table-cell>
          <table:table-cell office:value-type="string" calcext:value-type="string">
            <text:p>-90.7217 (357)</text:p>
          </table:table-cell>
          <table:table-cell office:value-type="float" office:value="5.448" calcext:value-type="float">
            <text:p>5.448</text:p>
          </table:table-cell>
          <table:table-cell table:style-name="ce56" office:value-type="float" office:value="0.000000000034982" calcext:value-type="float">
            <text:p>3.50E-11</text:p>
          </table:table-cell>
          <table:table-cell office:value-type="float" office:value="5.6497E-068" calcext:value-type="float">
            <text:p>5.65E-68</text:p>
          </table:table-cell>
          <table:table-cell office:value-type="float" office:value="0.000047418" calcext:value-type="float">
            <text:p>4.74E-05</text:p>
          </table:table-cell>
          <table:table-cell office:value-type="float" office:value="9.9664E-064" calcext:value-type="float">
            <text:p>9.97E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6D</text:p>
          </table:table-cell>
          <table:table-cell office:value-type="string" calcext:value-type="string">
            <text:p>-77.581 (568)</text:p>
          </table:table-cell>
          <table:table-cell office:value-type="string" calcext:value-type="string">
            <text:p>-90.1753 (405)</text:p>
          </table:table-cell>
          <table:table-cell office:value-type="float" office:value="12.5943" calcext:value-type="float">
            <text:p>12.5943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3.2607E-133" calcext:value-type="float">
            <text:p>3.26E-133</text:p>
          </table:table-cell>
          <table:table-cell office:value-type="float" office:value="0.00000000000010445" calcext:value-type="float">
            <text:p>1.04E-13</text:p>
          </table:table-cell>
          <table:table-cell office:value-type="float" office:value="1.1093E-121" calcext:value-type="float">
            <text:p>1.11E-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7.1475" calcext:value-type="float">
            <text:p>-77.1475</text:p>
          </table:table-cell>
          <table:table-cell office:value-type="float" office:value="-85.3208" calcext:value-type="float">
            <text:p>-85.3208</text:p>
          </table:table-cell>
          <table:table-cell office:value-type="float" office:value="8.1733" calcext:value-type="float">
            <text:p>8.173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rotating</text:p>
          </table:table-cell>
          <table:covered-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office:value-type="string" calcext:value-type="string">
            <text:p>without user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3F</text:p>
          </table:table-cell>
          <table:table-cell office:value-type="string" calcext:value-type="string">
            <text:p>-77.1349 <text:span text:style-name="T4">(</text:span>645<text:span text:style-name="T4">)</text:span></text:p>
          </table:table-cell>
          <table:table-cell office:value-type="string" calcext:value-type="string">
            <text:p>-88.8276 (203)</text:p>
          </table:table-cell>
          <table:table-cell office:value-type="float" office:value="11.6927" calcext:value-type="float">
            <text:p>11.6927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3206E-094" calcext:value-type="float">
            <text:p>3.32E-94</text:p>
          </table:table-cell>
          <table:table-cell table:style-name="ce59" office:value-type="float" office:value="0.3101" calcext:value-type="float">
            <text:p>0.3101</text:p>
          </table:table-cell>
          <table:table-cell office:value-type="float" office:value="3.8073E-074" calcext:value-type="float">
            <text:p>3.81E-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85.8068 (208)</text:p>
          </table:table-cell>
          <table:table-cell office:value-type="float" office:value="10.9721" calcext:value-type="float">
            <text:p>10.972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6.6143E-129" calcext:value-type="float">
            <text:p>6.61E-129</text:p>
          </table:table-cell>
          <table:table-cell office:value-type="float" office:value="1.1527E-078" calcext:value-type="float">
            <text:p>1.15E-78</text:p>
          </table:table-cell>
          <table:table-cell office:value-type="float" office:value="6.6698E-104" calcext:value-type="float">
            <text:p>6.67E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91.1449 (138)</text:p>
          </table:table-cell>
          <table:table-cell office:value-type="float" office:value="10.3396" calcext:value-type="float">
            <text:p>10.3396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7899E-101" calcext:value-type="float">
            <text:p>3.79E-101</text:p>
          </table:table-cell>
          <table:table-cell office:value-type="float" office:value="0.0000000021392" calcext:value-type="float">
            <text:p>2.14E-09</text:p>
          </table:table-cell>
          <table:table-cell office:value-type="float" office:value="2.3799E-077" calcext:value-type="float">
            <text:p>2.38E-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91.7045 (132)</text:p>
          </table:table-cell>
          <table:table-cell office:value-type="float" office:value="11.7865" calcext:value-type="float">
            <text:p>11.786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8.857E-081" calcext:value-type="float">
            <text:p>8.86E-81</text:p>
          </table:table-cell>
          <table:table-cell office:value-type="float" office:value="0.00000000085279" calcext:value-type="float">
            <text:p>8.53E-10</text:p>
          </table:table-cell>
          <table:table-cell office:value-type="float" office:value="3.7193E-065" calcext:value-type="float">
            <text:p>3.72E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92.5375 (80)</text:p>
          </table:table-cell>
          <table:table-cell office:value-type="float" office:value="5.3523" calcext:value-type="float">
            <text:p>5.3523</text:p>
          </table:table-cell>
          <table:table-cell table:style-name="ce56" office:value-type="float" office:value="0.00002247" calcext:value-type="float">
            <text:p>2.25E-05</text:p>
          </table:table-cell>
          <table:table-cell office:value-type="float" office:value="0.00000000000015551" calcext:value-type="float">
            <text:p>1.56E-13</text:p>
          </table:table-cell>
          <table:table-cell office:value-type="float" office:value="1.6835E-026" calcext:value-type="float">
            <text:p>1.68E-26</text:p>
          </table:table-cell>
          <table:table-cell office:value-type="float" office:value="1.3317E-019" calcext:value-type="float">
            <text:p>1.33E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93.3084 (107)</text:p>
          </table:table-cell>
          <table:table-cell office:value-type="float" office:value="6.9257" calcext:value-type="float">
            <text:p>6.9257</text:p>
          </table:table-cell>
          <table:table-cell table:style-name="ce56" office:value-type="float" office:value="0.00000000011063" calcext:value-type="float">
            <text:p>1.11E-10</text:p>
          </table:table-cell>
          <table:table-cell office:value-type="float" office:value="2.3225E-026" calcext:value-type="float">
            <text:p>2.32E-26</text:p>
          </table:table-cell>
          <table:table-cell office:value-type="float" office:value="6.6848E-055" calcext:value-type="float">
            <text:p>6.68E-55</text:p>
          </table:table-cell>
          <table:table-cell office:value-type="float" office:value="4.3386E-031" calcext:value-type="float">
            <text:p>4.34E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92.6267 (75)</text:p>
          </table:table-cell>
          <table:table-cell office:value-type="float" office:value="9.9846" calcext:value-type="float">
            <text:p>9.9846</text:p>
          </table:table-cell>
          <table:table-cell table:style-name="ce56" office:value-type="float" office:value="0.00000000019559" calcext:value-type="float">
            <text:p>1.96E-10</text:p>
          </table:table-cell>
          <table:table-cell office:value-type="float" office:value="2.2661E-023" calcext:value-type="float">
            <text:p>2.27E-23</text:p>
          </table:table-cell>
          <table:table-cell office:value-type="float" office:value="5.1679E-031" calcext:value-type="float">
            <text:p>5.17E-31</text:p>
          </table:table-cell>
          <table:table-cell office:value-type="float" office:value="5.67E-031" calcext:value-type="float">
            <text:p>5.67E-31</text:p>
          </table:table-cell>
          <table:table-cell table:number-columns-repeated="2"/>
        </table:table-row>
        <table:table-row table:style-name="ro1">
          <table:table-cell/>
          <table:table-cell table:style-name="ce43" office:value-type="float" office:value="-81.2719" calcext:value-type="float">
            <text:p>-81.2719</text:p>
          </table:table-cell>
          <table:table-cell office:value-type="float" office:value="-90.8509" calcext:value-type="float">
            <text:p>-90.8509</text:p>
          </table:table-cell>
          <table:table-cell office:value-type="float" office:value="9.579" calcext:value-type="float">
            <text:p>9.579</text:p>
          </table:table-cell>
          <table:table-cell table:style-name="ce56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 office:value-type="string" calcext:value-type="string">
            <text:p>Location 2</text:p>
          </table:table-cell>
          <table:table-cell table:style-name="ce42" office:value-type="string" calcext:value-type="string">
            <text:p>User Presence</text:p>
          </table:table-cell>
          <table:table-cell table:style-name="ce54"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north</text:p>
          </table:table-cell>
          <table:covered-table-cell table:number-columns-repeated="4" table:style-name="ce5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table:style-name="ce50" office:value-type="string" calcext:value-type="string">
            <text:p>without user</text:p>
          </table:table-cell>
          <table:table-cell table:style-name="ce50" office:value-type="string" calcext:value-type="string">
            <text:p>north</text:p>
          </table:table-cell>
          <table:table-cell table:style-name="ce50" office:value-type="string" calcext:value-type="string">
            <text:p>mean abs diff</text:p>
          </table:table-cell>
          <table:table-cell table:style-name="ce50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4.034 (235)</text:p>
          </table:table-cell>
          <table:table-cell office:value-type="string" calcext:value-type="string">
            <text:p>-73.6262 (650)</text:p>
          </table:table-cell>
          <table:table-cell office:value-type="float" office:value="-0.4079" calcext:value-type="float">
            <text:p>-0.4079</text:p>
          </table:table-cell>
          <table:table-cell table:style-name="ce58" office:value-type="float" office:value="0.5554" calcext:value-type="float">
            <text:p>0.5554</text:p>
          </table:table-cell>
          <table:table-cell office:value-type="float" office:value="3.4696E-028" calcext:value-type="float">
            <text:p>3.47E-28</text:p>
          </table:table-cell>
          <table:table-cell office:value-type="float" office:value="5.4112E-044" calcext:value-type="float">
            <text:p>5.41E-44</text:p>
          </table:table-cell>
          <table:table-cell office:value-type="float" office:value="0.0000034703" calcext:value-type="float">
            <text:p>3.4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7.1358 (243)</text:p>
          </table:table-cell>
          <table:table-cell office:value-type="string" calcext:value-type="string">
            <text:p>-83.7008 <text:span text:style-name="T4">(</text:span>625<text:span text:style-name="T4">)</text:span></text:p>
          </table:table-cell>
          <table:table-cell office:value-type="float" office:value="-3.435" calcext:value-type="float">
            <text:p>-3.435</text:p>
          </table:table-cell>
          <table:table-cell table:style-name="ce56" office:value-type="float" office:value="0.0000036336" calcext:value-type="float">
            <text:p>3.63E-06</text:p>
          </table:table-cell>
          <table:table-cell office:value-type="float" office:value="2.2591E-050" calcext:value-type="float">
            <text:p>2.26E-50</text:p>
          </table:table-cell>
          <table:table-cell office:value-type="float" office:value="3.9275E-056" calcext:value-type="float">
            <text:p>3.93E-56</text:p>
          </table:table-cell>
          <table:table-cell office:value-type="float" office:value="6.045E-025" calcext:value-type="float">
            <text:p>6.05E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6.5161 (124)</text:p>
          </table:table-cell>
          <table:table-cell office:value-type="string" calcext:value-type="string">
            <text:p>-89.9404 (554)</text:p>
          </table:table-cell>
          <table:table-cell office:value-type="float" office:value="3.4243" calcext:value-type="float">
            <text:p>3.4243</text:p>
          </table:table-cell>
          <table:table-cell table:style-name="ce39" office:value-type="float" office:value="0.0158" calcext:value-type="float">
            <text:p>0.0158</text:p>
          </table:table-cell>
          <table:table-cell office:value-type="float" office:value="1.0553E-042" calcext:value-type="float">
            <text:p>1.06E-42</text:p>
          </table:table-cell>
          <table:table-cell table:style-name="ce59" office:value-type="float" office:value="0.1128" calcext:value-type="float">
            <text:p>0.1128</text:p>
          </table:table-cell>
          <table:table-cell office:value-type="float" office:value="1.863E-026" calcext:value-type="float">
            <text:p>1.86E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6.0913 (252)</text:p>
          </table:table-cell>
          <table:table-cell office:value-type="string" calcext:value-type="string">
            <text:p>-87.6348 (564)</text:p>
          </table:table-cell>
          <table:table-cell office:value-type="float" office:value="1.5435" calcext:value-type="float">
            <text:p>1.5435</text:p>
          </table:table-cell>
          <table:table-cell table:style-name="ce39" office:value-type="float" office:value="0.023" calcext:value-type="float">
            <text:p>0.023</text:p>
          </table:table-cell>
          <table:table-cell office:value-type="float" office:value="0.00000000000013732" calcext:value-type="float">
            <text:p>1.37E-13</text:p>
          </table:table-cell>
          <table:table-cell office:value-type="float" office:value="0.00000000000006853" calcext:value-type="float">
            <text:p>6.85E-14</text:p>
          </table:table-cell>
          <table:table-cell office:value-type="float" office:value="0.000000077757" calcext:value-type="float">
            <text:p>7.78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90.1701 (241)</text:p>
          </table:table-cell>
          <table:table-cell office:value-type="string" calcext:value-type="string">
            <text:p>-91.7809 (324)</text:p>
          </table:table-cell>
          <table:table-cell office:value-type="float" office:value="1.6107" calcext:value-type="float">
            <text:p>1.6107</text:p>
          </table:table-cell>
          <table:table-cell table:style-name="ce57" office:value-type="float" office:value="0.0011" calcext:value-type="float">
            <text:p>0.0011</text:p>
          </table:table-cell>
          <table:table-cell office:value-type="float" office:value="3.3008E-032" calcext:value-type="float">
            <text:p>3.30E-32</text:p>
          </table:table-cell>
          <table:table-cell office:value-type="float" office:value="5.4933E-029" calcext:value-type="float">
            <text:p>5.49E-29</text:p>
          </table:table-cell>
          <table:table-cell office:value-type="float" office:value="5.219E-022" calcext:value-type="float">
            <text:p>5.22E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8323 (155)</text:p>
          </table:table-cell>
          <table:table-cell office:value-type="string" calcext:value-type="string">
            <text:p>-90.9436 (461)</text:p>
          </table:table-cell>
          <table:table-cell office:value-type="float" office:value="3.1113" calcext:value-type="float">
            <text:p>3.1113</text:p>
          </table:table-cell>
          <table:table-cell table:style-name="ce57" office:value-type="float" office:value="0.0023" calcext:value-type="float">
            <text:p>0.0023</text:p>
          </table:table-cell>
          <table:table-cell office:value-type="float" office:value="1.6418E-048" calcext:value-type="float">
            <text:p>1.64E-48</text:p>
          </table:table-cell>
          <table:table-cell table:style-name="ce57" office:value-type="float" office:value="0.0081" calcext:value-type="float">
            <text:p>0.0081</text:p>
          </table:table-cell>
          <table:table-cell office:value-type="float" office:value="9.5334E-029" calcext:value-type="float">
            <text:p>9.53E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93.4215 (121)</text:p>
          </table:table-cell>
          <table:table-cell office:value-type="string" calcext:value-type="string">
            <text:p>-91.6318 (402)</text:p>
          </table:table-cell>
          <table:table-cell office:value-type="float" office:value="-1.7896" calcext:value-type="float">
            <text:p>-1.7896</text:p>
          </table:table-cell>
          <table:table-cell table:style-name="ce39" office:value-type="float" office:value="0.0035" calcext:value-type="float">
            <text:p>0.0035</text:p>
          </table:table-cell>
          <table:table-cell office:value-type="float" office:value="2.7949E-015" calcext:value-type="float">
            <text:p>2.79E-15</text:p>
          </table:table-cell>
          <table:table-cell office:value-type="float" office:value="0.0000000000043427" calcext:value-type="float">
            <text:p>4.34E-12</text:p>
          </table:table-cell>
          <table:table-cell office:value-type="float" office:value="0.0000000000025416" calcext:value-type="float">
            <text:p>2.54E-12</text:p>
          </table:table-cell>
          <table:table-cell table:number-columns-repeated="2"/>
        </table:table-row>
        <table:table-row table:style-name="ro1">
          <table:table-cell table:style-name="ce43"/>
          <table:table-cell table:style-name="ce43" office:value-type="float" office:value="-86.4573" calcext:value-type="float">
            <text:p>-86.4573</text:p>
          </table:table-cell>
          <table:table-cell table:style-name="ce43" office:value-type="float" office:value="-87.0369" calcext:value-type="float">
            <text:p>-87.0369</text:p>
          </table:table-cell>
          <table:table-cell table:style-name="ce43" office:value-type="float" office:value="0.5796" calcext:value-type="float">
            <text:p>0.5796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east</text:p>
          </table:table-cell>
          <table:covered-table-cell table:number-columns-repeated="4"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table:style-name="ce50" office:value-type="string" calcext:value-type="string">
            <text:p>without user</text:p>
          </table:table-cell>
          <table:table-cell table:style-name="ce50" office:value-type="string" calcext:value-type="string">
            <text:p>east</text:p>
          </table:table-cell>
          <table:table-cell table:style-name="ce50" office:value-type="string" calcext:value-type="string">
            <text:p>mean abs diff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4.034 (235)</text:p>
          </table:table-cell>
          <table:table-cell office:value-type="string" calcext:value-type="string">
            <text:p>-77.6172 (674)</text:p>
          </table:table-cell>
          <table:table-cell office:value-type="float" office:value="3.5832" calcext:value-type="float">
            <text:p>3.5832</text:p>
          </table:table-cell>
          <table:table-cell table:style-name="ce56" office:value-type="float" office:value="0.000000087608" calcext:value-type="float">
            <text:p>8.76E-08</text:p>
          </table:table-cell>
          <table:table-cell office:value-type="float" office:value="9.6463E-054" calcext:value-type="float">
            <text:p>9.65E-54</text:p>
          </table:table-cell>
          <table:table-cell office:value-type="float" office:value="4.0387E-048" calcext:value-type="float">
            <text:p>4.04E-48</text:p>
          </table:table-cell>
          <table:table-cell office:value-type="float" office:value="1.7459E-026" calcext:value-type="float">
            <text:p>1.75E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7.1358 (243)</text:p>
          </table:table-cell>
          <table:table-cell office:value-type="string" calcext:value-type="string">
            <text:p>-88.5488 <text:span text:style-name="T4">(</text:span>605<text:span text:style-name="T4">)</text:span></text:p>
          </table:table-cell>
          <table:table-cell office:value-type="float" office:value="1.413" calcext:value-type="float">
            <text:p>1.413</text:p>
          </table:table-cell>
          <table:table-cell table:style-name="ce39" office:value-type="float" office:value="0.0227" calcext:value-type="float">
            <text:p>0.0227</text:p>
          </table:table-cell>
          <table:table-cell office:value-type="float" office:value="1.341E-024" calcext:value-type="float">
            <text:p>1.34E-24</text:p>
          </table:table-cell>
          <table:table-cell office:value-type="float" office:value="7.2731E-045" calcext:value-type="float">
            <text:p>7.27E-45</text:p>
          </table:table-cell>
          <table:table-cell office:value-type="float" office:value="0.000000059093" calcext:value-type="float">
            <text:p>5.91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6.5161 (124)</text:p>
          </table:table-cell>
          <table:table-cell office:value-type="string" calcext:value-type="string">
            <text:p>-91.4196 (491)</text:p>
          </table:table-cell>
          <table:table-cell office:value-type="float" office:value="4.9034" calcext:value-type="float">
            <text:p>4.9034</text:p>
          </table:table-cell>
          <table:table-cell table:style-name="ce56" office:value-type="float" office:value="0.00054181" calcext:value-type="float">
            <text:p>5.42E-04</text:p>
          </table:table-cell>
          <table:table-cell office:value-type="float" office:value="4.8495E-058" calcext:value-type="float">
            <text:p>4.85E-58</text:p>
          </table:table-cell>
          <table:table-cell table:style-name="ce57" office:value-type="float" office:value="0.0238" calcext:value-type="float">
            <text:p>0.0238</text:p>
          </table:table-cell>
          <table:table-cell office:value-type="float" office:value="8.9098E-034" calcext:value-type="float">
            <text:p>8.91E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6.0913 (252)</text:p>
          </table:table-cell>
          <table:table-cell office:value-type="string" calcext:value-type="string">
            <text:p>-89.7476 (519)</text:p>
          </table:table-cell>
          <table:table-cell office:value-type="float" office:value="3.6563" calcext:value-type="float">
            <text:p>3.6563</text:p>
          </table:table-cell>
          <table:table-cell table:style-name="ce56" office:value-type="float" office:value="0.000000021481" calcext:value-type="float">
            <text:p>2.15E-08</text:p>
          </table:table-cell>
          <table:table-cell office:value-type="float" office:value="2.2369E-044" calcext:value-type="float">
            <text:p>2.24E-44</text:p>
          </table:table-cell>
          <table:table-cell office:value-type="float" office:value="0.00000000016704" calcext:value-type="float">
            <text:p>1.67E-10</text:p>
          </table:table-cell>
          <table:table-cell office:value-type="float" office:value="1.2157E-044" calcext:value-type="float">
            <text:p>1.22E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90.1701 (241)</text:p>
          </table:table-cell>
          <table:table-cell office:value-type="string" calcext:value-type="string">
            <text:p>-92.7592 (245)</text:p>
          </table:table-cell>
          <table:table-cell office:value-type="float" office:value="2.5891" calcext:value-type="float">
            <text:p>2.5891</text:p>
          </table:table-cell>
          <table:table-cell table:style-name="ce56" office:value-type="float" office:value="0.00000024556" calcext:value-type="float">
            <text:p>2.46E-07</text:p>
          </table:table-cell>
          <table:table-cell office:value-type="float" office:value="6.2571E-050" calcext:value-type="float">
            <text:p>6.26E-50</text:p>
          </table:table-cell>
          <table:table-cell office:value-type="float" office:value="2.1037E-022" calcext:value-type="float">
            <text:p>2.10E-22</text:p>
          </table:table-cell>
          <table:table-cell office:value-type="float" office:value="8.8513E-042" calcext:value-type="float">
            <text:p>8.85E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8323 (155)</text:p>
          </table:table-cell>
          <table:table-cell office:value-type="string" calcext:value-type="string">
            <text:p>-92.8976 (332)</text:p>
          </table:table-cell>
          <table:table-cell office:value-type="float" office:value="5.0653" calcext:value-type="float">
            <text:p>5.0653</text:p>
          </table:table-cell>
          <table:table-cell table:style-name="ce56" office:value-type="float" office:value="0.00000033102" calcext:value-type="float">
            <text:p>3.31E-07</text:p>
          </table:table-cell>
          <table:table-cell office:value-type="float" office:value="1.0899E-065" calcext:value-type="float">
            <text:p>1.09E-65</text:p>
          </table:table-cell>
          <table:table-cell table:style-name="ce57" office:value-type="float" office:value="0.275" calcext:value-type="float">
            <text:p>0.275</text:p>
          </table:table-cell>
          <table:table-cell office:value-type="float" office:value="9.2791E-043" calcext:value-type="float">
            <text:p>9.28E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93.4215 (121)</text:p>
          </table:table-cell>
          <table:table-cell office:value-type="string" calcext:value-type="string">
            <text:p>-91.6407 (334)</text:p>
          </table:table-cell>
          <table:table-cell office:value-type="float" office:value="-1.7808" calcext:value-type="float">
            <text:p>-1.7808</text:p>
          </table:table-cell>
          <table:table-cell table:style-name="ce57" office:value-type="float" office:value="0.0049" calcext:value-type="float">
            <text:p>0.0049</text:p>
          </table:table-cell>
          <table:table-cell office:value-type="float" office:value="0.000000000000047198" calcext:value-type="float">
            <text:p>4.72E-14</text:p>
          </table:table-cell>
          <table:table-cell office:value-type="float" office:value="0.00000000000065931" calcext:value-type="float">
            <text:p>6.59E-13</text:p>
          </table:table-cell>
          <table:table-cell office:value-type="float" office:value="0.000000000017602" calcext:value-type="float">
            <text:p>1.76E-11</text:p>
          </table:table-cell>
          <table:table-cell table:number-columns-repeated="2"/>
        </table:table-row>
        <table:table-row table:style-name="ro1">
          <table:table-cell table:style-name="ce43"/>
          <table:table-cell table:style-name="ce43" office:value-type="float" office:value="-86.4573" calcext:value-type="float">
            <text:p>-86.4573</text:p>
          </table:table-cell>
          <table:table-cell table:style-name="ce43" office:value-type="float" office:value="-89.2329" calcext:value-type="float">
            <text:p>-89.2329</text:p>
          </table:table-cell>
          <table:table-cell table:style-name="ce43" office:value-type="float" office:value="2.7756" calcext:value-type="float">
            <text:p>2.7756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south</text:p>
          </table:table-cell>
          <table:covered-table-cell table:number-columns-repeated="4"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table:style-name="ce50" office:value-type="string" calcext:value-type="string">
            <text:p>without user</text:p>
          </table:table-cell>
          <table:table-cell table:style-name="ce50" office:value-type="string" calcext:value-type="string">
            <text:p>south</text:p>
          </table:table-cell>
          <table:table-cell table:style-name="ce50" office:value-type="string" calcext:value-type="string">
            <text:p>mean abs diff</text:p>
          </table:table-cell>
          <table:table-cell table:style-name="ce4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4.034 (235)</text:p>
          </table:table-cell>
          <table:table-cell office:value-type="string" calcext:value-type="string">
            <text:p>-76.5601 (666)</text:p>
          </table:table-cell>
          <table:table-cell office:value-type="float" office:value="2.526" calcext:value-type="float">
            <text:p>2.526</text:p>
          </table:table-cell>
          <table:table-cell table:style-name="ce56" office:value-type="float" office:value="0.00013292" calcext:value-type="float">
            <text:p>1.33E-04</text:p>
          </table:table-cell>
          <table:table-cell office:value-type="float" office:value="4.451E-038" calcext:value-type="float">
            <text:p>4.45E-38</text:p>
          </table:table-cell>
          <table:table-cell office:value-type="float" office:value="8.4043E-050" calcext:value-type="float">
            <text:p>8.40E-50</text:p>
          </table:table-cell>
          <table:table-cell office:value-type="float" office:value="0.0000000000011537" calcext:value-type="float">
            <text:p>1.15E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7.1358 (243)</text:p>
          </table:table-cell>
          <table:table-cell office:value-type="string" calcext:value-type="string">
            <text:p>-86.2746 (590)</text:p>
          </table:table-cell>
          <table:table-cell office:value-type="float" office:value="-0.8612" calcext:value-type="float">
            <text:p>-0.8612</text:p>
          </table:table-cell>
          <table:table-cell table:style-name="ce58" office:value-type="float" office:value="0.2238" calcext:value-type="float">
            <text:p>0.2238</text:p>
          </table:table-cell>
          <table:table-cell office:value-type="float" office:value="1.6581E-020" calcext:value-type="float">
            <text:p>1.66E-20</text:p>
          </table:table-cell>
          <table:table-cell office:value-type="float" office:value="2.1898E-052" calcext:value-type="float">
            <text:p>2.19E-52</text:p>
          </table:table-cell>
          <table:table-cell table:style-name="ce57" office:value-type="float" office:value="0.0065" calcext:value-type="float">
            <text:p>0.0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6.5161 (124)</text:p>
          </table:table-cell>
          <table:table-cell office:value-type="string" calcext:value-type="string">
            <text:p>-92.1648 (449)</text:p>
          </table:table-cell>
          <table:table-cell office:value-type="float" office:value="5.6487" calcext:value-type="float">
            <text:p>5.6487</text:p>
          </table:table-cell>
          <table:table-cell table:style-name="ce56" office:value-type="float" office:value="0.000075567" calcext:value-type="float">
            <text:p>7.56E-05</text:p>
          </table:table-cell>
          <table:table-cell office:value-type="float" office:value="1.6175E-057" calcext:value-type="float">
            <text:p>1.62E-57</text:p>
          </table:table-cell>
          <table:table-cell table:style-name="ce57" office:value-type="float" office:value="0.024" calcext:value-type="float">
            <text:p>0.024</text:p>
          </table:table-cell>
          <table:table-cell office:value-type="float" office:value="2.5588E-033" calcext:value-type="float">
            <text:p>2.56E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6.0913 (252)</text:p>
          </table:table-cell>
          <table:table-cell office:value-type="string" calcext:value-type="string">
            <text:p>-86.9623 (610)</text:p>
          </table:table-cell>
          <table:table-cell office:value-type="float" office:value="0.871" calcext:value-type="float">
            <text:p>0.871</text:p>
          </table:table-cell>
          <table:table-cell table:style-name="ce58" office:value-type="float" office:value="0.222" calcext:value-type="float">
            <text:p>0.222</text:p>
          </table:table-cell>
          <table:table-cell office:value-type="float" office:value="3.9508E-015" calcext:value-type="float">
            <text:p>3.95E-15</text:p>
          </table:table-cell>
          <table:table-cell office:value-type="float" office:value="9.342E-025" calcext:value-type="float">
            <text:p>9.34E-25</text:p>
          </table:table-cell>
          <table:table-cell table:style-name="ce57" office:value-type="float" office:value="0.013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90.1701 (241)</text:p>
          </table:table-cell>
          <table:table-cell office:value-type="string" calcext:value-type="string">
            <text:p>-90.7882 (439)</text:p>
          </table:table-cell>
          <table:table-cell office:value-type="float" office:value="0.618" calcext:value-type="float">
            <text:p>0.618</text:p>
          </table:table-cell>
          <table:table-cell table:style-name="ce59" office:value-type="float" office:value="0.1768" calcext:value-type="float">
            <text:p>0.1768</text:p>
          </table:table-cell>
          <table:table-cell office:value-type="float" office:value="2.708E-020" calcext:value-type="float">
            <text:p>2.71E-20</text:p>
          </table:table-cell>
          <table:table-cell office:value-type="float" office:value="8.7747E-039" calcext:value-type="float">
            <text:p>8.77E-39</text:p>
          </table:table-cell>
          <table:table-cell office:value-type="float" office:value="0.00013737" calcext:value-type="float">
            <text:p>1.37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8323 (155)</text:p>
          </table:table-cell>
          <table:table-cell office:value-type="string" calcext:value-type="string">
            <text:p>-90.9836 (488)</text:p>
          </table:table-cell>
          <table:table-cell office:value-type="float" office:value="3.1513" calcext:value-type="float">
            <text:p>3.1513</text:p>
          </table:table-cell>
          <table:table-cell table:style-name="ce57" office:value-type="float" office:value="0.0017" calcext:value-type="float">
            <text:p>0.0017</text:p>
          </table:table-cell>
          <table:table-cell office:value-type="float" office:value="2.2646E-050" calcext:value-type="float">
            <text:p>2.26E-50</text:p>
          </table:table-cell>
          <table:table-cell office:value-type="float" office:value="0.0409" calcext:value-type="float">
            <text:p>4.09E-02</text:p>
          </table:table-cell>
          <table:table-cell office:value-type="float" office:value="3.4067E-031" calcext:value-type="float">
            <text:p>3.41E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93.4215 (121)</text:p>
          </table:table-cell>
          <table:table-cell office:value-type="string" calcext:value-type="string">
            <text:p>-91.3266 (346)</text:p>
          </table:table-cell>
          <table:table-cell office:value-type="float" office:value="-2.0949" calcext:value-type="float">
            <text:p>-2.0949</text:p>
          </table:table-cell>
          <table:table-cell table:style-name="ce56" office:value-type="float" office:value="0.00099775" calcext:value-type="float">
            <text:p>9.98E-04</text:p>
          </table:table-cell>
          <table:table-cell office:value-type="float" office:value="7.1199E-017" calcext:value-type="float">
            <text:p>7.12E-17</text:p>
          </table:table-cell>
          <table:table-cell office:value-type="float" office:value="0.00000000000021321" calcext:value-type="float">
            <text:p>2.13E-13</text:p>
          </table:table-cell>
          <table:table-cell office:value-type="float" office:value="0.000000000000019816" calcext:value-type="float">
            <text:p>1.98E-14</text:p>
          </table:table-cell>
          <table:table-cell table:number-columns-repeated="2"/>
        </table:table-row>
        <table:table-row table:style-name="ro1">
          <table:table-cell table:style-name="ce43"/>
          <table:table-cell table:style-name="ce43" office:value-type="float" office:value="-86.4573" calcext:value-type="float">
            <text:p>-86.4573</text:p>
          </table:table-cell>
          <table:table-cell table:style-name="ce43" office:value-type="float" office:value="-87.8657" calcext:value-type="float">
            <text:p>-87.8657</text:p>
          </table:table-cell>
          <table:table-cell table:style-name="ce43" office:value-type="float" office:value="1.4084" calcext:value-type="float">
            <text:p>1.408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west</text:p>
          </table:table-cell>
          <table:covered-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table:style-name="ce50" office:value-type="string" calcext:value-type="string">
            <text:p>without user</text:p>
          </table:table-cell>
          <table:table-cell table:style-name="ce50" office:value-type="string" calcext:value-type="string">
            <text:p>west</text:p>
          </table:table-cell>
          <table:table-cell table:style-name="ce50" office:value-type="string" calcext:value-type="string">
            <text:p>mean abs diff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4.034 (235)</text:p>
          </table:table-cell>
          <table:table-cell office:value-type="string" calcext:value-type="string">
            <text:p>-76.3689 (656)</text:p>
          </table:table-cell>
          <table:table-cell office:value-type="float" office:value="2.3349" calcext:value-type="float">
            <text:p>2.3349</text:p>
          </table:table-cell>
          <table:table-cell table:style-name="ce56" office:value-type="float" office:value="0.00017759" calcext:value-type="float">
            <text:p>1.78E-04</text:p>
          </table:table-cell>
          <table:table-cell office:value-type="float" office:value="1.288E-034" calcext:value-type="float">
            <text:p>1.29E-34</text:p>
          </table:table-cell>
          <table:table-cell office:value-type="float" office:value="1.3757E-032" calcext:value-type="float">
            <text:p>1.38E-32</text:p>
          </table:table-cell>
          <table:table-cell office:value-type="float" office:value="0.000000000000064188" calcext:value-type="float">
            <text:p>6.42E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7.1358 (243)</text:p>
          </table:table-cell>
          <table:table-cell office:value-type="string" calcext:value-type="string">
            <text:p>-86.6918 (623)</text:p>
          </table:table-cell>
          <table:table-cell office:value-type="float" office:value="-0.444" calcext:value-type="float">
            <text:p>-0.444</text:p>
          </table:table-cell>
          <table:table-cell table:style-name="ce58" office:value-type="float" office:value="0.4529" calcext:value-type="float">
            <text:p>0.4529</text:p>
          </table:table-cell>
          <table:table-cell office:value-type="float" office:value="1.6051E-017" calcext:value-type="float">
            <text:p>1.61E-17</text:p>
          </table:table-cell>
          <table:table-cell office:value-type="float" office:value="8.9785E-040" calcext:value-type="float">
            <text:p>8.98E-40</text:p>
          </table:table-cell>
          <table:table-cell office:value-type="float" office:value="0.00083765" calcext:value-type="float">
            <text:p>8.38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6.5161 (124)</text:p>
          </table:table-cell>
          <table:table-cell office:value-type="string" calcext:value-type="string">
            <text:p>-90.5759 (514)</text:p>
          </table:table-cell>
          <table:table-cell office:value-type="float" office:value="4.0597" calcext:value-type="float">
            <text:p>4.0597</text:p>
          </table:table-cell>
          <table:table-cell table:style-name="ce39" office:value-type="float" office:value="0.0043" calcext:value-type="float">
            <text:p>0.0043</text:p>
          </table:table-cell>
          <table:table-cell office:value-type="float" office:value="3.068E-049" calcext:value-type="float">
            <text:p>3.07E-49</text:p>
          </table:table-cell>
          <table:table-cell table:style-name="ce59" office:value-type="float" office:value="0.0977" calcext:value-type="float">
            <text:p>0.0977</text:p>
          </table:table-cell>
          <table:table-cell office:value-type="float" office:value="1.6517E-030" calcext:value-type="float">
            <text:p>1.65E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6.0913 (252)</text:p>
          </table:table-cell>
          <table:table-cell office:value-type="string" calcext:value-type="string">
            <text:p>-87.1509 (603)</text:p>
          </table:table-cell>
          <table:table-cell office:value-type="float" office:value="1.0596" calcext:value-type="float">
            <text:p>1.0596</text:p>
          </table:table-cell>
          <table:table-cell table:style-name="ce58" office:value-type="float" office:value="0.1007" calcext:value-type="float">
            <text:p>0.1007</text:p>
          </table:table-cell>
          <table:table-cell office:value-type="float" office:value="0.0000000014367" calcext:value-type="float">
            <text:p>1.44E-09</text:p>
          </table:table-cell>
          <table:table-cell office:value-type="float" office:value="0.00000000022738" calcext:value-type="float">
            <text:p>2.27E-10</text:p>
          </table:table-cell>
          <table:table-cell office:value-type="float" office:value="0.00056007" calcext:value-type="float">
            <text:p>5.6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90.1701 (241)</text:p>
          </table:table-cell>
          <table:table-cell office:value-type="string" calcext:value-type="string">
            <text:p>-89.2592 (517)</text:p>
          </table:table-cell>
          <table:table-cell office:value-type="float" office:value="-0.9109" calcext:value-type="float">
            <text:p>-0.9109</text:p>
          </table:table-cell>
          <table:table-cell table:style-name="ce56" office:value-type="float" office:value="0.0775" calcext:value-type="float">
            <text:p>7.75E-02</text:p>
          </table:table-cell>
          <table:table-cell office:value-type="float" office:value="1.1166E-019" calcext:value-type="float">
            <text:p>1.12E-19</text:p>
          </table:table-cell>
          <table:table-cell office:value-type="float" office:value="1.2435E-051" calcext:value-type="float">
            <text:p>1.24E-51</text:p>
          </table:table-cell>
          <table:table-cell office:value-type="float" office:value="0.000064309" calcext:value-type="float">
            <text:p>6.4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8323 (155)</text:p>
          </table:table-cell>
          <table:table-cell office:value-type="string" calcext:value-type="string">
            <text:p>-92.1986 (423)</text:p>
          </table:table-cell>
          <table:table-cell office:value-type="float" office:value="4.3663" calcext:value-type="float">
            <text:p>4.3663</text:p>
          </table:table-cell>
          <table:table-cell table:style-name="ce56" office:value-type="float" office:value="0.000010824" calcext:value-type="float">
            <text:p>1.08E-05</text:p>
          </table:table-cell>
          <table:table-cell office:value-type="float" office:value="1.3341E-065" calcext:value-type="float">
            <text:p>1.33E-65</text:p>
          </table:table-cell>
          <table:table-cell table:style-name="ce59" office:value-type="float" office:value="0.6872" calcext:value-type="float">
            <text:p>0.6872</text:p>
          </table:table-cell>
          <table:table-cell office:value-type="float" office:value="3.399E-041" calcext:value-type="float">
            <text:p>3.40E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93.4215 (121)</text:p>
          </table:table-cell>
          <table:table-cell office:value-type="string" calcext:value-type="string">
            <text:p>-91.6941 (340)</text:p>
          </table:table-cell>
          <table:table-cell office:value-type="float" office:value="-1.7274" calcext:value-type="float">
            <text:p>-1.7274</text:p>
          </table:table-cell>
          <table:table-cell table:style-name="ce57" office:value-type="float" office:value="0.0033" calcext:value-type="float">
            <text:p>0.0033</text:p>
          </table:table-cell>
          <table:table-cell office:value-type="float" office:value="0.000000000000057892" calcext:value-type="float">
            <text:p>5.79E-14</text:p>
          </table:table-cell>
          <table:table-cell office:value-type="float" office:value="0.00000000014527" calcext:value-type="float">
            <text:p>1.45E-10</text:p>
          </table:table-cell>
          <table:table-cell office:value-type="float" office:value="0.00000000000074851" calcext:value-type="float">
            <text:p>7.49E-13</text:p>
          </table:table-cell>
          <table:table-cell table:number-columns-repeated="2"/>
        </table:table-row>
        <table:table-row table:style-name="ro1">
          <table:table-cell table:style-name="ce43"/>
          <table:table-cell table:style-name="ce43" office:value-type="float" office:value="-86.4573" calcext:value-type="float">
            <text:p>-86.4573</text:p>
          </table:table-cell>
          <table:table-cell table:style-name="ce43" office:value-type="float" office:value="-87.7056" calcext:value-type="float">
            <text:p>-87.7056</text:p>
          </table:table-cell>
          <table:table-cell table:style-name="ce43" office:value-type="float" office:value="1.2483" calcext:value-type="float">
            <text:p>1.248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shadowing</text:p>
          </table:table-cell>
          <table:covered-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table:style-name="ce50" office:value-type="string" calcext:value-type="string">
            <text:p>without user</text:p>
          </table:table-cell>
          <table:table-cell table:style-name="ce50" office:value-type="string" calcext:value-type="string">
            <text:p>shadow</text:p>
          </table:table-cell>
          <table:table-cell table:style-name="ce50" office:value-type="string" calcext:value-type="string">
            <text:p>mean abs diff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4.034 (235)</text:p>
          </table:table-cell>
          <table:table-cell office:value-type="string" calcext:value-type="string">
            <text:p>-79.8323 (650)</text:p>
          </table:table-cell>
          <table:table-cell office:value-type="float" office:value="5.7983" calcext:value-type="float">
            <text:p>5.7983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.2311E-085" calcext:value-type="float">
            <text:p>3.23E-85</text:p>
          </table:table-cell>
          <table:table-cell office:value-type="float" office:value="1.4575E-050" calcext:value-type="float">
            <text:p>1.46E-50</text:p>
          </table:table-cell>
          <table:table-cell office:value-type="float" office:value="2.7819E-065" calcext:value-type="float">
            <text:p>2.78E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7.1358 (243)</text:p>
          </table:table-cell>
          <table:table-cell office:value-type="string" calcext:value-type="string">
            <text:p>-88.931 (536)</text:p>
          </table:table-cell>
          <table:table-cell office:value-type="float" office:value="1.7952" calcext:value-type="float">
            <text:p>1.7952</text:p>
          </table:table-cell>
          <table:table-cell table:style-name="ce39" office:value-type="float" office:value="0.0037" calcext:value-type="float">
            <text:p>0.0037</text:p>
          </table:table-cell>
          <table:table-cell office:value-type="float" office:value="2.3242E-028" calcext:value-type="float">
            <text:p>2.32E-28</text:p>
          </table:table-cell>
          <table:table-cell office:value-type="float" office:value="4.5485E-047" calcext:value-type="float">
            <text:p>4.55E-47</text:p>
          </table:table-cell>
          <table:table-cell office:value-type="float" office:value="0.000000000027573" calcext:value-type="float">
            <text:p>2.76E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6.5161 (124)</text:p>
          </table:table-cell>
          <table:table-cell office:value-type="string" calcext:value-type="string">
            <text:p>-92.9302 (344)</text:p>
          </table:table-cell>
          <table:table-cell office:value-type="float" office:value="6.4141" calcext:value-type="float">
            <text:p>6.4141</text:p>
          </table:table-cell>
          <table:table-cell table:style-name="ce56" office:value-type="float" office:value="0.0000056556" calcext:value-type="float">
            <text:p>5.66E-06</text:p>
          </table:table-cell>
          <table:table-cell office:value-type="float" office:value="8.621E-060" calcext:value-type="float">
            <text:p>8.62E-60</text:p>
          </table:table-cell>
          <table:table-cell office:value-type="float" office:value="0.0000076706" calcext:value-type="float">
            <text:p>7.67E-06</text:p>
          </table:table-cell>
          <table:table-cell office:value-type="float" office:value="2.8396E-034" calcext:value-type="float">
            <text:p>2.84E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6.0913 (252)</text:p>
          </table:table-cell>
          <table:table-cell office:value-type="string" calcext:value-type="string">
            <text:p>-91.508 (374)</text:p>
          </table:table-cell>
          <table:table-cell office:value-type="float" office:value="5.4168" calcext:value-type="float">
            <text:p>5.416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1199E-082" calcext:value-type="float">
            <text:p>2.12E-82</text:p>
          </table:table-cell>
          <table:table-cell table:style-name="ce59" office:value-type="float" office:value="0.2536" calcext:value-type="float">
            <text:p>0.2536</text:p>
          </table:table-cell>
          <table:table-cell office:value-type="float" office:value="7.9619E-078" calcext:value-type="float">
            <text:p>7.96E-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90.1701 (241)</text:p>
          </table:table-cell>
          <table:table-cell office:value-type="string" calcext:value-type="string">
            <text:p>-93.25 (172)</text:p>
          </table:table-cell>
          <table:table-cell office:value-type="float" office:value="3.0799" calcext:value-type="float">
            <text:p>3.0799</text:p>
          </table:table-cell>
          <table:table-cell table:style-name="ce56" office:value-type="float" office:value="0.0000000045032" calcext:value-type="float">
            <text:p>4.50E-09</text:p>
          </table:table-cell>
          <table:table-cell office:value-type="float" office:value="1.1419E-057" calcext:value-type="float">
            <text:p>1.14E-57</text:p>
          </table:table-cell>
          <table:table-cell office:value-type="float" office:value="3.0847E-018" calcext:value-type="float">
            <text:p>3.08E-18</text:p>
          </table:table-cell>
          <table:table-cell office:value-type="float" office:value="2.5302E-047" calcext:value-type="float">
            <text:p>2.53E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8323 (155)</text:p>
          </table:table-cell>
          <table:table-cell office:value-type="string" calcext:value-type="string">
            <text:p>-89.9053 (433)</text:p>
          </table:table-cell>
          <table:table-cell office:value-type="float" office:value="2.0731" calcext:value-type="float">
            <text:p>2.0731</text:p>
          </table:table-cell>
          <table:table-cell table:style-name="ce59" office:value-type="float" office:value="0.0488" calcext:value-type="float">
            <text:p>0.0488</text:p>
          </table:table-cell>
          <table:table-cell office:value-type="float" office:value="9.3577E-036" calcext:value-type="float">
            <text:p>9.36E-36</text:p>
          </table:table-cell>
          <table:table-cell office:value-type="float" office:value="0.00084461" calcext:value-type="float">
            <text:p>8.45E-04</text:p>
          </table:table-cell>
          <table:table-cell office:value-type="float" office:value="3.5549E-017" calcext:value-type="float">
            <text:p>3.55E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93.4215 (121)</text:p>
          </table:table-cell>
          <table:table-cell office:value-type="string" calcext:value-type="string">
            <text:p>-91.9349 (215)</text:p>
          </table:table-cell>
          <table:table-cell office:value-type="float" office:value="-1.4866" calcext:value-type="float">
            <text:p>-1.4866</text:p>
          </table:table-cell>
          <table:table-cell table:style-name="ce57" office:value-type="float" office:value="0.0325" calcext:value-type="float">
            <text:p>0.0325</text:p>
          </table:table-cell>
          <table:table-cell office:value-type="float" office:value="0.000000010402" calcext:value-type="float">
            <text:p>1.04E-08</text:p>
          </table:table-cell>
          <table:table-cell office:value-type="float" office:value="0.000000026893" calcext:value-type="float">
            <text:p>2.69E-08</text:p>
          </table:table-cell>
          <table:table-cell office:value-type="float" office:value="0.000000016232" calcext:value-type="float">
            <text:p>1.62E-08</text:p>
          </table:table-cell>
          <table:table-cell table:number-columns-repeated="2"/>
        </table:table-row>
        <table:table-row table:style-name="ro1">
          <table:table-cell/>
          <table:table-cell table:style-name="ce43" office:value-type="float" office:value="-86.4573" calcext:value-type="float">
            <text:p>-86.4573</text:p>
          </table:table-cell>
          <table:table-cell office:value-type="float" office:value="-89.756" calcext:value-type="float">
            <text:p>-89.756</text:p>
          </table:table-cell>
          <table:table-cell office:value-type="float" office:value="3.2987" calcext:value-type="float">
            <text:p>3.298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5" table:number-rows-spanned="1">
            <text:p>without user vs rotating</text:p>
          </table:table-cell>
          <table:covered-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0"/>
          <table:table-cell table:style-name="ce50" office:value-type="string" calcext:value-type="string">
            <text:p>without user</text:p>
          </table:table-cell>
          <table:table-cell table:style-name="ce50" office:value-type="string" calcext:value-type="string">
            <text:p>rotate</text:p>
          </table:table-cell>
          <table:table-cell table:style-name="ce50" office:value-type="string" calcext:value-type="string">
            <text:p>mean abs diff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4.034 (235)</text:p>
          </table:table-cell>
          <table:table-cell office:value-type="string" calcext:value-type="string">
            <text:p>-77.9962 (261)</text:p>
          </table:table-cell>
          <table:table-cell office:value-type="float" office:value="3.9621" calcext:value-type="float">
            <text:p>3.9621</text:p>
          </table:table-cell>
          <table:table-cell table:style-name="ce56" office:value-type="float" office:value="0.00040393" calcext:value-type="float">
            <text:p>4.04E-04</text:p>
          </table:table-cell>
          <table:table-cell office:value-type="float" office:value="1.0624E-038" calcext:value-type="float">
            <text:p>1.06E-38</text:p>
          </table:table-cell>
          <table:table-cell office:value-type="float" office:value="7.0195E-043" calcext:value-type="float">
            <text:p>7.02E-43</text:p>
          </table:table-cell>
          <table:table-cell office:value-type="float" office:value="9.1275E-021" calcext:value-type="float">
            <text:p>9.13E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7.1358 (243)</text:p>
          </table:table-cell>
          <table:table-cell office:value-type="string" calcext:value-type="string">
            <text:p>-86.3686 (236)</text:p>
          </table:table-cell>
          <table:table-cell office:value-type="float" office:value="-0.7672" calcext:value-type="float">
            <text:p>-0.7672</text:p>
          </table:table-cell>
          <table:table-cell table:style-name="ce58" office:value-type="float" office:value="0.4328" calcext:value-type="float">
            <text:p>0.4328</text:p>
          </table:table-cell>
          <table:table-cell office:value-type="float" office:value="0.00000000000012958" calcext:value-type="float">
            <text:p>1.30E-13</text:p>
          </table:table-cell>
          <table:table-cell office:value-type="float" office:value="3.1643E-046" calcext:value-type="float">
            <text:p>3.16E-46</text:p>
          </table:table-cell>
          <table:table-cell office:value-type="float" office:value="0.0184" calcext:value-type="float">
            <text:p>1.84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6.5161 (124)</text:p>
          </table:table-cell>
          <table:table-cell office:value-type="string" calcext:value-type="string">
            <text:p>-90.3661 (183)</text:p>
          </table:table-cell>
          <table:table-cell office:value-type="float" office:value="3.85" calcext:value-type="float">
            <text:p>3.85</text:p>
          </table:table-cell>
          <table:table-cell table:style-name="ce39" office:value-type="float" office:value="0.0142" calcext:value-type="float">
            <text:p>0.0142</text:p>
          </table:table-cell>
          <table:table-cell office:value-type="float" office:value="2.4003E-035" calcext:value-type="float">
            <text:p>2.40E-35</text:p>
          </table:table-cell>
          <table:table-cell table:style-name="ce59" office:value-type="float" office:value="0.2417" calcext:value-type="float">
            <text:p>0.2417</text:p>
          </table:table-cell>
          <table:table-cell office:value-type="float" office:value="1.7753E-019" calcext:value-type="float">
            <text:p>1.78E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6.0913 (252)</text:p>
          </table:table-cell>
          <table:table-cell office:value-type="string" calcext:value-type="string">
            <text:p>-89.0408 (196)</text:p>
          </table:table-cell>
          <table:table-cell office:value-type="float" office:value="2.9495" calcext:value-type="float">
            <text:p>2.9495</text:p>
          </table:table-cell>
          <table:table-cell table:style-name="ce39" office:value-type="float" office:value="0.0041" calcext:value-type="float">
            <text:p>0.0041</text:p>
          </table:table-cell>
          <table:table-cell office:value-type="float" office:value="3.2373E-023" calcext:value-type="float">
            <text:p>3.24E-23</text:p>
          </table:table-cell>
          <table:table-cell office:value-type="float" office:value="1.7183E-016" calcext:value-type="float">
            <text:p>1.72E-16</text:p>
          </table:table-cell>
          <table:table-cell office:value-type="float" office:value="5.376E-017" calcext:value-type="float">
            <text:p>5.38E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90.1701 (241)</text:p>
          </table:table-cell>
          <table:table-cell office:value-type="string" calcext:value-type="string">
            <text:p>-91.2 (130)</text:p>
          </table:table-cell>
          <table:table-cell office:value-type="float" office:value="1.0299" calcext:value-type="float">
            <text:p>1.0299</text:p>
          </table:table-cell>
          <table:table-cell table:style-name="ce59" office:value-type="float" office:value="0.2296" calcext:value-type="float">
            <text:p>0.2296</text:p>
          </table:table-cell>
          <table:table-cell office:value-type="float" office:value="0.00000000000048726" calcext:value-type="float">
            <text:p>4.87E-13</text:p>
          </table:table-cell>
          <table:table-cell office:value-type="float" office:value="7.3686E-033" calcext:value-type="float">
            <text:p>7.37E-33</text:p>
          </table:table-cell>
          <table:table-cell office:value-type="float" office:value="0.00009029" calcext:value-type="float">
            <text:p>9.0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8323 (155)</text:p>
          </table:table-cell>
          <table:table-cell office:value-type="string" calcext:value-type="string">
            <text:p>-90.6932 (176)</text:p>
          </table:table-cell>
          <table:table-cell office:value-type="float" office:value="2.8609" calcext:value-type="float">
            <text:p>2.8609</text:p>
          </table:table-cell>
          <table:table-cell table:style-name="ce57" office:value-type="float" office:value="0.0189" calcext:value-type="float">
            <text:p>0.0189</text:p>
          </table:table-cell>
          <table:table-cell office:value-type="float" office:value="1.3394E-031" calcext:value-type="float">
            <text:p>1.34E-31</text:p>
          </table:table-cell>
          <table:table-cell office:value-type="float" office:value="0.0147" calcext:value-type="float">
            <text:p>1.47E-02</text:p>
          </table:table-cell>
          <table:table-cell office:value-type="float" office:value="5.0964E-018" calcext:value-type="float">
            <text:p>5.10E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93.4215 (121)</text:p>
          </table:table-cell>
          <table:table-cell office:value-type="string" calcext:value-type="string">
            <text:p>-91.1071 (140)</text:p>
          </table:table-cell>
          <table:table-cell office:value-type="float" office:value="-2.3143" calcext:value-type="float">
            <text:p>-2.3143</text:p>
          </table:table-cell>
          <table:table-cell table:style-name="ce57" office:value-type="float" office:value="0.0111" calcext:value-type="float">
            <text:p>0.0111</text:p>
          </table:table-cell>
          <table:table-cell office:value-type="float" office:value="1.9597E-015" calcext:value-type="float">
            <text:p>1.96E-15</text:p>
          </table:table-cell>
          <table:table-cell office:value-type="float" office:value="0.00000000000010319" calcext:value-type="float">
            <text:p>1.03E-13</text:p>
          </table:table-cell>
          <table:table-cell office:value-type="float" office:value="0.000000000037473" calcext:value-type="float">
            <text:p>3.75E-11</text:p>
          </table:table-cell>
          <table:table-cell table:number-columns-repeated="2"/>
        </table:table-row>
        <table:table-row table:style-name="ro1">
          <table:table-cell/>
          <table:table-cell table:style-name="ce43" office:value-type="float" office:value="-86.4573" calcext:value-type="float">
            <text:p>-86.4573</text:p>
          </table:table-cell>
          <table:table-cell office:value-type="float" office:value="-88.1103" calcext:value-type="float">
            <text:p>-88.1103</text:p>
          </table:table-cell>
          <table:table-cell office:value-type="float" office:value="1.653" calcext:value-type="float">
            <text:p>1.65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rientation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 office:value-type="string" calcext:value-type="string">
            <text:p>Location 1</text:p>
          </table:table-cell>
          <table:table-cell table:style-name="ce42"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/>
          <table:table-cell table:style-name="ce52" office:value-type="string" calcext:value-type="string" table:number-columns-spanned="5" table:number-rows-spanned="1">
            <text:p>0 vs 45</text:p>
          </table:table-cell>
          <table:covered-table-cell/>
          <table:covered-table-cell table:style-name="ce42"/>
          <table:covered-table-cell/>
          <table:covered-table-cell table:style-name="ce4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s</text:p>
          </table:table-cell>
          <table:table-cell office:value-type="string" calcext:value-type="string">
            <text:p>0 degrees (# samples)</text:p>
          </table:table-cell>
          <table:table-cell office:value-type="string" calcext:value-type="string">
            <text:p>45 degrees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85.0298 (369)</text:p>
          </table:table-cell>
          <table:table-cell office:value-type="string" calcext:value-type="string">
            <text:p>-78.6019 (422)</text:p>
          </table:table-cell>
          <table:table-cell office:value-type="float" office:value="6.4279" calcext:value-type="float">
            <text:p>6.4279</text:p>
          </table:table-cell>
          <table:table-cell table:style-name="ce56" office:value-type="float" office:value="0.0000000000041276" calcext:value-type="float">
            <text:p>4.13E-12</text:p>
          </table:table-cell>
          <table:table-cell office:value-type="float" office:value="7.7405E-088" calcext:value-type="float">
            <text:p>7.74E-88</text:p>
          </table:table-cell>
          <table:table-cell office:value-type="float" office:value="1.758E-048" calcext:value-type="float">
            <text:p>1.76E-48</text:p>
          </table:table-cell>
          <table:table-cell office:value-type="float" office:value="1.877E-055" calcext:value-type="float">
            <text:p>1.88E-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79.4463 (419)</text:p>
          </table:table-cell>
          <table:table-cell office:value-type="string" calcext:value-type="string">
            <text:p>-80.1002 (499)</text:p>
          </table:table-cell>
          <table:table-cell office:value-type="float" office:value="0.6539" calcext:value-type="float">
            <text:p>0.6539</text:p>
          </table:table-cell>
          <table:table-cell table:style-name="ce61" office:value-type="float" office:value="0.1006" calcext:value-type="float">
            <text:p>0.1006</text:p>
          </table:table-cell>
          <table:table-cell office:value-type="float" office:value="0.0000019616" calcext:value-type="float">
            <text:p>1.96E-06</text:p>
          </table:table-cell>
          <table:table-cell office:value-type="float" office:value="0.00000000012961" calcext:value-type="float">
            <text:p>1.30E-10</text:p>
          </table:table-cell>
          <table:table-cell office:value-type="float" office:value="0.00021325" calcext:value-type="float">
            <text:p>2.13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4.0418 (287)</text:p>
          </table:table-cell>
          <table:table-cell office:value-type="string" calcext:value-type="string">
            <text:p>-85.2217 (221)</text:p>
          </table:table-cell>
          <table:table-cell office:value-type="float" office:value="1.1799" calcext:value-type="float">
            <text:p>1.1799</text:p>
          </table:table-cell>
          <table:table-cell table:style-name="ce62" office:value-type="float" office:value="0.0538" calcext:value-type="float">
            <text:p>0.0538</text:p>
          </table:table-cell>
          <table:table-cell table:style-name="ce72" office:value-type="float" office:value="6.6641E-016" calcext:value-type="float">
            <text:p>6.66E-16</text:p>
          </table:table-cell>
          <table:table-cell office:value-type="float" office:value="0.00019343" calcext:value-type="float">
            <text:p>1.93E-04</text:p>
          </table:table-cell>
          <table:table-cell office:value-type="float" office:value="0.0000000000029696" calcext:value-type="float">
            <text:p>2.97E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86.9134 (254)</text:p>
          </table:table-cell>
          <table:table-cell office:value-type="string" calcext:value-type="string">
            <text:p>-85.3123 (285)</text:p>
          </table:table-cell>
          <table:table-cell office:value-type="float" office:value="1.6011" calcext:value-type="float">
            <text:p>1.6011</text:p>
          </table:table-cell>
          <table:table-cell table:style-name="ce57" office:value-type="float" office:value="0.0053" calcext:value-type="float">
            <text:p>0.0053</text:p>
          </table:table-cell>
          <table:table-cell office:value-type="float" office:value="2.033E-029" calcext:value-type="float">
            <text:p>2.03E-29</text:p>
          </table:table-cell>
          <table:table-cell office:value-type="float" office:value="2.036E-029" calcext:value-type="float">
            <text:p>2.04E-29</text:p>
          </table:table-cell>
          <table:table-cell office:value-type="float" office:value="0.00000000037597" calcext:value-type="float">
            <text:p>3.76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7.7042 (144)</text:p>
          </table:table-cell>
          <table:table-cell office:value-type="string" calcext:value-type="string">
            <text:p>-82.7621 (269)</text:p>
          </table:table-cell>
          <table:table-cell office:value-type="float" office:value="4.9421" calcext:value-type="float">
            <text:p>4.9421</text:p>
          </table:table-cell>
          <table:table-cell table:style-name="ce56" office:value-type="float" office:value="1.1102E-015" calcext:value-type="float">
            <text:p>1.11E-15</text:p>
          </table:table-cell>
          <table:table-cell office:value-type="float" office:value="4.4375E-059" calcext:value-type="float">
            <text:p>4.44E-59</text:p>
          </table:table-cell>
          <table:table-cell office:value-type="float" office:value="0.0000000091402" calcext:value-type="float">
            <text:p>9.14E-09</text:p>
          </table:table-cell>
          <table:table-cell office:value-type="float" office:value="5.6125E-058" calcext:value-type="float">
            <text:p>5.61E-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91.3404 <text:span text:style-name="T4">(</text:span>47<text:span text:style-name="T4">)</text:span></text:p>
          </table:table-cell>
          <table:table-cell office:value-type="string" calcext:value-type="string">
            <text:p>-86.1193 (109)</text:p>
          </table:table-cell>
          <table:table-cell office:value-type="float" office:value="5.2211" calcext:value-type="float">
            <text:p>5.2211</text:p>
          </table:table-cell>
          <table:table-cell table:style-name="ce56" office:value-type="float" office:value="4.885E-015" calcext:value-type="float">
            <text:p>4.89E-15</text:p>
          </table:table-cell>
          <table:table-cell office:value-type="float" office:value="3.3917E-028" calcext:value-type="float">
            <text:p>3.39E-28</text:p>
          </table:table-cell>
          <table:table-cell table:style-name="ce39" office:value-type="float" office:value="0.0416" calcext:value-type="float">
            <text:p>0.0416</text:p>
          </table:table-cell>
          <table:table-cell office:value-type="float" office:value="7.5939E-024" calcext:value-type="float">
            <text:p>7.59E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89.3506 (77)</text:p>
          </table:table-cell>
          <table:table-cell office:value-type="string" calcext:value-type="string">
            <text:p>-88.5 (2)</text:p>
          </table:table-cell>
          <table:table-cell office:value-type="float" office:value="0.8506" calcext:value-type="float">
            <text:p>0.8506</text:p>
          </table:table-cell>
          <table:table-cell table:style-name="ce46" office:value-type="float" office:value="0.8615" calcext:value-type="float">
            <text:p>0.8615</text:p>
          </table:table-cell>
          <table:table-cell table:style-name="ce46" office:value-type="float" office:value="0.9132" calcext:value-type="float">
            <text:p>0.9132</text:p>
          </table:table-cell>
          <table:table-cell table:style-name="ce46" office:value-type="float" office:value="0.1212" calcext:value-type="float">
            <text:p>0.1212</text:p>
          </table:table-cell>
          <table:table-cell table:style-name="ce46" office:value-type="float" office:value="0.8718" calcext:value-type="float">
            <text:p>0.8718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6.2609" calcext:value-type="float">
            <text:p>-86.2609</text:p>
          </table:table-cell>
          <table:table-cell table:style-name="ce43" office:value-type="float" office:value="-83.8025" calcext:value-type="float">
            <text:p>-83.8025</text:p>
          </table:table-cell>
          <table:table-cell table:style-name="ce39" office:value-type="float" office:value="2.4584" calcext:value-type="float">
            <text:p>2.458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5" table:number-columns-repeated="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0 vs 90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0 degrees (# samples)</text:p>
          </table:table-cell>
          <table:table-cell office:value-type="string" calcext:value-type="string">
            <text:p>90 degrees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85.0298 (369)</text:p>
          </table:table-cell>
          <table:table-cell office:value-type="string" calcext:value-type="string">
            <text:p>-77.2751 <text:span text:style-name="T4">(</text:span>458<text:span text:style-name="T4">)</text:span></text:p>
          </table:table-cell>
          <table:table-cell office:value-type="float" office:value="7.7547" calcext:value-type="float">
            <text:p>7.7547</text:p>
          </table:table-cell>
          <table:table-cell table:style-name="ce63" office:value-type="float" office:value="0" calcext:value-type="float">
            <text:p>0.00</text:p>
          </table:table-cell>
          <table:table-cell office:value-type="float" office:value="2.6237E-173" calcext:value-type="float">
            <text:p>2.62E-173</text:p>
          </table:table-cell>
          <table:table-cell office:value-type="float" office:value="3.3155E-070" calcext:value-type="float">
            <text:p>3.32E-70</text:p>
          </table:table-cell>
          <table:table-cell office:value-type="float" office:value="7.4839E-133" calcext:value-type="float">
            <text:p>7.48E-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79.4463 (419)</text:p>
          </table:table-cell>
          <table:table-cell office:value-type="string" calcext:value-type="string">
            <text:p>-76.9649 (484)</text:p>
          </table:table-cell>
          <table:table-cell office:value-type="float" office:value="2.4814" calcext:value-type="float">
            <text:p>2.4814</text:p>
          </table:table-cell>
          <table:table-cell table:style-name="ce56" office:value-type="float" office:value="0.00000015723" calcext:value-type="float">
            <text:p>1.57E-07</text:p>
          </table:table-cell>
          <table:table-cell office:value-type="float" office:value="3.3276E-066" calcext:value-type="float">
            <text:p>3.33E-66</text:p>
          </table:table-cell>
          <table:table-cell office:value-type="float" office:value="9.163E-040" calcext:value-type="float">
            <text:p>9.16E-40</text:p>
          </table:table-cell>
          <table:table-cell office:value-type="float" office:value="8.7317E-043" calcext:value-type="float">
            <text:p>8.73E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4.0418 (287)</text:p>
          </table:table-cell>
          <table:table-cell office:value-type="string" calcext:value-type="string">
            <text:p>-84.189 (328)</text:p>
          </table:table-cell>
          <table:table-cell office:value-type="float" office:value="0.1472" calcext:value-type="float">
            <text:p>0.1472</text:p>
          </table:table-cell>
          <table:table-cell table:style-name="ce64" office:value-type="float" office:value="0.7375" calcext:value-type="float">
            <text:p>7.38E-01</text:p>
          </table:table-cell>
          <table:table-cell office:value-type="float" office:value="0.00000000001537" calcext:value-type="float">
            <text:p>1.54E-11</text:p>
          </table:table-cell>
          <table:table-cell office:value-type="float" office:value="5.7325E-025" calcext:value-type="float">
            <text:p>5.73E-25</text:p>
          </table:table-cell>
          <table:table-cell table:style-name="ce39"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86.9134 (254)</text:p>
          </table:table-cell>
          <table:table-cell office:value-type="string" calcext:value-type="string">
            <text:p>-84.1456 (309)</text:p>
          </table:table-cell>
          <table:table-cell office:value-type="float" office:value="2.7678" calcext:value-type="float">
            <text:p>2.7678</text:p>
          </table:table-cell>
          <table:table-cell table:style-name="ce56" office:value-type="float" office:value="0.0000041872" calcext:value-type="float">
            <text:p>4.19E-06</text:p>
          </table:table-cell>
          <table:table-cell office:value-type="float" office:value="2.9807E-029" calcext:value-type="float">
            <text:p>2.98E-29</text:p>
          </table:table-cell>
          <table:table-cell office:value-type="float" office:value="1.5238E-043" calcext:value-type="float">
            <text:p>1.52E-43</text:p>
          </table:table-cell>
          <table:table-cell office:value-type="float" office:value="3.0544E-025" calcext:value-type="float">
            <text:p>3.05E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7.7042 (144)</text:p>
          </table:table-cell>
          <table:table-cell office:value-type="string" calcext:value-type="string">
            <text:p>-85.7639 (144)</text:p>
          </table:table-cell>
          <table:table-cell office:value-type="float" office:value="1.9403" calcext:value-type="float">
            <text:p>1.9403</text:p>
          </table:table-cell>
          <table:table-cell table:style-name="ce57" office:value-type="float" office:value="0.0048" calcext:value-type="float">
            <text:p>0.0048</text:p>
          </table:table-cell>
          <table:table-cell office:value-type="float" office:value="2.7044E-028" calcext:value-type="float">
            <text:p>2.70E-28</text:p>
          </table:table-cell>
          <table:table-cell table:style-name="ce46" office:value-type="float" office:value="0.4608" calcext:value-type="float">
            <text:p>0.4608</text:p>
          </table:table-cell>
          <table:table-cell office:value-type="float" office:value="1.0588E-019" calcext:value-type="float">
            <text:p>1.06E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91.3404 <text:span text:style-name="T4">(</text:span>47<text:span text:style-name="T4">)</text:span></text:p>
          </table:table-cell>
          <table:table-cell office:value-type="string" calcext:value-type="string">
            <text:p>NaN (0)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table:style-name="Default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89.3506 (77)</text:p>
          </table:table-cell>
          <table:table-cell office:value-type="string" calcext:value-type="string">
            <text:p>-90 (2)</text:p>
          </table:table-cell>
          <table:table-cell office:value-type="float" office:value="0.6494" calcext:value-type="float">
            <text:p>0.6494</text:p>
          </table:table-cell>
          <table:table-cell table:style-name="ce46" office:value-type="float" office:value="0.5661" calcext:value-type="float">
            <text:p>0.5661</text:p>
          </table:table-cell>
          <table:table-cell table:style-name="ce46" office:value-type="float" office:value="0.2337" calcext:value-type="float">
            <text:p>0.2337</text:p>
          </table:table-cell>
          <table:table-cell table:style-name="ce39" office:value-type="float" office:value="0.0016" calcext:value-type="float">
            <text:p>0.0016</text:p>
          </table:table-cell>
          <table:table-cell table:style-name="ce46" office:value-type="float" office:value="0.4691" calcext:value-type="float">
            <text:p>0.4691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6.2609" calcext:value-type="float">
            <text:p>-86.2609</text:p>
          </table:table-cell>
          <table:table-cell table:style-name="ce43" office:value-type="float" office:value="-83.0564" calcext:value-type="float">
            <text:p>-83.0564</text:p>
          </table:table-cell>
          <table:table-cell table:style-name="ce39" office:value-type="float" office:value="3.2045" calcext:value-type="float">
            <text:p>3.204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hand vs pocket</text:p>
          </table:table-cell>
          <table:covered-table-cell table:number-columns-repeated="3"/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Hand, 45 (# samples)</text:p>
          </table:table-cell>
          <table:table-cell office:value-type="string" calcext:value-type="string">
            <text:p>pocket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81.4135 (445)</text:p>
          </table:table-cell>
          <table:table-cell office:value-type="string" calcext:value-type="string">
            <text:p>-81.5547 (375)</text:p>
          </table:table-cell>
          <table:table-cell office:value-type="float" office:value="0.1412" calcext:value-type="float">
            <text:p>0.1412</text:p>
          </table:table-cell>
          <table:table-cell table:style-name="ce46" office:value-type="float" office:value="0.8871" calcext:value-type="float">
            <text:p>0.8871</text:p>
          </table:table-cell>
          <table:table-cell table:style-name="ce46" office:value-type="float" office:value="0.1043" calcext:value-type="float">
            <text:p>0.1043</text:p>
          </table:table-cell>
          <table:table-cell table:style-name="ce46" office:value-type="float" office:value="0.3591" calcext:value-type="float">
            <text:p>0.3591</text:p>
          </table:table-cell>
          <table:table-cell table:style-name="ce46" office:value-type="float" office:value="0.8251" calcext:value-type="float">
            <text:p>0.8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80.5614 (399)</text:p>
          </table:table-cell>
          <table:table-cell office:value-type="string" calcext:value-type="string">
            <text:p>-81.9297 (256)</text:p>
          </table:table-cell>
          <table:table-cell office:value-type="float" office:value="1.3683" calcext:value-type="float">
            <text:p>1.3683</text:p>
          </table:table-cell>
          <table:table-cell table:style-name="ce46" office:value-type="float" office:value="0.193" calcext:value-type="float">
            <text:p>0.193</text:p>
          </table:table-cell>
          <table:table-cell office:value-type="float" office:value="0.00000040646" calcext:value-type="float">
            <text:p>4.06E-07</text:p>
          </table:table-cell>
          <table:table-cell office:value-type="float" office:value="0.00043074" calcext:value-type="float">
            <text:p>4.31E-04</text:p>
          </table:table-cell>
          <table:table-cell office:value-type="float" office:value="0.0000020633" calcext:value-type="float">
            <text:p>2.06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5.5031 (161)</text:p>
          </table:table-cell>
          <table:table-cell office:value-type="string" calcext:value-type="string">
            <text:p><text:s/>-85.4275 (131)</text:p>
          </table:table-cell>
          <table:table-cell office:value-type="float" office:value="0.0756" calcext:value-type="float">
            <text:p>0.0756</text:p>
          </table:table-cell>
          <table:table-cell table:style-name="ce46" office:value-type="float" office:value="0.9505" calcext:value-type="float">
            <text:p>0.9505</text:p>
          </table:table-cell>
          <table:table-cell table:style-name="ce46" office:value-type="float" office:value="0.386" calcext:value-type="float">
            <text:p>0.386</text:p>
          </table:table-cell>
          <table:table-cell office:value-type="float" office:value="0.00066413" calcext:value-type="float">
            <text:p>6.64E-04</text:p>
          </table:table-cell>
          <table:table-cell table:style-name="ce46" office:value-type="float" office:value="0.5429" calcext:value-type="float">
            <text:p>0.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86.0152 (197)</text:p>
          </table:table-cell>
          <table:table-cell office:value-type="string" calcext:value-type="string">
            <text:p>-88.1098 (82)</text:p>
          </table:table-cell>
          <table:table-cell office:value-type="float" office:value="2.0945" calcext:value-type="float">
            <text:p>2.0945</text:p>
          </table:table-cell>
          <table:table-cell table:style-name="ce46" office:value-type="float" office:value="0.0735" calcext:value-type="float">
            <text:p>0.0735</text:p>
          </table:table-cell>
          <table:table-cell office:value-type="float" office:value="0.000000091537" calcext:value-type="float">
            <text:p>9.15E-08</text:p>
          </table:table-cell>
          <table:table-cell table:style-name="ce46" office:value-type="float" office:value="0.9584" calcext:value-type="float">
            <text:p>0.9584</text:p>
          </table:table-cell>
          <table:table-cell office:value-type="float" office:value="0.000000001645" calcext:value-type="float">
            <text:p>1.65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7.8684 (38)</text:p>
          </table:table-cell>
          <table:table-cell office:value-type="string" calcext:value-type="string">
            <text:p>-86.1622 (74)</text:p>
          </table:table-cell>
          <table:table-cell office:value-type="float" office:value="1.7063" calcext:value-type="float">
            <text:p>1.7063</text:p>
          </table:table-cell>
          <table:table-cell table:style-name="ce46" office:value-type="float" office:value="0.3853" calcext:value-type="float">
            <text:p>0.3853</text:p>
          </table:table-cell>
          <table:table-cell table:style-name="ce46" office:value-type="float" office:value="0.0476" calcext:value-type="float">
            <text:p>0.0476</text:p>
          </table:table-cell>
          <table:table-cell table:style-name="ce46" office:value-type="float" office:value="0.3643" calcext:value-type="float">
            <text:p>0.3643</text:p>
          </table:table-cell>
          <table:table-cell table:style-name="ce39" office:value-type="float" office:value="0.0066" calcext:value-type="float">
            <text:p>0.0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90.0795 (88)</text:p>
          </table:table-cell>
          <table:table-cell office:value-type="string" calcext:value-type="string">
            <text:p>-93.2083 (24)</text:p>
          </table:table-cell>
          <table:table-cell office:value-type="float" office:value="3.1288" calcext:value-type="float">
            <text:p>3.1288</text:p>
          </table:table-cell>
          <table:table-cell table:style-name="ce46" office:value-type="float" office:value="0.25" calcext:value-type="float">
            <text:p>0.25</text:p>
          </table:table-cell>
          <table:table-cell table:style-name="ce39" office:value-type="float" office:value="0.0062" calcext:value-type="float">
            <text:p>0.0062</text:p>
          </table:table-cell>
          <table:table-cell table:style-name="ce39" office:value-type="float" office:value="0.0082" calcext:value-type="float">
            <text:p>0.0082</text:p>
          </table:table-cell>
          <table:table-cell office:value-type="float" office:value="0.00053794" calcext:value-type="float">
            <text:p>5.38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91.9394 <text:span text:style-name="T4">(</text:span>66<text:span text:style-name="T4">)</text:span></text:p>
          </table:table-cell>
          <table:table-cell office:value-type="string" calcext:value-type="string">
            <text:p>-95.1111 (9)</text:p>
          </table:table-cell>
          <table:table-cell office:value-type="float" office:value="3.1717" calcext:value-type="float">
            <text:p>3.1717</text:p>
          </table:table-cell>
          <table:table-cell table:style-name="ce46" office:value-type="float" office:value="0.3534" calcext:value-type="float">
            <text:p>0.3534</text:p>
          </table:table-cell>
          <table:table-cell table:style-name="ce46" office:value-type="float" office:value="0.0712" calcext:value-type="float">
            <text:p>0.0712</text:p>
          </table:table-cell>
          <table:table-cell table:style-name="ce46" office:value-type="float" office:value="0.0417" calcext:value-type="float">
            <text:p>0.0417</text:p>
          </table:table-cell>
          <table:table-cell table:style-name="ce39" office:value-type="float" office:value="0.0258" calcext:value-type="float">
            <text:p>0.0258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6.1972" calcext:value-type="float">
            <text:p>-86.1972</text:p>
          </table:table-cell>
          <table:table-cell table:style-name="ce43" office:value-type="float" office:value="-87.3576" calcext:value-type="float">
            <text:p>-87.3576</text:p>
          </table:table-cell>
          <table:table-cell table:style-name="ce39" office:value-type="float" office:value="1.1604" calcext:value-type="float">
            <text:p>1.160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rientation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 office:value-type="string" calcext:value-type="string">
            <text:p>Location 2</text:p>
          </table:table-cell>
          <table:table-cell table:style-name="ce42"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/>
          <table:table-cell table:style-name="ce52" office:value-type="string" calcext:value-type="string" table:number-columns-spanned="5" table:number-rows-spanned="1">
            <text:p>0 vs 45</text:p>
          </table:table-cell>
          <table:covered-table-cell/>
          <table:covered-table-cell table:style-name="ce42"/>
          <table:covered-table-cell/>
          <table:covered-table-cell table:style-name="ce4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0 degrees (# samples)</text:p>
          </table:table-cell>
          <table:table-cell office:value-type="string" calcext:value-type="string">
            <text:p>45 degrees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66.1402 (428)</text:p>
          </table:table-cell>
          <table:table-cell office:value-type="string" calcext:value-type="string">
            <text:p>-67.209 (421)</text:p>
          </table:table-cell>
          <table:table-cell office:value-type="float" office:value="1.0688" calcext:value-type="float">
            <text:p>1.0688</text:p>
          </table:table-cell>
          <table:table-cell table:style-name="ce46" office:value-type="float" office:value="0.2375" calcext:value-type="float">
            <text:p>0.2375</text:p>
          </table:table-cell>
          <table:table-cell office:value-type="float" office:value="2.7014E-025" calcext:value-type="float">
            <text:p>2.70E-25</text:p>
          </table:table-cell>
          <table:table-cell table:style-name="ce46" office:value-type="float" office:value="0.2359" calcext:value-type="float">
            <text:p>0.2359</text:p>
          </table:table-cell>
          <table:table-cell office:value-type="float" office:value="0.0000000015753" calcext:value-type="float">
            <text:p>1.58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3</text:p>
          </table:table-cell>
          <table:table-cell office:value-type="string" calcext:value-type="string">
            <text:p>-80.6326 (430)</text:p>
          </table:table-cell>
          <table:table-cell office:value-type="string" calcext:value-type="string">
            <text:p>-77.0043 (460)</text:p>
          </table:table-cell>
          <table:table-cell office:value-type="float" office:value="3.6282" calcext:value-type="float">
            <text:p>3.6282</text:p>
          </table:table-cell>
          <table:table-cell table:style-name="ce56" office:value-type="float" office:value="0.00000000050752" calcext:value-type="float">
            <text:p>5.08E-10</text:p>
          </table:table-cell>
          <table:table-cell office:value-type="float" office:value="7.3177E-100" calcext:value-type="float">
            <text:p>7.32E-100</text:p>
          </table:table-cell>
          <table:table-cell office:value-type="float" office:value="6.5353E-137" calcext:value-type="float">
            <text:p>6.54E-137</text:p>
          </table:table-cell>
          <table:table-cell office:value-type="float" office:value="1.4149E-030" calcext:value-type="float">
            <text:p>1.41E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26</text:p>
          </table:table-cell>
          <table:table-cell office:value-type="string" calcext:value-type="string">
            <text:p>-81.531 (226)</text:p>
          </table:table-cell>
          <table:table-cell office:value-type="string" calcext:value-type="string">
            <text:p>-83.5867 (225)</text:p>
          </table:table-cell>
          <table:table-cell office:value-type="float" office:value="2.0557" calcext:value-type="float">
            <text:p>2.0557</text:p>
          </table:table-cell>
          <table:table-cell table:style-name="ce39" office:value-type="float" office:value="0.0213" calcext:value-type="float">
            <text:p>0.0213</text:p>
          </table:table-cell>
          <table:table-cell office:value-type="float" office:value="5.8473E-026" calcext:value-type="float">
            <text:p>5.85E-26</text:p>
          </table:table-cell>
          <table:table-cell office:value-type="float" office:value="0.0000043562" calcext:value-type="float">
            <text:p>4.36E-06</text:p>
          </table:table-cell>
          <table:table-cell office:value-type="float" office:value="3.2892E-020" calcext:value-type="float">
            <text:p>3.29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0</text:p>
          </table:table-cell>
          <table:table-cell office:value-type="string" calcext:value-type="string">
            <text:p>-79.5641 (390)</text:p>
          </table:table-cell>
          <table:table-cell office:value-type="string" calcext:value-type="string">
            <text:p>-75.9783 (415)</text:p>
          </table:table-cell>
          <table:table-cell office:value-type="float" office:value="3.5858" calcext:value-type="float">
            <text:p>3.5858</text:p>
          </table:table-cell>
          <table:table-cell table:style-name="ce56" office:value-type="float" office:value="0.0000010445" calcext:value-type="float">
            <text:p>1.04E-06</text:p>
          </table:table-cell>
          <table:table-cell office:value-type="float" office:value="1.3615E-057" calcext:value-type="float">
            <text:p>1.36E-57</text:p>
          </table:table-cell>
          <table:table-cell office:value-type="float" office:value="1.9926E-053" calcext:value-type="float">
            <text:p>1.99E-53</text:p>
          </table:table-cell>
          <table:table-cell office:value-type="float" office:value="1.0745E-036" calcext:value-type="float">
            <text:p>1.07E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84.8239 (159)</text:p>
          </table:table-cell>
          <table:table-cell office:value-type="string" calcext:value-type="string">
            <text:p>-85.0227 (220)</text:p>
          </table:table-cell>
          <table:table-cell office:value-type="float" office:value="0.1988" calcext:value-type="float">
            <text:p>0.1988</text:p>
          </table:table-cell>
          <table:table-cell table:style-name="ce46" office:value-type="float" office:value="0.7729" calcext:value-type="float">
            <text:p>0.7729</text:p>
          </table:table-cell>
          <table:table-cell office:value-type="float" office:value="0.0000000012943" calcext:value-type="float">
            <text:p>1.29E-09</text:p>
          </table:table-cell>
          <table:table-cell office:value-type="float" office:value="6.9694E-027" calcext:value-type="float">
            <text:p>6.97E-27</text:p>
          </table:table-cell>
          <table:table-cell table:style-name="ce46" office:value-type="float" office:value="0.2264" calcext:value-type="float">
            <text:p>0.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88.9256 (121)</text:p>
          </table:table-cell>
          <table:table-cell office:value-type="string" calcext:value-type="string">
            <text:p>-86.2967 (246)</text:p>
          </table:table-cell>
          <table:table-cell office:value-type="float" office:value="2.6289" calcext:value-type="float">
            <text:p>2.6289</text:p>
          </table:table-cell>
          <table:table-cell table:style-name="ce56" office:value-type="float" office:value="0.0000021007" calcext:value-type="float">
            <text:p>2.10E-06</text:p>
          </table:table-cell>
          <table:table-cell office:value-type="float" office:value="1.1015E-041" calcext:value-type="float">
            <text:p>1.10E-41</text:p>
          </table:table-cell>
          <table:table-cell table:style-name="ce46" office:value-type="float" office:value="0.5421" calcext:value-type="float">
            <text:p>0.5421</text:p>
          </table:table-cell>
          <table:table-cell office:value-type="float" office:value="8.1404E-031" calcext:value-type="float">
            <text:p>8.14E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4.4265 (272)</text:p>
          </table:table-cell>
          <table:table-cell office:value-type="string" calcext:value-type="string">
            <text:p>-84.6272 (228)</text:p>
          </table:table-cell>
          <table:table-cell office:value-type="float" office:value="0.2007" calcext:value-type="float">
            <text:p>0.2007</text:p>
          </table:table-cell>
          <table:table-cell table:style-name="ce46" office:value-type="float" office:value="0.7653" calcext:value-type="float">
            <text:p>0.7653</text:p>
          </table:table-cell>
          <table:table-cell office:value-type="float" office:value="0.0000043987" calcext:value-type="float">
            <text:p>4.40E-06</text:p>
          </table:table-cell>
          <table:table-cell office:value-type="float" office:value="2.1693E-015" calcext:value-type="float">
            <text:p>2.17E-15</text:p>
          </table:table-cell>
          <table:table-cell table:style-name="ce46" office:value-type="float" office:value="0.5018" calcext:value-type="float">
            <text:p>0.5018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0.8634" calcext:value-type="float">
            <text:p>-80.8634</text:p>
          </table:table-cell>
          <table:table-cell table:style-name="ce43" office:value-type="float" office:value="-79.9607" calcext:value-type="float">
            <text:p>-79.9607</text:p>
          </table:table-cell>
          <table:table-cell table:style-name="ce39" office:value-type="float" office:value="0.9027" calcext:value-type="float">
            <text:p>0.902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0 vs 90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0 degrees (# samples)</text:p>
          </table:table-cell>
          <table:table-cell office:value-type="string" calcext:value-type="string">
            <text:p>90 degrees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66.1402 (428)</text:p>
          </table:table-cell>
          <table:table-cell office:value-type="string" calcext:value-type="string">
            <text:p>-63.6649 (370)</text:p>
          </table:table-cell>
          <table:table-cell office:value-type="float" office:value="-2.4753" calcext:value-type="float">
            <text:p>-2.4753</text:p>
          </table:table-cell>
          <table:table-cell table:style-name="ce39" office:value-type="float" office:value="0.0027" calcext:value-type="float">
            <text:p>0.0027</text:p>
          </table:table-cell>
          <table:table-cell office:value-type="float" office:value="8.8616E-021" calcext:value-type="float">
            <text:p>8.86E-21</text:p>
          </table:table-cell>
          <table:table-cell table:style-name="ce72" office:value-type="float" office:value="1.0563E-017" calcext:value-type="float">
            <text:p>1.06E-17</text:p>
          </table:table-cell>
          <table:table-cell office:value-type="float" office:value="0.00000000018369" calcext:value-type="float">
            <text:p>1.84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0.6326 (430)</text:p>
          </table:table-cell>
          <table:table-cell office:value-type="string" calcext:value-type="string">
            <text:p>-75.259 (417)</text:p>
          </table:table-cell>
          <table:table-cell office:value-type="float" office:value="-5.3736" calcext:value-type="float">
            <text:p>-5.3736</text:p>
          </table:table-cell>
          <table:table-cell table:style-name="ce56" office:value-type="float" office:value="0.00000000000067746" calcext:value-type="float">
            <text:p>6.77E-13</text:p>
          </table:table-cell>
          <table:table-cell office:value-type="float" office:value="1.199E-092" calcext:value-type="float">
            <text:p>1.20E-92</text:p>
          </table:table-cell>
          <table:table-cell office:value-type="float" office:value="0.000010079" calcext:value-type="float">
            <text:p>1.01E-05</text:p>
          </table:table-cell>
          <table:table-cell office:value-type="float" office:value="3.5449E-055" calcext:value-type="float">
            <text:p>3.54E-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1.531 (226)</text:p>
          </table:table-cell>
          <table:table-cell office:value-type="string" calcext:value-type="string">
            <text:p>-84.3929 (168)</text:p>
          </table:table-cell>
          <table:table-cell office:value-type="float" office:value="2.8619" calcext:value-type="float">
            <text:p>2.8619</text:p>
          </table:table-cell>
          <table:table-cell table:style-name="ce39" office:value-type="float" office:value="0.0025" calcext:value-type="float">
            <text:p>0.0025</text:p>
          </table:table-cell>
          <table:table-cell office:value-type="float" office:value="2.6941E-022" calcext:value-type="float">
            <text:p>2.69E-22</text:p>
          </table:table-cell>
          <table:table-cell office:value-type="float" office:value="0.00000019436" calcext:value-type="float">
            <text:p>1.94E-07</text:p>
          </table:table-cell>
          <table:table-cell office:value-type="float" office:value="9.9654E-015" calcext:value-type="float">
            <text:p>9.97E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79.5641 (390)</text:p>
          </table:table-cell>
          <table:table-cell office:value-type="string" calcext:value-type="string">
            <text:p>-77.3325 (382)</text:p>
          </table:table-cell>
          <table:table-cell office:value-type="float" office:value="-2.2316" calcext:value-type="float">
            <text:p>-2.2316</text:p>
          </table:table-cell>
          <table:table-cell table:style-name="ce39" office:value-type="float" office:value="0.0158" calcext:value-type="float">
            <text:p>0.0158</text:p>
          </table:table-cell>
          <table:table-cell office:value-type="float" office:value="1.6744E-020" calcext:value-type="float">
            <text:p>1.67E-20</text:p>
          </table:table-cell>
          <table:table-cell table:style-name="ce61" office:value-type="float" office:value="0.1976" calcext:value-type="float">
            <text:p>0.1976</text:p>
          </table:table-cell>
          <table:table-cell office:value-type="float" office:value="0.000000000068764" calcext:value-type="float">
            <text:p>6.88E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4.8239 (159)</text:p>
          </table:table-cell>
          <table:table-cell office:value-type="string" calcext:value-type="string">
            <text:p>-82.5994 (362)</text:p>
          </table:table-cell>
          <table:table-cell office:value-type="float" office:value="-2.2245" calcext:value-type="float">
            <text:p>-2.2245</text:p>
          </table:table-cell>
          <table:table-cell table:style-name="ce56" office:value-type="float" office:value="0.000094212" calcext:value-type="float">
            <text:p>9.42E-05</text:p>
          </table:table-cell>
          <table:table-cell office:value-type="float" office:value="7.0145E-020" calcext:value-type="float">
            <text:p>7.01E-20</text:p>
          </table:table-cell>
          <table:table-cell office:value-type="float" office:value="7.4041E-030" calcext:value-type="float">
            <text:p>7.40E-30</text:p>
          </table:table-cell>
          <table:table-cell office:value-type="float" office:value="0.00000000000029961" calcext:value-type="float">
            <text:p>3.00E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8.9256 (121)</text:p>
          </table:table-cell>
          <table:table-cell office:value-type="string" calcext:value-type="string">
            <text:p>-84.32 (90)</text:p>
          </table:table-cell>
          <table:table-cell office:value-type="float" office:value="-4.6056" calcext:value-type="float">
            <text:p>-4.6056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3367E-066" calcext:value-type="float">
            <text:p>2.34E-66</text:p>
          </table:table-cell>
          <table:table-cell table:style-name="ce46" office:value-type="float" office:value="0.0012" calcext:value-type="float">
            <text:p>0.0012</text:p>
          </table:table-cell>
          <table:table-cell office:value-type="float" office:value="2.2199E-057" calcext:value-type="float">
            <text:p>2.22E-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4.4265 (272)</text:p>
          </table:table-cell>
          <table:table-cell office:value-type="string" calcext:value-type="string">
            <text:p>-82.9281 (167)</text:p>
          </table:table-cell>
          <table:table-cell office:value-type="float" office:value="-1.4983" calcext:value-type="float">
            <text:p>-1.4983</text:p>
          </table:table-cell>
          <table:table-cell table:style-name="ce39" office:value-type="float" office:value="0.0811" calcext:value-type="float">
            <text:p>0.0811</text:p>
          </table:table-cell>
          <table:table-cell office:value-type="float" office:value="0.0000000000043543" calcext:value-type="float">
            <text:p>4.35E-12</text:p>
          </table:table-cell>
          <table:table-cell table:style-name="ce39" office:value-type="float" office:value="0.0062" calcext:value-type="float">
            <text:p>0.0062</text:p>
          </table:table-cell>
          <table:table-cell office:value-type="float" office:value="0.000002552" calcext:value-type="float">
            <text:p>2.55E-06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0.8634" calcext:value-type="float">
            <text:p>-80.8634</text:p>
          </table:table-cell>
          <table:table-cell table:style-name="ce43" office:value-type="float" office:value="-78.6424" calcext:value-type="float">
            <text:p>-78.6424</text:p>
          </table:table-cell>
          <table:table-cell table:style-name="ce39" office:value-type="float" office:value="2.221" calcext:value-type="float">
            <text:p>2.22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hand vs pocket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Hand, 45 (# samples)</text:p>
          </table:table-cell>
          <table:table-cell office:value-type="string" calcext:value-type="string">
            <text:p>pocket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76.176 (375)</text:p>
          </table:table-cell>
          <table:table-cell office:value-type="string" calcext:value-type="string">
            <text:p>-77.9639 (360)</text:p>
          </table:table-cell>
          <table:table-cell office:value-type="float" office:value="1.7879" calcext:value-type="float">
            <text:p>1.7879</text:p>
          </table:table-cell>
          <table:table-cell table:style-name="ce46" office:value-type="float" office:value="0.0991" calcext:value-type="float">
            <text:p>0.0991</text:p>
          </table:table-cell>
          <table:table-cell office:value-type="float" office:value="0.0000013598" calcext:value-type="float">
            <text:p>1.36E-06</text:p>
          </table:table-cell>
          <table:table-cell table:style-name="ce39" office:value-type="float" office:value="0.0317" calcext:value-type="float">
            <text:p>0.0317</text:p>
          </table:table-cell>
          <table:table-cell office:value-type="float" office:value="0.00000028086" calcext:value-type="float">
            <text:p>2.8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83.8701 (154)</text:p>
          </table:table-cell>
          <table:table-cell office:value-type="string" calcext:value-type="string">
            <text:p>-81.3208 (293)</text:p>
          </table:table-cell>
          <table:table-cell office:value-type="float" office:value="2.5493" calcext:value-type="float">
            <text:p>2.5493</text:p>
          </table:table-cell>
          <table:table-cell table:style-name="ce46" office:value-type="float" office:value="0.0457" calcext:value-type="float">
            <text:p>0.0457</text:p>
          </table:table-cell>
          <table:table-cell office:value-type="float" office:value="0.00000010242" calcext:value-type="float">
            <text:p>1.02E-07</text:p>
          </table:table-cell>
          <table:table-cell table:style-name="ce46" office:value-type="float" office:value="0.271" calcext:value-type="float">
            <text:p>0.271</text:p>
          </table:table-cell>
          <table:table-cell office:value-type="float" office:value="0.00000000017995" calcext:value-type="float">
            <text:p>1.80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4.5294 (102)</text:p>
          </table:table-cell>
          <table:table-cell office:value-type="string" calcext:value-type="string">
            <text:p>-82.728 (250)</text:p>
          </table:table-cell>
          <table:table-cell office:value-type="float" office:value="1.8014" calcext:value-type="float">
            <text:p>1.8014</text:p>
          </table:table-cell>
          <table:table-cell table:style-name="ce46" office:value-type="float" office:value="0.2106" calcext:value-type="float">
            <text:p>0.2106</text:p>
          </table:table-cell>
          <table:table-cell office:value-type="float" office:value="0.0000037077" calcext:value-type="float">
            <text:p>3.71E-06</text:p>
          </table:table-cell>
          <table:table-cell office:value-type="float" office:value="0.000000000010956" calcext:value-type="float">
            <text:p>1.10E-11</text:p>
          </table:table-cell>
          <table:table-cell office:value-type="float" office:value="0.00014029" calcext:value-type="float">
            <text:p>1.4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84.6071 <text:span text:style-name="T4">(</text:span>84<text:span text:style-name="T4">)</text:span></text:p>
          </table:table-cell>
          <table:table-cell office:value-type="string" calcext:value-type="string">
            <text:p>-85.4365 (197)</text:p>
          </table:table-cell>
          <table:table-cell office:value-type="float" office:value="0.8294" calcext:value-type="float">
            <text:p>0.8294</text:p>
          </table:table-cell>
          <table:table-cell table:style-name="ce46" office:value-type="float" office:value="0.4949" calcext:value-type="float">
            <text:p>0.4949</text:p>
          </table:table-cell>
          <table:table-cell table:style-name="ce39" office:value-type="float" office:value="0.0228" calcext:value-type="float">
            <text:p>0.0228</text:p>
          </table:table-cell>
          <table:table-cell table:style-name="ce39" office:value-type="float" office:value="0.0273" calcext:value-type="float">
            <text:p>0.0273</text:p>
          </table:table-cell>
          <table:table-cell table:style-name="ce39" office:value-type="float" office:value="0.0181" calcext:value-type="float">
            <text:p>0.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7.303 (33)</text:p>
          </table:table-cell>
          <table:table-cell office:value-type="string" calcext:value-type="string">
            <text:p>-85.4865 (111)</text:p>
          </table:table-cell>
          <table:table-cell office:value-type="float" office:value="1.8165" calcext:value-type="float">
            <text:p>1.8165</text:p>
          </table:table-cell>
          <table:table-cell table:style-name="ce46" office:value-type="float" office:value="0.384" calcext:value-type="float">
            <text:p>0.384</text:p>
          </table:table-cell>
          <table:table-cell table:style-name="ce39" office:value-type="float" office:value="0.0072" calcext:value-type="float">
            <text:p>0.0072</text:p>
          </table:table-cell>
          <table:table-cell table:style-name="ce39" office:value-type="float" office:value="0.0014" calcext:value-type="float">
            <text:p>0.0014</text:p>
          </table:table-cell>
          <table:table-cell table:style-name="ce39" office:value-type="float" office:value="0.0034" calcext:value-type="float">
            <text:p>0.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7.359 (78)</text:p>
          </table:table-cell>
          <table:table-cell office:value-type="string" calcext:value-type="string">
            <text:p>-84.7133 (150)</text:p>
          </table:table-cell>
          <table:table-cell office:value-type="float" office:value="2.6456" calcext:value-type="float">
            <text:p>2.6456</text:p>
          </table:table-cell>
          <table:table-cell table:style-name="ce46" office:value-type="float" office:value="0.158" calcext:value-type="float">
            <text:p>0.158</text:p>
          </table:table-cell>
          <table:table-cell office:value-type="float" office:value="0.00013693" calcext:value-type="float">
            <text:p>1.37E-04</text:p>
          </table:table-cell>
          <table:table-cell table:style-name="ce39" office:value-type="float" office:value="0.0537" calcext:value-type="float">
            <text:p>0.0537</text:p>
          </table:table-cell>
          <table:table-cell office:value-type="float" office:value="0.0000078872" calcext:value-type="float">
            <text:p>7.8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6.2576 (66)</text:p>
          </table:table-cell>
          <table:table-cell office:value-type="string" calcext:value-type="string">
            <text:p>-87.831 (71)</text:p>
          </table:table-cell>
          <table:table-cell office:value-type="float" office:value="1.5734" calcext:value-type="float">
            <text:p>1.5734</text:p>
          </table:table-cell>
          <table:table-cell table:style-name="ce46" office:value-type="float" office:value="0.3467" calcext:value-type="float">
            <text:p>0.3467</text:p>
          </table:table-cell>
          <table:table-cell office:value-type="float" office:value="0.00094923" calcext:value-type="float">
            <text:p>9.49E-04</text:p>
          </table:table-cell>
          <table:table-cell table:style-name="ce39" office:value-type="float" office:value="0.1321" calcext:value-type="float">
            <text:p>0.1321</text:p>
          </table:table-cell>
          <table:table-cell office:value-type="float" office:value="0.000082284" calcext:value-type="float">
            <text:p>8.23E-05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4.3003" calcext:value-type="float">
            <text:p>-84.3003</text:p>
          </table:table-cell>
          <table:table-cell table:style-name="ce43" office:value-type="float" office:value="-83.64" calcext:value-type="float">
            <text:p>-83.64</text:p>
          </table:table-cell>
          <table:table-cell table:style-name="ce39" office:value-type="float" office:value="2.221" calcext:value-type="float">
            <text:p>2.22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Smartphone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7" office:value-type="string" calcext:value-type="string">
            <text:p>Location 1</text:p>
          </table:table-cell>
          <table:table-cell table:style-name="ce52" office:value-type="string" calcext:value-type="string" table:number-columns-spanned="5" table:number-rows-spanned="1">
            <text:p>S4 vs S4 mini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(# samples)</text:p>
          </table:table-cell>
          <table:table-cell office:value-type="string" calcext:value-type="string">
            <text:p>S4 mini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77.1349 (645)</text:p>
          </table:table-cell>
          <table:table-cell office:value-type="string" calcext:value-type="string">
            <text:p>-79.5686 (503)</text:p>
          </table:table-cell>
          <table:table-cell office:value-type="float" office:value="2.4337" calcext:value-type="float">
            <text:p>2.4337</text:p>
          </table:table-cell>
          <table:table-cell table:style-name="ce57" office:value-type="float" office:value="0.0018" calcext:value-type="float">
            <text:p>0.0018</text:p>
          </table:table-cell>
          <table:table-cell office:value-type="float" office:value="2.0214E-065" calcext:value-type="float">
            <text:p>2.02E-65</text:p>
          </table:table-cell>
          <table:table-cell office:value-type="float" office:value="0.00000000000010125" calcext:value-type="float">
            <text:p>1.01E-13</text:p>
          </table:table-cell>
          <table:table-cell office:value-type="float" office:value="2.4191E-055" calcext:value-type="float">
            <text:p>2.42E-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81.0689 (450)</text:p>
          </table:table-cell>
          <table:table-cell office:value-type="float" office:value="6.2342" calcext:value-type="float">
            <text:p>6.2342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5.0994E-226" calcext:value-type="float">
            <text:p>5.10E-226</text:p>
          </table:table-cell>
          <table:table-cell office:value-type="float" office:value="2.9132E-016" calcext:value-type="float">
            <text:p>2.91E-16</text:p>
          </table:table-cell>
          <table:table-cell office:value-type="float" office:value="2.4331E-174" calcext:value-type="float">
            <text:p>2.43E-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83.1289 (225)</text:p>
          </table:table-cell>
          <table:table-cell office:value-type="float" office:value="2.3235" calcext:value-type="float">
            <text:p>2.3235</text:p>
          </table:table-cell>
          <table:table-cell table:style-name="ce56" office:value-type="float" office:value="0.00087764" calcext:value-type="float">
            <text:p>8.78E-04</text:p>
          </table:table-cell>
          <table:table-cell office:value-type="float" office:value="7.7222E-054" calcext:value-type="float">
            <text:p>7.72E-54</text:p>
          </table:table-cell>
          <table:table-cell office:value-type="float" office:value="3.0012E-015" calcext:value-type="float">
            <text:p>3.00E-15</text:p>
          </table:table-cell>
          <table:table-cell office:value-type="float" office:value="9.9444E-040" calcext:value-type="float">
            <text:p>9.94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84.7287 (188)</text:p>
          </table:table-cell>
          <table:table-cell office:value-type="float" office:value="4.8107" calcext:value-type="float">
            <text:p>4.8107</text:p>
          </table:table-cell>
          <table:table-cell table:style-name="ce56" office:value-type="float" office:value="0.0000000000091915" calcext:value-type="float">
            <text:p>9.19E-12</text:p>
          </table:table-cell>
          <table:table-cell office:value-type="float" office:value="2.8563E-050" calcext:value-type="float">
            <text:p>2.86E-50</text:p>
          </table:table-cell>
          <table:table-cell office:value-type="float" office:value="5.8971E-052" calcext:value-type="float">
            <text:p>5.90E-52</text:p>
          </table:table-cell>
          <table:table-cell office:value-type="float" office:value="7.1178E-047" calcext:value-type="float">
            <text:p>7.12E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84.4841 (157)</text:p>
          </table:table-cell>
          <table:table-cell office:value-type="float" office:value="2.7011" calcext:value-type="float">
            <text:p>2.7011</text:p>
          </table:table-cell>
          <table:table-cell table:style-name="ce57" office:value-type="float" office:value="0.0159" calcext:value-type="float">
            <text:p>0.0159</text:p>
          </table:table-cell>
          <table:table-cell office:value-type="float" office:value="4.7214E-018" calcext:value-type="float">
            <text:p>4.72E-18</text:p>
          </table:table-cell>
          <table:table-cell office:value-type="float" office:value="3.8232E-034" calcext:value-type="float">
            <text:p>3.82E-34</text:p>
          </table:table-cell>
          <table:table-cell office:value-type="float" office:value="0.00011076" calcext:value-type="float">
            <text:p>1.11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86.6853 (197)</text:p>
          </table:table-cell>
          <table:table-cell office:value-type="float" office:value="0.3026" calcext:value-type="float">
            <text:p>0.3026</text:p>
          </table:table-cell>
          <table:table-cell table:style-name="ce46" office:value-type="float" office:value="0.7337" calcext:value-type="float">
            <text:p>0.7337</text:p>
          </table:table-cell>
          <table:table-cell office:value-type="float" office:value="5.4857E-033" calcext:value-type="float">
            <text:p>5.49E-33</text:p>
          </table:table-cell>
          <table:table-cell office:value-type="float" office:value="6.4613E-112" calcext:value-type="float">
            <text:p>6.46E-112</text:p>
          </table:table-cell>
          <table:table-cell table:style-name="ce46" office:value-type="float" office:value="0.0653" calcext:value-type="float">
            <text:p>0.0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91.25 (8)</text:p>
          </table:table-cell>
          <table:table-cell office:value-type="float" office:value="8.6079" calcext:value-type="float">
            <text:p>8.6079</text:p>
          </table:table-cell>
          <table:table-cell table:style-name="ce56" office:value-type="float" office:value="0.000024206" calcext:value-type="float">
            <text:p>2.42E-05</text:p>
          </table:table-cell>
          <table:table-cell office:value-type="float" office:value="0.00000020925" calcext:value-type="float">
            <text:p>2.09E-07</text:p>
          </table:table-cell>
          <table:table-cell table:style-name="ce39" office:value-type="float" office:value="0.0016" calcext:value-type="float">
            <text:p>0.0016</text:p>
          </table:table-cell>
          <table:table-cell office:value-type="float" office:value="0.000003414" calcext:value-type="float">
            <text:p>3.41E-06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1.2719" calcext:value-type="float">
            <text:p>-81.2719</text:p>
          </table:table-cell>
          <table:table-cell table:style-name="ce43" office:value-type="float" office:value="-84.4163" calcext:value-type="float">
            <text:p>-84.4163</text:p>
          </table:table-cell>
          <table:table-cell table:style-name="ce43" office:value-type="float" office:value="3.1444" calcext:value-type="float">
            <text:p>3.144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S4 vs Nexus 5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(# samples)</text:p>
          </table:table-cell>
          <table:table-cell office:value-type="string" calcext:value-type="string">
            <text:p>Nexus 5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77.1349 (645)</text:p>
          </table:table-cell>
          <table:table-cell office:value-type="string" calcext:value-type="string">
            <text:p>-77.7444 (90)</text:p>
          </table:table-cell>
          <table:table-cell office:value-type="float" office:value="0.6096" calcext:value-type="float">
            <text:p>0.6096</text:p>
          </table:table-cell>
          <table:table-cell table:style-name="ce61" office:value-type="float" office:value="0.7189" calcext:value-type="float">
            <text:p>0.7189</text:p>
          </table:table-cell>
          <table:table-cell table:style-name="ce72" office:value-type="float" office:value="0.00001976" calcext:value-type="float">
            <text:p>1.98E-05</text:p>
          </table:table-cell>
          <table:table-cell table:style-name="ce61" office:value-type="float" office:value="0.3105" calcext:value-type="float">
            <text:p>0.3105</text:p>
          </table:table-cell>
          <table:table-cell table:style-name="ce61" office:value-type="float" office:value="0.3761" calcext:value-type="float">
            <text:p>0.3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74.8347 (629)</text:p>
          </table:table-cell>
          <table:table-cell office:value-type="string" calcext:value-type="string">
            <text:p>-76.1156 (467)</text:p>
          </table:table-cell>
          <table:table-cell office:value-type="float" office:value="1.281" calcext:value-type="float">
            <text:p>1.281</text:p>
          </table:table-cell>
          <table:table-cell table:style-name="ce57" office:value-type="float" office:value="0.004" calcext:value-type="float">
            <text:p>0.004</text:p>
          </table:table-cell>
          <table:table-cell office:value-type="float" office:value="6.0452E-028" calcext:value-type="float">
            <text:p>6.05E-28</text:p>
          </table:table-cell>
          <table:table-cell office:value-type="float" office:value="3.1571E-028" calcext:value-type="float">
            <text:p>3.16E-28</text:p>
          </table:table-cell>
          <table:table-cell office:value-type="float" office:value="9.87E-019" calcext:value-type="float">
            <text:p>9.87E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0.8054 (596)</text:p>
          </table:table-cell>
          <table:table-cell office:value-type="string" calcext:value-type="string">
            <text:p>-83.7955 (44)</text:p>
          </table:table-cell>
          <table:table-cell office:value-type="float" office:value="2.9901" calcext:value-type="float">
            <text:p>2.9901</text:p>
          </table:table-cell>
          <table:table-cell table:style-name="ce61" office:value-type="float" office:value="0.0371" calcext:value-type="float">
            <text:p>0.0371</text:p>
          </table:table-cell>
          <table:table-cell office:value-type="float" office:value="0.00000000000014258" calcext:value-type="float">
            <text:p>1.43E-13</text:p>
          </table:table-cell>
          <table:table-cell table:style-name="ce57" office:value-type="float" office:value="0.0119" calcext:value-type="float">
            <text:p>0.0119</text:p>
          </table:table-cell>
          <table:table-cell office:value-type="float" office:value="0.000000002069" calcext:value-type="float">
            <text:p>2.07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79.9181 (415)</text:p>
          </table:table-cell>
          <table:table-cell office:value-type="string" calcext:value-type="string">
            <text:p>-83.75 (20)</text:p>
          </table:table-cell>
          <table:table-cell office:value-type="float" office:value="3.8319" calcext:value-type="float">
            <text:p>3.8319</text:p>
          </table:table-cell>
          <table:table-cell table:style-name="ce61" office:value-type="float" office:value="0.0052" calcext:value-type="float">
            <text:p>0.0052</text:p>
          </table:table-cell>
          <table:table-cell office:value-type="float" office:value="0.0000017171" calcext:value-type="float">
            <text:p>1.72E-06</text:p>
          </table:table-cell>
          <table:table-cell office:value-type="float" office:value="0.00000069619" calcext:value-type="float">
            <text:p>6.96E-07</text:p>
          </table:table-cell>
          <table:table-cell office:value-type="float" office:value="0.000033228" calcext:value-type="float">
            <text:p>3.3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7.1852 (351)</text:p>
          </table:table-cell>
          <table:table-cell office:value-type="string" calcext:value-type="string">
            <text:p>-84.5 (10)</text:p>
          </table:table-cell>
          <table:table-cell office:value-type="float" office:value="2.6852" calcext:value-type="float">
            <text:p>2.6852</text:p>
          </table:table-cell>
          <table:table-cell table:style-name="ce61" office:value-type="float" office:value="0.2907" calcext:value-type="float">
            <text:p>0.2907</text:p>
          </table:table-cell>
          <table:table-cell table:style-name="ce57" office:value-type="float" office:value="0.0046" calcext:value-type="float">
            <text:p>0.0046</text:p>
          </table:table-cell>
          <table:table-cell office:value-type="float" office:value="0.00000032805" calcext:value-type="float">
            <text:p>3.28E-07</text:p>
          </table:table-cell>
          <table:table-cell table:style-name="ce61"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86.3827 (405)</text:p>
          </table:table-cell>
          <table:table-cell office:value-type="string" calcext:value-type="string">
            <text:p>-79.7979 (94)</text:p>
          </table:table-cell>
          <table:table-cell office:value-type="float" office:value="6.5848" calcext:value-type="float">
            <text:p>6.5848</text:p>
          </table:table-cell>
          <table:table-cell table:style-name="ce56" office:value-type="float" office:value="0.000000000049686" calcext:value-type="float">
            <text:p>4.97E-11</text:p>
          </table:table-cell>
          <table:table-cell office:value-type="float" office:value="1.1782E-040" calcext:value-type="float">
            <text:p>1.18E-40</text:p>
          </table:table-cell>
          <table:table-cell office:value-type="float" office:value="5.0783E-068" calcext:value-type="float">
            <text:p>5.08E-68</text:p>
          </table:table-cell>
          <table:table-cell office:value-type="float" office:value="4.2403E-042" calcext:value-type="float">
            <text:p>4.24E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82.6421 (461)</text:p>
          </table:table-cell>
          <table:table-cell office:value-type="string" calcext:value-type="string">
            <text:p>-81.1889 (90)</text:p>
          </table:table-cell>
          <table:table-cell office:value-type="float" office:value="1.4532" calcext:value-type="float">
            <text:p>1.4532</text:p>
          </table:table-cell>
          <table:table-cell table:style-name="ce61" office:value-type="float" office:value="0.2477" calcext:value-type="float">
            <text:p>0.2477</text:p>
          </table:table-cell>
          <table:table-cell office:value-type="float" office:value="0.0000002114" calcext:value-type="float">
            <text:p>2.11E-07</text:p>
          </table:table-cell>
          <table:table-cell office:value-type="float" office:value="0.0000061289" calcext:value-type="float">
            <text:p>6.13E-06</text:p>
          </table:table-cell>
          <table:table-cell table:style-name="ce57" office:value-type="float" office:value="0.0163" calcext:value-type="float">
            <text:p>0.0163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1.2719" calcext:value-type="float">
            <text:p>-81.2719</text:p>
          </table:table-cell>
          <table:table-cell table:style-name="ce43" office:value-type="float" office:value="-80.9846" calcext:value-type="float">
            <text:p>-80.9846</text:p>
          </table:table-cell>
          <table:table-cell table:style-name="ce43" office:value-type="float" office:value="0.2873" calcext:value-type="float">
            <text:p>0.287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S4 mini vs Nexus 5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mini (# samples)</text:p>
          </table:table-cell>
          <table:table-cell office:value-type="string" calcext:value-type="string">
            <text:p>Nexus 5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79.5686 (503)</text:p>
          </table:table-cell>
          <table:table-cell office:value-type="string" calcext:value-type="string">
            <text:p>-77.7444 (90)</text:p>
          </table:table-cell>
          <table:table-cell office:value-type="float" office:value="0.6096" calcext:value-type="float">
            <text:p>0.6096</text:p>
          </table:table-cell>
          <table:table-cell table:style-name="ce61" office:value-type="float" office:value="0.7189" calcext:value-type="float">
            <text:p>0.7189</text:p>
          </table:table-cell>
          <table:table-cell table:style-name="ce72" office:value-type="float" office:value="0.00001976" calcext:value-type="float">
            <text:p>1.98E-05</text:p>
          </table:table-cell>
          <table:table-cell table:style-name="ce61" office:value-type="float" office:value="0.3105" calcext:value-type="float">
            <text:p>0.3105</text:p>
          </table:table-cell>
          <table:table-cell table:style-name="ce61" office:value-type="float" office:value="0.3761" calcext:value-type="float">
            <text:p>0.3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81.0689 (450)</text:p>
          </table:table-cell>
          <table:table-cell office:value-type="string" calcext:value-type="string">
            <text:p>-76.1156 (467)</text:p>
          </table:table-cell>
          <table:table-cell office:value-type="float" office:value="1.281" calcext:value-type="float">
            <text:p>1.281</text:p>
          </table:table-cell>
          <table:table-cell table:style-name="ce57" office:value-type="float" office:value="0.004" calcext:value-type="float">
            <text:p>0.004</text:p>
          </table:table-cell>
          <table:table-cell office:value-type="float" office:value="6.0452E-028" calcext:value-type="float">
            <text:p>6.05E-28</text:p>
          </table:table-cell>
          <table:table-cell office:value-type="float" office:value="3.1571E-028" calcext:value-type="float">
            <text:p>3.16E-28</text:p>
          </table:table-cell>
          <table:table-cell office:value-type="float" office:value="9.87E-019" calcext:value-type="float">
            <text:p>9.87E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3.1289 (225)</text:p>
          </table:table-cell>
          <table:table-cell office:value-type="string" calcext:value-type="string">
            <text:p>-83.7955 (44)</text:p>
          </table:table-cell>
          <table:table-cell office:value-type="float" office:value="2.9901" calcext:value-type="float">
            <text:p>2.9901</text:p>
          </table:table-cell>
          <table:table-cell table:style-name="ce61" office:value-type="float" office:value="0.0371" calcext:value-type="float">
            <text:p>0.0371</text:p>
          </table:table-cell>
          <table:table-cell office:value-type="float" office:value="0.00000000000014258" calcext:value-type="float">
            <text:p>1.43E-13</text:p>
          </table:table-cell>
          <table:table-cell table:style-name="ce57" office:value-type="float" office:value="0.0119" calcext:value-type="float">
            <text:p>0.0119</text:p>
          </table:table-cell>
          <table:table-cell office:value-type="float" office:value="0.000000002069" calcext:value-type="float">
            <text:p>2.07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84.7287 (188)</text:p>
          </table:table-cell>
          <table:table-cell office:value-type="string" calcext:value-type="string">
            <text:p>-83.75 (20)</text:p>
          </table:table-cell>
          <table:table-cell office:value-type="float" office:value="3.8319" calcext:value-type="float">
            <text:p>3.8319</text:p>
          </table:table-cell>
          <table:table-cell table:style-name="ce61" office:value-type="float" office:value="0.0052" calcext:value-type="float">
            <text:p>0.0052</text:p>
          </table:table-cell>
          <table:table-cell office:value-type="float" office:value="0.0000017171" calcext:value-type="float">
            <text:p>1.72E-06</text:p>
          </table:table-cell>
          <table:table-cell office:value-type="float" office:value="0.00000069619" calcext:value-type="float">
            <text:p>6.96E-07</text:p>
          </table:table-cell>
          <table:table-cell office:value-type="float" office:value="0.000033228" calcext:value-type="float">
            <text:p>3.3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84.4841 (157)</text:p>
          </table:table-cell>
          <table:table-cell office:value-type="string" calcext:value-type="string">
            <text:p>-84.5 (10)</text:p>
          </table:table-cell>
          <table:table-cell office:value-type="float" office:value="2.6852" calcext:value-type="float">
            <text:p>2.6852</text:p>
          </table:table-cell>
          <table:table-cell table:style-name="ce61" office:value-type="float" office:value="0.2907" calcext:value-type="float">
            <text:p>0.2907</text:p>
          </table:table-cell>
          <table:table-cell table:style-name="ce57" office:value-type="float" office:value="0.0046" calcext:value-type="float">
            <text:p>0.0046</text:p>
          </table:table-cell>
          <table:table-cell office:value-type="float" office:value="0.00000032805" calcext:value-type="float">
            <text:p>3.28E-07</text:p>
          </table:table-cell>
          <table:table-cell table:style-name="ce61"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86.6853 (197)</text:p>
          </table:table-cell>
          <table:table-cell office:value-type="string" calcext:value-type="string">
            <text:p>-79.7979 (94)</text:p>
          </table:table-cell>
          <table:table-cell office:value-type="float" office:value="6.5848" calcext:value-type="float">
            <text:p>6.5848</text:p>
          </table:table-cell>
          <table:table-cell table:style-name="ce56" office:value-type="float" office:value="0.000000000049686" calcext:value-type="float">
            <text:p>4.97E-11</text:p>
          </table:table-cell>
          <table:table-cell office:value-type="float" office:value="1.1782E-040" calcext:value-type="float">
            <text:p>1.18E-40</text:p>
          </table:table-cell>
          <table:table-cell office:value-type="float" office:value="5.0783E-068" calcext:value-type="float">
            <text:p>5.08E-68</text:p>
          </table:table-cell>
          <table:table-cell office:value-type="float" office:value="4.2403E-042" calcext:value-type="float">
            <text:p>4.24E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string" calcext:value-type="string">
            <text:p>-91.25 (8)</text:p>
          </table:table-cell>
          <table:table-cell office:value-type="string" calcext:value-type="string">
            <text:p>-81.1889 (90)</text:p>
          </table:table-cell>
          <table:table-cell office:value-type="float" office:value="1.4532" calcext:value-type="float">
            <text:p>1.4532</text:p>
          </table:table-cell>
          <table:table-cell table:style-name="ce61" office:value-type="float" office:value="0.2477" calcext:value-type="float">
            <text:p>0.2477</text:p>
          </table:table-cell>
          <table:table-cell office:value-type="float" office:value="0.0000002114" calcext:value-type="float">
            <text:p>2.11E-07</text:p>
          </table:table-cell>
          <table:table-cell office:value-type="float" office:value="0.0000061289" calcext:value-type="float">
            <text:p>6.13E-06</text:p>
          </table:table-cell>
          <table:table-cell table:style-name="ce57" office:value-type="float" office:value="0.0163" calcext:value-type="float">
            <text:p>0.0163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4.4163" calcext:value-type="float">
            <text:p>-84.4163</text:p>
          </table:table-cell>
          <table:table-cell table:style-name="ce43" office:value-type="float" office:value="-80.9846" calcext:value-type="float">
            <text:p>-80.9846</text:p>
          </table:table-cell>
          <table:table-cell table:style-name="ce43" office:value-type="float" office:value="3.4317" calcext:value-type="float">
            <text:p>3.43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Smartphone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7" office:value-type="string" calcext:value-type="string">
            <text:p>Location 2</text:p>
          </table:table-cell>
          <table:table-cell table:style-name="ce52" office:value-type="string" calcext:value-type="string" table:number-columns-spanned="5" table:number-rows-spanned="1">
            <text:p>S4 vs S4 mini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(# samples)</text:p>
          </table:table-cell>
          <table:table-cell office:value-type="string" calcext:value-type="string">
            <text:p>S4 mini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67.7138 (622)</text:p>
          </table:table-cell>
          <table:table-cell office:value-type="string" calcext:value-type="string">
            <text:p>-67.5916 (404)</text:p>
          </table:table-cell>
          <table:table-cell office:value-type="float" office:value="-0.1222" calcext:value-type="float">
            <text:p>-0.1222</text:p>
          </table:table-cell>
          <table:table-cell table:style-name="ce61" office:value-type="float" office:value="0.9252" calcext:value-type="float">
            <text:p>0.9252</text:p>
          </table:table-cell>
          <table:table-cell office:value-type="float" office:value="0.00000000012696" calcext:value-type="float">
            <text:p>1.27E-10</text:p>
          </table:table-cell>
          <table:table-cell office:value-type="float" office:value="0.000000020401" calcext:value-type="float">
            <text:p>2.04E-08</text:p>
          </table:table-cell>
          <table:table-cell table:style-name="ce61" office:value-type="float" office:value="0.1851" calcext:value-type="float">
            <text:p>0.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77.5363 (606)</text:p>
          </table:table-cell>
          <table:table-cell office:value-type="string" calcext:value-type="string">
            <text:p>-76.5158 (380)</text:p>
          </table:table-cell>
          <table:table-cell office:value-type="float" office:value="-1.0205" calcext:value-type="float">
            <text:p>-1.0205</text:p>
          </table:table-cell>
          <table:table-cell table:style-name="ce56" office:value-type="float" office:value="0.000061646" calcext:value-type="float">
            <text:p>6.16E-05</text:p>
          </table:table-cell>
          <table:table-cell office:value-type="float" office:value="4.2611E-036" calcext:value-type="float">
            <text:p>4.26E-36</text:p>
          </table:table-cell>
          <table:table-cell table:style-name="ce61" office:value-type="float" office:value="0.146" calcext:value-type="float">
            <text:p>0.146</text:p>
          </table:table-cell>
          <table:table-cell office:value-type="float" office:value="7.2154E-053" calcext:value-type="float">
            <text:p>7.22E-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78.4482 (589)</text:p>
          </table:table-cell>
          <table:table-cell office:value-type="string" calcext:value-type="string">
            <text:p>-80.1535 (443)</text:p>
          </table:table-cell>
          <table:table-cell office:value-type="float" office:value="1.7053" calcext:value-type="float">
            <text:p>1.7053</text:p>
          </table:table-cell>
          <table:table-cell table:style-name="ce61" office:value-type="float" office:value="0.0403" calcext:value-type="float">
            <text:p>0.0403</text:p>
          </table:table-cell>
          <table:table-cell table:style-name="ce72" office:value-type="float" office:value="0.00000010092" calcext:value-type="float">
            <text:p>1.01E-07</text:p>
          </table:table-cell>
          <table:table-cell office:value-type="float" office:value="5.8989E-027" calcext:value-type="float">
            <text:p>5.90E-27</text:p>
          </table:table-cell>
          <table:table-cell office:value-type="float" office:value="0.0000018775" calcext:value-type="float">
            <text:p>1.8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72.8802 (668)</text:p>
          </table:table-cell>
          <table:table-cell office:value-type="string" calcext:value-type="string">
            <text:p>-76.6959 (467)</text:p>
          </table:table-cell>
          <table:table-cell office:value-type="float" office:value="3.8157" calcext:value-type="float">
            <text:p>3.8157</text:p>
          </table:table-cell>
          <table:table-cell table:style-name="ce56" office:value-type="float" office:value="0.000000000034747" calcext:value-type="float">
            <text:p>3.47E-11</text:p>
          </table:table-cell>
          <table:table-cell table:style-name="ce72" office:value-type="float" office:value="5.2003E-088" calcext:value-type="float">
            <text:p>5.20E-88</text:p>
          </table:table-cell>
          <table:table-cell office:value-type="float" office:value="1.1217E-031" calcext:value-type="float">
            <text:p>1.12E-31</text:p>
          </table:table-cell>
          <table:table-cell office:value-type="float" office:value="1.0729E-080" calcext:value-type="float">
            <text:p>1.07E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0.6734 (646)</text:p>
          </table:table-cell>
          <table:table-cell office:value-type="string" calcext:value-type="string">
            <text:p>-82.7034 (381)</text:p>
          </table:table-cell>
          <table:table-cell office:value-type="float" office:value="2.03" calcext:value-type="float">
            <text:p>2.03</text:p>
          </table:table-cell>
          <table:table-cell table:style-name="ce56" office:value-type="float" office:value="0.000027337" calcext:value-type="float">
            <text:p>2.73E-05</text:p>
          </table:table-cell>
          <table:table-cell table:style-name="ce72" office:value-type="float" office:value="4.2663E-053" calcext:value-type="float">
            <text:p>4.27E-53</text:p>
          </table:table-cell>
          <table:table-cell office:value-type="float" office:value="4.6038E-061" calcext:value-type="float">
            <text:p>4.60E-61</text:p>
          </table:table-cell>
          <table:table-cell office:value-type="float" office:value="5.4204E-021" calcext:value-type="float">
            <text:p>5.42E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79.7937 (630)</text:p>
          </table:table-cell>
          <table:table-cell office:value-type="string" calcext:value-type="string">
            <text:p>-85.7704 (318)</text:p>
          </table:table-cell>
          <table:table-cell office:value-type="float" office:value="5.9768" calcext:value-type="float">
            <text:p>5.976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2.4096E-173" calcext:value-type="float">
            <text:p>2.41E-173</text:p>
          </table:table-cell>
          <table:table-cell table:style-name="ce61" office:value-type="float" office:value="0.1582" calcext:value-type="float">
            <text:p>0.1582</text:p>
          </table:table-cell>
          <table:table-cell office:value-type="float" office:value="3.8085E-140" calcext:value-type="float">
            <text:p>3.81E-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1.6128 (545)</text:p>
          </table:table-cell>
          <table:table-cell office:value-type="string" calcext:value-type="string">
            <text:p>-83.8438 (256)</text:p>
          </table:table-cell>
          <table:table-cell office:value-type="float" office:value="2.2309" calcext:value-type="float">
            <text:p>2.2309</text:p>
          </table:table-cell>
          <table:table-cell table:style-name="ce56" office:value-type="float" office:value="0.0000001428" calcext:value-type="float">
            <text:p>1.43E-07</text:p>
          </table:table-cell>
          <table:table-cell office:value-type="float" office:value="4.5441E-036" calcext:value-type="float">
            <text:p>4.54E-36</text:p>
          </table:table-cell>
          <table:table-cell office:value-type="float" office:value="5.8941E-199" calcext:value-type="float">
            <text:p>5.89E-199</text:p>
          </table:table-cell>
          <table:table-cell office:value-type="float" office:value="4.0431E-051" calcext:value-type="float">
            <text:p>4.04E-51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76.9512" calcext:value-type="float">
            <text:p>-76.9512</text:p>
          </table:table-cell>
          <table:table-cell table:style-name="ce43" office:value-type="float" office:value="-79.0392" calcext:value-type="float">
            <text:p>-79.0392</text:p>
          </table:table-cell>
          <table:table-cell table:style-name="ce43" office:value-type="float" office:value="2.088" calcext:value-type="float">
            <text:p>2.08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S4 vs Nexus 5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(# samples)</text:p>
          </table:table-cell>
          <table:table-cell office:value-type="string" calcext:value-type="string">
            <text:p>Nexus 5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67.7138 (622)</text:p>
          </table:table-cell>
          <table:table-cell office:value-type="float" office:value="-73.5583" calcext:value-type="float">
            <text:p>-73.5583</text:p>
          </table:table-cell>
          <table:table-cell office:value-type="float" office:value="5.8445" calcext:value-type="float">
            <text:p>5.8445</text:p>
          </table:table-cell>
          <table:table-cell table:style-name="ce56" office:value-type="float" office:value="0.000000000031396" calcext:value-type="float">
            <text:p>3.14E-11</text:p>
          </table:table-cell>
          <table:table-cell table:style-name="ce72" office:value-type="float" office:value="5.1338E-079" calcext:value-type="float">
            <text:p>5.13E-7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0.000000000000019287" calcext:value-type="float">
            <text:p>1.93E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77.5363 (606)</text:p>
          </table:table-cell>
          <table:table-cell office:value-type="float" office:value="-78.2458" calcext:value-type="float">
            <text:p>-78.2458</text:p>
          </table:table-cell>
          <table:table-cell office:value-type="float" office:value="0.7095" calcext:value-type="float">
            <text:p>0.7095</text:p>
          </table:table-cell>
          <table:table-cell table:style-name="ce61" office:value-type="float" office:value="0.1255" calcext:value-type="float">
            <text:p>0.1255</text:p>
          </table:table-cell>
          <table:table-cell office:value-type="float" office:value="8.4933E-039" calcext:value-type="float">
            <text:p>8.49E-39</text:p>
          </table:table-cell>
          <table:table-cell office:value-type="float" office:value="2.1881E-058" calcext:value-type="float">
            <text:p>2.19E-58</text:p>
          </table:table-cell>
          <table:table-cell office:value-type="float" office:value="0.000000000000014452" calcext:value-type="float">
            <text:p>1.45E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78.4482 (589)</text:p>
          </table:table-cell>
          <table:table-cell office:value-type="float" office:value="-79.303" calcext:value-type="float">
            <text:p>-79.303</text:p>
          </table:table-cell>
          <table:table-cell office:value-type="float" office:value="0.8548" calcext:value-type="float">
            <text:p>0.8548</text:p>
          </table:table-cell>
          <table:table-cell table:style-name="ce61" office:value-type="float" office:value="0.1335" calcext:value-type="float">
            <text:p>0.1335</text:p>
          </table:table-cell>
          <table:table-cell office:value-type="float" office:value="1.044E-051" calcext:value-type="float">
            <text:p>1.04E-51</text:p>
          </table:table-cell>
          <table:table-cell office:value-type="float" office:value="0.000000000098852" calcext:value-type="float">
            <text:p>9.89E-11</text:p>
          </table:table-cell>
          <table:table-cell office:value-type="float" office:value="1.9261E-042" calcext:value-type="float">
            <text:p>1.93E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72.8802 (668)</text:p>
          </table:table-cell>
          <table:table-cell office:value-type="float" office:value="-84.5116" calcext:value-type="float">
            <text:p>-84.5116</text:p>
          </table:table-cell>
          <table:table-cell office:value-type="float" office:value="11.6314" calcext:value-type="float">
            <text:p>11.6314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1.3106E-028" calcext:value-type="float">
            <text:p>1.31E-28</text:p>
          </table:table-cell>
          <table:table-cell office:value-type="float" office:value="0.00045919" calcext:value-type="float">
            <text:p>4.59E-04</text:p>
          </table:table-cell>
          <table:table-cell office:value-type="float" office:value="4.714E-028" calcext:value-type="float">
            <text:p>4.71E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0.6734 (646)</text:p>
          </table:table-cell>
          <table:table-cell office:value-type="float" office:value="-82.7299" calcext:value-type="float">
            <text:p>-82.7299</text:p>
          </table:table-cell>
          <table:table-cell office:value-type="float" office:value="2.0565" calcext:value-type="float">
            <text:p>2.0565</text:p>
          </table:table-cell>
          <table:table-cell table:style-name="ce56" office:value-type="float" office:value="0.000020147" calcext:value-type="float">
            <text:p>2.01E-05</text:p>
          </table:table-cell>
          <table:table-cell office:value-type="float" office:value="1.5052E-026" calcext:value-type="float">
            <text:p>1.51E-26</text:p>
          </table:table-cell>
          <table:table-cell office:value-type="float" office:value="3.7814E-111" calcext:value-type="float">
            <text:p>3.78E-111</text:p>
          </table:table-cell>
          <table:table-cell office:value-type="float" office:value="1.5552E-015" calcext:value-type="float">
            <text:p>1.56E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79.7937 (630)</text:p>
          </table:table-cell>
          <table:table-cell office:value-type="float" office:value="-82.5678" calcext:value-type="float">
            <text:p>-82.5678</text:p>
          </table:table-cell>
          <table:table-cell office:value-type="float" office:value="2.7741" calcext:value-type="float">
            <text:p>2.7741</text:p>
          </table:table-cell>
          <table:table-cell table:style-name="ce56" office:value-type="float" office:value="2.2204E-016" calcext:value-type="float">
            <text:p>2.22E-16</text:p>
          </table:table-cell>
          <table:table-cell office:value-type="float" office:value="1.1642E-110" calcext:value-type="float">
            <text:p>1.16E-110</text:p>
          </table:table-cell>
          <table:table-cell office:value-type="float" office:value="0.0000018168" calcext:value-type="float">
            <text:p>1.82E-06</text:p>
          </table:table-cell>
          <table:table-cell office:value-type="float" office:value="7.2489E-085" calcext:value-type="float">
            <text:p>7.25E-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1.6128 (545)</text:p>
          </table:table-cell>
          <table:table-cell office:value-type="float" office:value="-90.1905" calcext:value-type="float">
            <text:p>-90.1905</text:p>
          </table:table-cell>
          <table:table-cell office:value-type="float" office:value="8.5776" calcext:value-type="float">
            <text:p>8.5776</text:p>
          </table:table-cell>
          <table:table-cell table:style-name="ce56" office:value-type="float" office:value="2.8866E-015" calcext:value-type="float">
            <text:p>2.89E-15</text:p>
          </table:table-cell>
          <table:table-cell office:value-type="float" office:value="3.8977E-019" calcext:value-type="float">
            <text:p>3.90E-19</text:p>
          </table:table-cell>
          <table:table-cell office:value-type="float" office:value="1.6393E-026" calcext:value-type="float">
            <text:p>1.64E-26</text:p>
          </table:table-cell>
          <table:table-cell office:value-type="float" office:value="1.0704E-017" calcext:value-type="float">
            <text:p>1.07E-17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76.9512" calcext:value-type="float">
            <text:p>-76.9512</text:p>
          </table:table-cell>
          <table:table-cell table:style-name="ce43" office:value-type="float" office:value="-81.5867" calcext:value-type="float">
            <text:p>-81.5867</text:p>
          </table:table-cell>
          <table:table-cell table:style-name="ce43" office:value-type="float" office:value="4.6355" calcext:value-type="float">
            <text:p>4.635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S4 mini vs Nexus 5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mini (# samples)</text:p>
          </table:table-cell>
          <table:table-cell office:value-type="string" calcext:value-type="string">
            <text:p>Nexus 5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14</text:p>
          </table:table-cell>
          <table:table-cell office:value-type="string" calcext:value-type="string">
            <text:p>-67.5916 (404)</text:p>
          </table:table-cell>
          <table:table-cell office:value-type="float" office:value="-73.5583" calcext:value-type="float">
            <text:p>-73.5583</text:p>
          </table:table-cell>
          <table:table-cell office:value-type="float" office:value="5.9667" calcext:value-type="float">
            <text:p>5.9667</text:p>
          </table:table-cell>
          <table:table-cell table:style-name="ce56" office:value-type="float" office:value="0.0000000099628" calcext:value-type="float">
            <text:p>9.96E-09</text:p>
          </table:table-cell>
          <table:table-cell table:style-name="ce72" office:value-type="float" office:value="2.3919E-098" calcext:value-type="float">
            <text:p>2.39E-98</text:p>
          </table:table-cell>
          <table:table-cell office:value-type="float" office:value="6.0123E-117" calcext:value-type="float">
            <text:p>6.01E-117</text:p>
          </table:table-cell>
          <table:table-cell office:value-type="float" office:value="1.9472E-034" calcext:value-type="float">
            <text:p>1.95E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3</text:p>
          </table:table-cell>
          <table:table-cell office:value-type="string" calcext:value-type="string">
            <text:p>-76.5158 (380)</text:p>
          </table:table-cell>
          <table:table-cell office:value-type="float" office:value="-78.2458" calcext:value-type="float">
            <text:p>-78.2458</text:p>
          </table:table-cell>
          <table:table-cell office:value-type="float" office:value="1.73" calcext:value-type="float">
            <text:p>1.73</text:p>
          </table:table-cell>
          <table:table-cell table:style-name="ce56" office:value-type="float" office:value="0.00029175" calcext:value-type="float">
            <text:p>2.92E-04</text:p>
          </table:table-cell>
          <table:table-cell office:value-type="float" office:value="3.4526E-056" calcext:value-type="float">
            <text:p>3.45E-56</text:p>
          </table:table-cell>
          <table:table-cell office:value-type="float" office:value="7.8054E-040" calcext:value-type="float">
            <text:p>7.81E-40</text:p>
          </table:table-cell>
          <table:table-cell office:value-type="float" office:value="1.7579E-028" calcext:value-type="float">
            <text:p>1.76E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26</text:p>
          </table:table-cell>
          <table:table-cell office:value-type="string" calcext:value-type="string">
            <text:p>-80.1535 (443)</text:p>
          </table:table-cell>
          <table:table-cell office:value-type="float" office:value="-79.303" calcext:value-type="float">
            <text:p>-79.303</text:p>
          </table:table-cell>
          <table:table-cell office:value-type="float" office:value="0.8505" calcext:value-type="float">
            <text:p>0.8505</text:p>
          </table:table-cell>
          <table:table-cell table:style-name="ce61" office:value-type="float" office:value="0.2637" calcext:value-type="float">
            <text:p>0.2637</text:p>
          </table:table-cell>
          <table:table-cell office:value-type="float" office:value="5.0858E-024" calcext:value-type="float">
            <text:p>5.09E-24</text:p>
          </table:table-cell>
          <table:table-cell office:value-type="float" office:value="6.0065E-076" calcext:value-type="float">
            <text:p>6.01E-76</text:p>
          </table:table-cell>
          <table:table-cell office:value-type="float" office:value="0.00000008881" calcext:value-type="float">
            <text:p>8.88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30</text:p>
          </table:table-cell>
          <table:table-cell office:value-type="string" calcext:value-type="string">
            <text:p>-76.6959 (467)</text:p>
          </table:table-cell>
          <table:table-cell office:value-type="float" office:value="-84.5116" calcext:value-type="float">
            <text:p>-84.5116</text:p>
          </table:table-cell>
          <table:table-cell office:value-type="float" office:value="7.8157" calcext:value-type="float">
            <text:p>7.8157</text:p>
          </table:table-cell>
          <table:table-cell table:style-name="ce56" office:value-type="float" office:value="0.000000000018676" calcext:value-type="float">
            <text:p>1.87E-11</text:p>
          </table:table-cell>
          <table:table-cell office:value-type="float" office:value="6.6118E-031" calcext:value-type="float">
            <text:p>6.61E-31</text:p>
          </table:table-cell>
          <table:table-cell table:style-name="ce61" office:value-type="float" office:value="0.4783" calcext:value-type="float">
            <text:p>0.4783</text:p>
          </table:table-cell>
          <table:table-cell office:value-type="float" office:value="5.2923E-027" calcext:value-type="float">
            <text:p>5.29E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A0</text:p>
          </table:table-cell>
          <table:table-cell office:value-type="string" calcext:value-type="string">
            <text:p>-82.7034 (381)</text:p>
          </table:table-cell>
          <table:table-cell office:value-type="float" office:value="-82.7299" calcext:value-type="float">
            <text:p>-82.7299</text:p>
          </table:table-cell>
          <table:table-cell office:value-type="float" office:value="0.0264" calcext:value-type="float">
            <text:p>0.0264</text:p>
          </table:table-cell>
          <table:table-cell table:style-name="ce61" office:value-type="float" office:value="0.9552" calcext:value-type="float">
            <text:p>0.9552</text:p>
          </table:table-cell>
          <table:table-cell office:value-type="float" office:value="0.0000010831" calcext:value-type="float">
            <text:p>1.08E-06</text:p>
          </table:table-cell>
          <table:table-cell office:value-type="float" office:value="0.0000000000058882" calcext:value-type="float">
            <text:p>5.89E-12</text:p>
          </table:table-cell>
          <table:table-cell table:style-name="ce57" office:value-type="float" office:value="0.0164" calcext:value-type="float">
            <text:p>0.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D1</text:p>
          </table:table-cell>
          <table:table-cell office:value-type="string" calcext:value-type="string">
            <text:p>-85.7704 (318)</text:p>
          </table:table-cell>
          <table:table-cell office:value-type="float" office:value="-82.5678" calcext:value-type="float">
            <text:p>-82.5678</text:p>
          </table:table-cell>
          <table:table-cell office:value-type="float" office:value="3.2027" calcext:value-type="float">
            <text:p>3.2027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2.8795E-088" calcext:value-type="float">
            <text:p>2.88E-88</text:p>
          </table:table-cell>
          <table:table-cell table:style-name="ce57" office:value-type="float" office:value="0.0024" calcext:value-type="float">
            <text:p>0.0024</text:p>
          </table:table-cell>
          <table:table-cell office:value-type="float" office:value="1.5139E-085" calcext:value-type="float">
            <text:p>1.51E-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44</text:p>
          </table:table-cell>
          <table:table-cell office:value-type="string" calcext:value-type="string">
            <text:p>-83.8438 (256)</text:p>
          </table:table-cell>
          <table:table-cell office:value-type="float" office:value="-90.1905" calcext:value-type="float">
            <text:p>-90.1905</text:p>
          </table:table-cell>
          <table:table-cell office:value-type="float" office:value="6.3467" calcext:value-type="float">
            <text:p>6.3467</text:p>
          </table:table-cell>
          <table:table-cell table:style-name="ce56" office:value-type="float" office:value="0.000000043944" calcext:value-type="float">
            <text:p>4.39E-08</text:p>
          </table:table-cell>
          <table:table-cell office:value-type="float" office:value="2.8578E-018" calcext:value-type="float">
            <text:p>2.86E-18</text:p>
          </table:table-cell>
          <table:table-cell office:value-type="float" office:value="0.00010799" calcext:value-type="float">
            <text:p>1.08E-04</text:p>
          </table:table-cell>
          <table:table-cell office:value-type="float" office:value="4.0431E-015" calcext:value-type="float">
            <text:p>4.04E-15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79.0392" calcext:value-type="float">
            <text:p>-79.0392</text:p>
          </table:table-cell>
          <table:table-cell table:style-name="ce43" office:value-type="float" office:value="-81.5867" calcext:value-type="float">
            <text:p>-81.5867</text:p>
          </table:table-cell>
          <table:table-cell table:style-name="ce43" office:value-type="float" office:value="2.5475" calcext:value-type="float">
            <text:p>2.547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Radio Analyzer.</text:p>
          </table:table-cell>
          <table:table-cell office:value-type="string" calcext:value-type="string">
            <text:p>Bias from the phones.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7" office:value-type="string" calcext:value-type="string">
            <text:p>Location 2</text:p>
          </table:table-cell>
          <table:table-cell table:style-name="ce52" office:value-type="string" calcext:value-type="string" table:number-columns-spanned="5" table:number-rows-spanned="1">
            <text:p>Radio Analyzer vs S4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(# samples)</text:p>
          </table:table-cell>
          <table:table-cell office:value-type="string" calcext:value-type="string">
            <text:p>Radio Analyzer (# samples)</text:p>
          </table:table-cell>
          <table:table-cell office:value-type="string" calcext:value-type="string">
            <text:p>Means ab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float" office:value="-84.4048" calcext:value-type="float">
            <text:p>-84.4048</text:p>
          </table:table-cell>
          <table:table-cell office:value-type="float" office:value="-75.2315" calcext:value-type="float">
            <text:p>-75.2315</text:p>
          </table:table-cell>
          <table:table-cell office:value-type="float" office:value="9.1732" calcext:value-type="float">
            <text:p>9.1732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3.5291E-097" calcext:value-type="float">
            <text:p>3.53E-97</text:p>
          </table:table-cell>
          <table:table-cell office:value-type="float" office:value="4.6119E-031" calcext:value-type="float">
            <text:p>4.61E-31</text:p>
          </table:table-cell>
          <table:table-cell office:value-type="float" office:value="3.6044E-094" calcext:value-type="float">
            <text:p>3.60E-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float" office:value="-75.7176" calcext:value-type="float">
            <text:p>-75.7176</text:p>
          </table:table-cell>
          <table:table-cell office:value-type="float" office:value="-70.7684" calcext:value-type="float">
            <text:p>-70.7684</text:p>
          </table:table-cell>
          <table:table-cell office:value-type="float" office:value="4.9492" calcext:value-type="float">
            <text:p>4.9492</text:p>
          </table:table-cell>
          <table:table-cell table:style-name="ce56" office:value-type="float" office:value="0.0000000012137" calcext:value-type="float">
            <text:p>1.21E-09</text:p>
          </table:table-cell>
          <table:table-cell office:value-type="float" office:value="3.8414E-069" calcext:value-type="float">
            <text:p>3.84E-69</text:p>
          </table:table-cell>
          <table:table-cell office:value-type="float" office:value="0.0000000000007321" calcext:value-type="float">
            <text:p>7.32E-13</text:p>
          </table:table-cell>
          <table:table-cell office:value-type="float" office:value="1.1972E-069" calcext:value-type="float">
            <text:p>1.20E-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float" office:value="-86.3286" calcext:value-type="float">
            <text:p>-86.3286</text:p>
          </table:table-cell>
          <table:table-cell office:value-type="float" office:value="-82.1404" calcext:value-type="float">
            <text:p>-82.1404</text:p>
          </table:table-cell>
          <table:table-cell office:value-type="float" office:value="4.1881" calcext:value-type="float">
            <text:p>4.1881</text:p>
          </table:table-cell>
          <table:table-cell table:style-name="ce56" office:value-type="float" office:value="0.0000000057296" calcext:value-type="float">
            <text:p>5.73E-09</text:p>
          </table:table-cell>
          <table:table-cell table:style-name="ce72" office:value-type="float" office:value="2.9201E-037" calcext:value-type="float">
            <text:p>2.92E-37</text:p>
          </table:table-cell>
          <table:table-cell office:value-type="float" office:value="0.0249" calcext:value-type="float">
            <text:p>2.49E-02</text:p>
          </table:table-cell>
          <table:table-cell office:value-type="float" office:value="1.9225E-039" calcext:value-type="float">
            <text:p>1.92E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float" office:value="-85.4" calcext:value-type="float">
            <text:p>-85.4</text:p>
          </table:table-cell>
          <table:table-cell office:value-type="float" office:value="-75.8115" calcext:value-type="float">
            <text:p>-75.8115</text:p>
          </table:table-cell>
          <table:table-cell office:value-type="float" office:value="9.5885" calcext:value-type="float">
            <text:p>9.5885</text:p>
          </table:table-cell>
          <table:table-cell table:style-name="ce56" office:value-type="float" office:value="0" calcext:value-type="float">
            <text:p>0.00E+00</text:p>
          </table:table-cell>
          <table:table-cell table:style-name="ce72" office:value-type="float" office:value="1.4613E-090" calcext:value-type="float">
            <text:p>1.46E-90</text:p>
          </table:table-cell>
          <table:table-cell office:value-type="float" office:value="7.049E-027" calcext:value-type="float">
            <text:p>7.05E-27</text:p>
          </table:table-cell>
          <table:table-cell office:value-type="float" office:value="1.4774E-080" calcext:value-type="float">
            <text:p>1.48E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float" office:value="-86.5905" calcext:value-type="float">
            <text:p>-86.5905</text:p>
          </table:table-cell>
          <table:table-cell office:value-type="float" office:value="-82.8472" calcext:value-type="float">
            <text:p>-82.8472</text:p>
          </table:table-cell>
          <table:table-cell office:value-type="float" office:value="3.7433" calcext:value-type="float">
            <text:p>3.7433</text:p>
          </table:table-cell>
          <table:table-cell table:style-name="ce56" office:value-type="float" office:value="0.000000050093" calcext:value-type="float">
            <text:p>5.01E-08</text:p>
          </table:table-cell>
          <table:table-cell table:style-name="ce72" office:value-type="float" office:value="1.3331E-039" calcext:value-type="float">
            <text:p>1.33E-39</text:p>
          </table:table-cell>
          <table:table-cell table:style-name="ce61" office:value-type="float" office:value="0.3496" calcext:value-type="float">
            <text:p>0.3496</text:p>
          </table:table-cell>
          <table:table-cell office:value-type="float" office:value="2.1887E-040" calcext:value-type="float">
            <text:p>2.19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float" office:value="-92.0886" calcext:value-type="float">
            <text:p>-92.0886</text:p>
          </table:table-cell>
          <table:table-cell office:value-type="float" office:value="-82.8471" calcext:value-type="float">
            <text:p>-82.8471</text:p>
          </table:table-cell>
          <table:table-cell office:value-type="float" office:value="9.2415" calcext:value-type="float">
            <text:p>9.241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.3589E-046" calcext:value-type="float">
            <text:p>1.36E-46</text:p>
          </table:table-cell>
          <table:table-cell table:style-name="ce61" office:value-type="float" office:value="0.3919" calcext:value-type="float">
            <text:p>0.3919</text:p>
          </table:table-cell>
          <table:table-cell office:value-type="float" office:value="1.0182E-036" calcext:value-type="float">
            <text:p>1.02E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office:value-type="float" office:value="-88.0294" calcext:value-type="float">
            <text:p>-88.0294</text:p>
          </table:table-cell>
          <table:table-cell office:value-type="float" office:value="-82.8815" calcext:value-type="float">
            <text:p>-82.8815</text:p>
          </table:table-cell>
          <table:table-cell office:value-type="float" office:value="5.1479" calcext:value-type="float">
            <text:p>5.1479</text:p>
          </table:table-cell>
          <table:table-cell table:style-name="ce56" office:value-type="float" office:value="0" calcext:value-type="float">
            <text:p>0.00E+00</text:p>
          </table:table-cell>
          <table:table-cell office:value-type="float" office:value="1.8196E-024" calcext:value-type="float">
            <text:p>1.82E-24</text:p>
          </table:table-cell>
          <table:table-cell office:value-type="float" office:value="0.000000072609" calcext:value-type="float">
            <text:p>7.26E-08</text:p>
          </table:table-cell>
          <table:table-cell office:value-type="float" office:value="1.4903E-022" calcext:value-type="float">
            <text:p>1.49E-22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5.5085" calcext:value-type="float">
            <text:p>-85.5085</text:p>
          </table:table-cell>
          <table:table-cell table:style-name="ce43" office:value-type="float" office:value="-78.9325" calcext:value-type="float">
            <text:p>-78.9325</text:p>
          </table:table-cell>
          <table:table-cell table:style-name="ce43" office:value-type="float" office:value="6.576" calcext:value-type="float">
            <text:p>6.576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Radio Analyzer vs S4 mini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4 mini (# samples)</text:p>
          </table:table-cell>
          <table:table-cell office:value-type="string" calcext:value-type="string">
            <text:p>Radio Analyzer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85.1228 (114)</text:p>
          </table:table-cell>
          <table:table-cell office:value-type="string" calcext:value-type="string">
            <text:p>-77.3256 (1689)</text:p>
          </table:table-cell>
          <table:table-cell office:value-type="float" office:value="7.7972" calcext:value-type="float">
            <text:p>7.7972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6.1441E-081" calcext:value-type="float">
            <text:p>6.14E-81</text:p>
          </table:table-cell>
          <table:table-cell table:style-name="ce74" office:value-type="string" calcext:value-type="string">
            <text:p>1.7044e-24</text:p>
          </table:table-cell>
          <table:table-cell office:value-type="float" office:value="1.7914E-071" calcext:value-type="float">
            <text:p>1.79E-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84.2727 (110)</text:p>
          </table:table-cell>
          <table:table-cell office:value-type="string" calcext:value-type="string">
            <text:p>-70.6342 (2452)</text:p>
          </table:table-cell>
          <table:table-cell office:value-type="float" office:value="13.6386" calcext:value-type="float">
            <text:p>13.6386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8.0043E-088" calcext:value-type="float">
            <text:p>8.00E-88</text:p>
          </table:table-cell>
          <table:table-cell office:value-type="float" office:value="0.00025707" calcext:value-type="float">
            <text:p>2.57E-04</text:p>
          </table:table-cell>
          <table:table-cell office:value-type="float" office:value="2.5812E-070" calcext:value-type="float">
            <text:p>2.58E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86.481 (79)</text:p>
          </table:table-cell>
          <table:table-cell office:value-type="string" calcext:value-type="string">
            <text:p>-81.042 (405)</text:p>
          </table:table-cell>
          <table:table-cell office:value-type="float" office:value="5.439" calcext:value-type="float">
            <text:p>5.439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1.9423E-050" calcext:value-type="float">
            <text:p>1.94E-50</text:p>
          </table:table-cell>
          <table:table-cell table:style-name="ce61" office:value-type="float" office:value="0.2888" calcext:value-type="float">
            <text:p>0.2888</text:p>
          </table:table-cell>
          <table:table-cell office:value-type="float" office:value="5.5979E-045" calcext:value-type="float">
            <text:p>5.60E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87.8 (15)</text:p>
          </table:table-cell>
          <table:table-cell office:value-type="string" calcext:value-type="string">
            <text:p>-75.5629 (2288)</text:p>
          </table:table-cell>
          <table:table-cell office:value-type="float" office:value="12.2371" calcext:value-type="float">
            <text:p>12.2371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0.000000000000021983" calcext:value-type="float">
            <text:p>2.20E-14</text:p>
          </table:table-cell>
          <table:table-cell office:value-type="float" office:value="0.0000000024123" calcext:value-type="float">
            <text:p>2.41E-09</text:p>
          </table:table-cell>
          <table:table-cell office:value-type="float" office:value="0.0000000000089025" calcext:value-type="float">
            <text:p>8.90E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table:style-name="ce53" office:value-type="string" calcext:value-type="string">
            <text:p><text:s text:c="7"/>NA</text:p>
          </table:table-cell>
          <table:table-cell office:value-type="string" calcext:value-type="string">
            <text:p>-83.3467 (424)</text:p>
          </table:table-cell>
          <table:table-cell office:value-type="string" calcext:value-type="string">
            <text:p>NA</text:p>
          </table:table-cell>
          <table:table-cell table:style-name="ce56" office:value-type="string" calcext:value-type="string">
            <text:p>NA </text:p>
          </table:table-cell>
          <table:table-cell table:number-columns-repeated="3" office:value-type="string" calcext:value-type="string">
            <text:p>N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office:value-type="string" calcext:value-type="string">
            <text:p>-88.2143 (14)</text:p>
          </table:table-cell>
          <table:table-cell office:value-type="string" calcext:value-type="string">
            <text:p>-84.619 (21)</text:p>
          </table:table-cell>
          <table:table-cell office:value-type="float" office:value="3.5952" calcext:value-type="float">
            <text:p>3.5952</text:p>
          </table:table-cell>
          <table:table-cell table:style-name="ce61" office:value-type="float" office:value="0.0434" calcext:value-type="float">
            <text:p>0.0434</text:p>
          </table:table-cell>
          <table:table-cell office:value-type="float" office:value="0.000076058" calcext:value-type="float">
            <text:p>7.61E-05</text:p>
          </table:table-cell>
          <table:table-cell office:value-type="float" office:value="0.000027327" calcext:value-type="float">
            <text:p>2.73E-05</text:p>
          </table:table-cell>
          <table:table-cell office:value-type="float" office:value="0.00014499" calcext:value-type="float">
            <text:p>1.4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table:style-name="ce39" office:value-type="string" calcext:value-type="string">
            <text:p>-89 (1)</text:p>
          </table:table-cell>
          <table:table-cell table:style-name="ce39" office:value-type="string" calcext:value-type="string">
            <text:p>-82.975 (519)</text:p>
          </table:table-cell>
          <table:table-cell table:style-name="ce39" office:value-type="float" office:value="-6.025" calcext:value-type="float">
            <text:p>-6.02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997" calcext:value-type="float">
            <text:p>0.0997</text:p>
          </table:table-cell>
          <table:table-cell office:value-type="string" calcext:value-type="string">
            <text:p>NA </text:p>
          </table:table-cell>
          <table:table-cell office:value-type="float" office:value="0.0813" calcext:value-type="float">
            <text:p>8.13E-02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86.8151" calcext:value-type="float">
            <text:p>-86.8151</text:p>
          </table:table-cell>
          <table:table-cell table:style-name="ce43" office:value-type="float" office:value="-79.3579" calcext:value-type="float">
            <text:p>-79.3579</text:p>
          </table:table-cell>
          <table:table-cell table:style-name="ce43" office:value-type="float" office:value="7.4572" calcext:value-type="float">
            <text:p>7.457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Radio Analyzer vs S7</text:p>
          </table:table-cell>
          <table:covered-table-cell table:number-columns-repeated="3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S7 (# samples)</text:p>
          </table:table-cell>
          <table:table-cell office:value-type="string" calcext:value-type="string">
            <text:p>Radio Analyzer (# samples)</text:p>
          </table:table-cell>
          <table:table-cell office:value-type="string" calcext:value-type="string">
            <text:p>Means difference</text:p>
          </table:table-cell>
          <table:table-cell table:style-name="ce60" office:value-type="string" calcext:value-type="string">
            <text:p>2 sample z-test (mean)</text:p>
          </table:table-cell>
          <table:table-cell table:style-name="ce71" office:value-type="string" calcext:value-type="string">
            <text:p>K-S test </text:p>
          </table:table-cell>
          <table:table-cell table:style-name="ce73" office:value-type="string" calcext:value-type="string">
            <text:p>Levene test</text:p>
          </table:table-cell>
          <table:table-cell table:style-name="ce75" office:value-type="string" calcext:value-type="string">
            <text:p>Wilcoxon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F</text:p>
          </table:table-cell>
          <table:table-cell office:value-type="string" calcext:value-type="string">
            <text:p>-88.6988 (83)</text:p>
          </table:table-cell>
          <table:table-cell office:value-type="string" calcext:value-type="string">
            <text:p>-73.6596 (1416)</text:p>
          </table:table-cell>
          <table:table-cell office:value-type="float" office:value="15.0392" calcext:value-type="float">
            <text:p>15.0392</text:p>
          </table:table-cell>
          <table:table-cell table:style-name="ce57" office:value-type="float" office:value="0" calcext:value-type="float">
            <text:p>0</text:p>
          </table:table-cell>
          <table:table-cell table:style-name="ce72" office:value-type="float" office:value="1.4053E-070" calcext:value-type="float">
            <text:p>1.41E-70</text:p>
          </table:table-cell>
          <table:table-cell office:value-type="float" office:value="0.0000027253" calcext:value-type="float">
            <text:p>2.73E-06</text:p>
          </table:table-cell>
          <table:table-cell office:value-type="float" office:value="1.4824E-055" calcext:value-type="float">
            <text:p>1.48E-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5</text:p>
          </table:table-cell>
          <table:table-cell office:value-type="string" calcext:value-type="string">
            <text:p>-86.9892 (93)</text:p>
          </table:table-cell>
          <table:table-cell office:value-type="string" calcext:value-type="string">
            <text:p>-71.3179 (2120)</text:p>
          </table:table-cell>
          <table:table-cell office:value-type="float" office:value="15.6713" calcext:value-type="float">
            <text:p>15.6713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5.5355E-080" calcext:value-type="float">
            <text:p>5.54E-80</text:p>
          </table:table-cell>
          <table:table-cell office:value-type="float" office:value="3.2471E-020" calcext:value-type="float">
            <text:p>3.25E-20</text:p>
          </table:table-cell>
          <table:table-cell office:value-type="float" office:value="2.8249E-061" calcext:value-type="float">
            <text:p>2.82E-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:F4</text:p>
          </table:table-cell>
          <table:table-cell office:value-type="string" calcext:value-type="string">
            <text:p>-96.7 (10)</text:p>
          </table:table-cell>
          <table:table-cell office:value-type="string" calcext:value-type="string">
            <text:p>-80.5172 (435)</text:p>
          </table:table-cell>
          <table:table-cell office:value-type="float" office:value="16.1828" calcext:value-type="float">
            <text:p>16.1828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0.00000000088422" calcext:value-type="float">
            <text:p>8.84E-10</text:p>
          </table:table-cell>
          <table:table-cell table:style-name="ce61" office:value-type="float" office:value="0.7497" calcext:value-type="float">
            <text:p>0.7497</text:p>
          </table:table-cell>
          <table:table-cell office:value-type="float" office:value="0.000000015969" calcext:value-type="float">
            <text:p>1.60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32</text:p>
          </table:table-cell>
          <table:table-cell office:value-type="string" calcext:value-type="string">
            <text:p>-93.0714 (28)</text:p>
          </table:table-cell>
          <table:table-cell office:value-type="string" calcext:value-type="string">
            <text:p>-75.8498 (1977)</text:p>
          </table:table-cell>
          <table:table-cell office:value-type="float" office:value="17.2217" calcext:value-type="float">
            <text:p>17.2217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1.0387E-025" calcext:value-type="float">
            <text:p>1.04E-25</text:p>
          </table:table-cell>
          <table:table-cell office:value-type="float" office:value="0.00000000028245" calcext:value-type="float">
            <text:p>2.82E-10</text:p>
          </table:table-cell>
          <table:table-cell office:value-type="float" office:value="1.1239E-020" calcext:value-type="float">
            <text:p>1.12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:44</text:p>
          </table:table-cell>
          <table:table-cell office:value-type="string" calcext:value-type="string">
            <text:p>-96.6667 (12)</text:p>
          </table:table-cell>
          <table:table-cell office:value-type="string" calcext:value-type="string">
            <text:p>-82.7293 (548)</text:p>
          </table:table-cell>
          <table:table-cell office:value-type="float" office:value="13.9374" calcext:value-type="float">
            <text:p>13.9374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0.000000000016597" calcext:value-type="float">
            <text:p>1.66E-11</text:p>
          </table:table-cell>
          <table:table-cell table:style-name="ce61" office:value-type="float" office:value="0.38" calcext:value-type="float">
            <text:p>0.38</text:p>
          </table:table-cell>
          <table:table-cell office:value-type="float" office:value="0.0000000011388" calcext:value-type="float">
            <text:p>1.14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D1</text:p>
          </table:table-cell>
          <table:table-cell table:style-name="ce39" office:value-type="string" calcext:value-type="string">
            <text:p>NA</text:p>
          </table:table-cell>
          <table:table-cell table:style-name="ce45" office:value-type="string" calcext:value-type="string">
            <text:p>-84.1875 (64)</text:p>
          </table:table-cell>
          <table:table-cell table:number-columns-repeated="5" table:style-name="ce39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:A0</text:p>
          </table:table-cell>
          <table:table-cell table:style-name="ce39" office:value-type="string" calcext:value-type="string">
            <text:p>NA</text:p>
          </table:table-cell>
          <table:table-cell table:style-name="ce45" office:value-type="string" calcext:value-type="string">
            <text:p>-82.3946 (299)</text:p>
          </table:table-cell>
          <table:table-cell table:number-columns-repeated="5" table:style-name="ce39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ean</text:p>
          </table:table-cell>
          <table:table-cell table:style-name="ce43" office:value-type="float" office:value="-92.4252" calcext:value-type="float">
            <text:p>-92.4252</text:p>
          </table:table-cell>
          <table:table-cell table:style-name="ce43" office:value-type="float" office:value="-76.8148" calcext:value-type="float">
            <text:p>-76.8148</text:p>
          </table:table-cell>
          <table:table-cell table:style-name="ce43" office:value-type="string" calcext:value-type="string">
            <text:p>15.6104 (till 8b44)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9:37:15.108632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17:14.219007312</meta:creation-date>
    <dc:date>2018-03-16T12:04:39.341194674</dc:date>
    <meta:editing-duration>P1DT8H4M29S</meta:editing-duration>
    <meta:editing-cycles>31</meta:editing-cycles>
    <meta:generator>LibreOffice/5.1.6.2$Linux_X86_64 LibreOffice_project/10m0$Build-2</meta:generator>
    <meta:print-date>2018-03-15T19:47:50.927833124</meta:print-date>
    <meta:document-statistic meta:table-count="4" meta:cell-count="2487" meta:object-count="0"/>
  </office:meta>
</office:document-meta>
</file>